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3146in" fo:margin-left="0.0465in" fo:margin-right="5.5639in" table:align="margins"/>
    </style:style>
    <style:style style:name="Table1.A" style:family="table-column">
      <style:table-column-properties style:column-width="1.3146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0069in" fo:margin-left="0.0465in" fo:margin-right="3.8715in" table:align="margins"/>
    </style:style>
    <style:style style:name="Table2.A" style:family="table-column">
      <style:table-column-properties style:column-width="0.4257in" style:rel-column-width="9277*"/>
    </style:style>
    <style:style style:name="Table2.B" style:family="table-column">
      <style:table-column-properties style:column-width="0.4833in" style:rel-column-width="10534*"/>
    </style:style>
    <style:style style:name="Table2.C" style:family="table-column">
      <style:table-column-properties style:column-width="0.4271in" style:rel-column-width="9308*"/>
    </style:style>
    <style:style style:name="Table2.D" style:family="table-column">
      <style:table-column-properties style:column-width="0.5938in" style:rel-column-width="12940*"/>
    </style:style>
    <style:style style:name="Table2.E" style:family="table-column">
      <style:table-column-properties style:column-width="0.5389in" style:rel-column-width="11744*"/>
    </style:style>
    <style:style style:name="Table2.F" style:family="table-column">
      <style:table-column-properties style:column-width="0.5382in" style:rel-column-width="1173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59d3" officeooo:paragraph-rsid="001a59d3"/>
    </style:style>
    <style:style style:name="P2" style:family="paragraph" style:parent-style-name="Standard">
      <style:text-properties officeooo:rsid="001a59d3" officeooo:paragraph-rsid="001c4d6d"/>
    </style:style>
    <style:style style:name="P3" style:family="paragraph" style:parent-style-name="Standard">
      <style:text-properties officeooo:rsid="001aeb37" officeooo:paragraph-rsid="001af73e"/>
    </style:style>
    <style:style style:name="P4" style:family="paragraph" style:parent-style-name="Standard">
      <style:text-properties officeooo:rsid="001af73e" officeooo:paragraph-rsid="001af73e"/>
    </style:style>
    <style:style style:name="P5" style:family="paragraph" style:parent-style-name="Standard">
      <style:text-properties officeooo:rsid="001af73e" officeooo:paragraph-rsid="001cf10a"/>
    </style:style>
    <style:style style:name="P6" style:family="paragraph" style:parent-style-name="Standard">
      <style:text-properties officeooo:rsid="001c4d6d" officeooo:paragraph-rsid="001c4d6d"/>
    </style:style>
    <style:style style:name="P7" style:family="paragraph" style:parent-style-name="Standard">
      <style:text-properties officeooo:rsid="001c4d6d" officeooo:paragraph-rsid="00c4024d"/>
    </style:style>
    <style:style style:name="P8" style:family="paragraph" style:parent-style-name="Standard">
      <style:text-properties officeooo:rsid="001ed8db" officeooo:paragraph-rsid="001ed8db"/>
    </style:style>
    <style:style style:name="P9" style:family="paragraph" style:parent-style-name="Standard">
      <style:text-properties officeooo:rsid="002082fa" officeooo:paragraph-rsid="002082fa"/>
    </style:style>
    <style:style style:name="P10" style:family="paragraph" style:parent-style-name="Standard">
      <style:text-properties officeooo:rsid="002082fa" officeooo:paragraph-rsid="00280e2d"/>
    </style:style>
    <style:style style:name="P11" style:family="paragraph" style:parent-style-name="Standard">
      <style:text-properties officeooo:rsid="0022956d" officeooo:paragraph-rsid="0022956d"/>
    </style:style>
    <style:style style:name="P12" style:family="paragraph" style:parent-style-name="Standard">
      <style:text-properties officeooo:rsid="002418c6" officeooo:paragraph-rsid="002418c6"/>
    </style:style>
    <style:style style:name="P13" style:family="paragraph" style:parent-style-name="Standard">
      <style:text-properties officeooo:rsid="00268104" officeooo:paragraph-rsid="00268104"/>
    </style:style>
    <style:style style:name="P14" style:family="paragraph" style:parent-style-name="Standard">
      <style:text-properties officeooo:rsid="00280e2d" officeooo:paragraph-rsid="00280e2d"/>
    </style:style>
    <style:style style:name="P15" style:family="paragraph" style:parent-style-name="Standard">
      <style:text-properties officeooo:rsid="00297dce" officeooo:paragraph-rsid="00297dce"/>
    </style:style>
    <style:style style:name="P16" style:family="paragraph" style:parent-style-name="Standard">
      <style:text-properties officeooo:rsid="002a2c85" officeooo:paragraph-rsid="002a2c85"/>
    </style:style>
    <style:style style:name="P17" style:family="paragraph" style:parent-style-name="Standard">
      <style:text-properties officeooo:rsid="002b9bf3" officeooo:paragraph-rsid="002b9bf3"/>
    </style:style>
    <style:style style:name="P18" style:family="paragraph" style:parent-style-name="Standard">
      <style:text-properties officeooo:rsid="002da184" officeooo:paragraph-rsid="002da184"/>
    </style:style>
    <style:style style:name="P19" style:family="paragraph" style:parent-style-name="Standard">
      <style:text-properties officeooo:rsid="002f1799" officeooo:paragraph-rsid="002f1799"/>
    </style:style>
    <style:style style:name="P20" style:family="paragraph" style:parent-style-name="Standard">
      <style:text-properties officeooo:rsid="002f7042" officeooo:paragraph-rsid="002f7042"/>
    </style:style>
    <style:style style:name="P21" style:family="paragraph" style:parent-style-name="Standard">
      <style:text-properties officeooo:rsid="00314d54" officeooo:paragraph-rsid="00314d54"/>
    </style:style>
    <style:style style:name="P22" style:family="paragraph" style:parent-style-name="Standard">
      <style:text-properties officeooo:rsid="00334d98" officeooo:paragraph-rsid="00334d98"/>
    </style:style>
    <style:style style:name="P23" style:family="paragraph" style:parent-style-name="Standard">
      <style:text-properties officeooo:rsid="0034a56c" officeooo:paragraph-rsid="0034a56c"/>
    </style:style>
    <style:style style:name="P24" style:family="paragraph" style:parent-style-name="Standard">
      <style:text-properties officeooo:rsid="0034a56c" officeooo:paragraph-rsid="0042ef27"/>
    </style:style>
    <style:style style:name="P25" style:family="paragraph" style:parent-style-name="Standard">
      <style:text-properties officeooo:rsid="0036c2d5" officeooo:paragraph-rsid="0036c2d5"/>
    </style:style>
    <style:style style:name="P26" style:family="paragraph" style:parent-style-name="Standard">
      <style:text-properties officeooo:rsid="00385ddf" officeooo:paragraph-rsid="00385ddf"/>
    </style:style>
    <style:style style:name="P27" style:family="paragraph" style:parent-style-name="Standard">
      <style:text-properties officeooo:rsid="0038e532" officeooo:paragraph-rsid="0038e532"/>
    </style:style>
    <style:style style:name="P28" style:family="paragraph" style:parent-style-name="Standard">
      <style:text-properties officeooo:rsid="0039daf2" officeooo:paragraph-rsid="0039daf2"/>
    </style:style>
    <style:style style:name="P29" style:family="paragraph" style:parent-style-name="Standard">
      <style:text-properties officeooo:rsid="003a62fa" officeooo:paragraph-rsid="003a62fa"/>
    </style:style>
    <style:style style:name="P30" style:family="paragraph" style:parent-style-name="Standard">
      <style:text-properties officeooo:rsid="003a65cc" officeooo:paragraph-rsid="003a65cc"/>
    </style:style>
    <style:style style:name="P31" style:family="paragraph" style:parent-style-name="Standard">
      <style:text-properties officeooo:rsid="003b9347" officeooo:paragraph-rsid="003b9347"/>
    </style:style>
    <style:style style:name="P32" style:family="paragraph" style:parent-style-name="Standard">
      <style:text-properties officeooo:rsid="003d7f93" officeooo:paragraph-rsid="003d7f93"/>
    </style:style>
    <style:style style:name="P33" style:family="paragraph" style:parent-style-name="Standard">
      <style:text-properties officeooo:rsid="00421089" officeooo:paragraph-rsid="00421089"/>
    </style:style>
    <style:style style:name="P34" style:family="paragraph" style:parent-style-name="Standard">
      <style:text-properties officeooo:rsid="0042ef27" officeooo:paragraph-rsid="0042ef27"/>
    </style:style>
    <style:style style:name="P35" style:family="paragraph" style:parent-style-name="Standard">
      <style:text-properties officeooo:rsid="00433146" officeooo:paragraph-rsid="00433146"/>
    </style:style>
    <style:style style:name="P36" style:family="paragraph" style:parent-style-name="Standard">
      <style:text-properties officeooo:rsid="004839aa" officeooo:paragraph-rsid="004839aa"/>
    </style:style>
    <style:style style:name="P37" style:family="paragraph" style:parent-style-name="Standard">
      <style:text-properties officeooo:rsid="0048b35c" officeooo:paragraph-rsid="0048b35c"/>
    </style:style>
    <style:style style:name="P38" style:family="paragraph" style:parent-style-name="Standard">
      <style:text-properties officeooo:rsid="004bfbac" officeooo:paragraph-rsid="004bfbac"/>
    </style:style>
    <style:style style:name="P39" style:family="paragraph" style:parent-style-name="Standard">
      <style:text-properties officeooo:rsid="004d0d26" officeooo:paragraph-rsid="004d0d26"/>
    </style:style>
    <style:style style:name="P40" style:family="paragraph" style:parent-style-name="Standard">
      <style:text-properties officeooo:rsid="004d0d26" officeooo:paragraph-rsid="004e93ae"/>
    </style:style>
    <style:style style:name="P41" style:family="paragraph" style:parent-style-name="Standard">
      <style:text-properties officeooo:rsid="004e93ae" officeooo:paragraph-rsid="004e93ae"/>
    </style:style>
    <style:style style:name="P42" style:family="paragraph" style:parent-style-name="Standard">
      <style:text-properties officeooo:rsid="005157a7" officeooo:paragraph-rsid="005157a7"/>
    </style:style>
    <style:style style:name="P43" style:family="paragraph" style:parent-style-name="Standard">
      <style:text-properties officeooo:rsid="0052dd2b" officeooo:paragraph-rsid="0052dd2b"/>
    </style:style>
    <style:style style:name="P44" style:family="paragraph" style:parent-style-name="Standard">
      <style:text-properties officeooo:rsid="0055ed9e" officeooo:paragraph-rsid="0055ed9e"/>
    </style:style>
    <style:style style:name="P45" style:family="paragraph" style:parent-style-name="Standard">
      <style:text-properties officeooo:rsid="005609ed" officeooo:paragraph-rsid="005609ed"/>
    </style:style>
    <style:style style:name="P46" style:family="paragraph" style:parent-style-name="Standard">
      <style:text-properties officeooo:rsid="0058a106" officeooo:paragraph-rsid="0058a106"/>
    </style:style>
    <style:style style:name="P47" style:family="paragraph" style:parent-style-name="Standard">
      <style:text-properties officeooo:rsid="005a87a2" officeooo:paragraph-rsid="005a87a2"/>
    </style:style>
    <style:style style:name="P48" style:family="paragraph" style:parent-style-name="Standard">
      <style:text-properties officeooo:rsid="005c38c2" officeooo:paragraph-rsid="005c38c2"/>
    </style:style>
    <style:style style:name="P49" style:family="paragraph" style:parent-style-name="Standard">
      <style:text-properties officeooo:rsid="005dacda" officeooo:paragraph-rsid="005dacda"/>
    </style:style>
    <style:style style:name="P50" style:family="paragraph" style:parent-style-name="Standard">
      <style:text-properties officeooo:rsid="00600316" officeooo:paragraph-rsid="00600316"/>
    </style:style>
    <style:style style:name="P51" style:family="paragraph" style:parent-style-name="Standard">
      <style:text-properties officeooo:rsid="006107f8" officeooo:paragraph-rsid="006107f8"/>
    </style:style>
    <style:style style:name="P52" style:family="paragraph" style:parent-style-name="Standard">
      <style:text-properties officeooo:rsid="00619831" officeooo:paragraph-rsid="00619831"/>
    </style:style>
    <style:style style:name="P53" style:family="paragraph" style:parent-style-name="Standard">
      <style:text-properties officeooo:rsid="006344ea" officeooo:paragraph-rsid="006344ea"/>
    </style:style>
    <style:style style:name="P54" style:family="paragraph" style:parent-style-name="Standard">
      <style:text-properties officeooo:rsid="00665b4b" officeooo:paragraph-rsid="00665b4b"/>
    </style:style>
    <style:style style:name="P55" style:family="paragraph" style:parent-style-name="Standard">
      <style:text-properties officeooo:rsid="0066f222" officeooo:paragraph-rsid="0066f222"/>
    </style:style>
    <style:style style:name="P56" style:family="paragraph" style:parent-style-name="Standard">
      <style:text-properties officeooo:rsid="0067f40a" officeooo:paragraph-rsid="0067f40a"/>
    </style:style>
    <style:style style:name="P57" style:family="paragraph" style:parent-style-name="Standard">
      <style:text-properties officeooo:rsid="00686d16" officeooo:paragraph-rsid="00686d16"/>
    </style:style>
    <style:style style:name="P58" style:family="paragraph" style:parent-style-name="Standard">
      <style:text-properties officeooo:rsid="0069cba8" officeooo:paragraph-rsid="0069cba8"/>
    </style:style>
    <style:style style:name="P59" style:family="paragraph" style:parent-style-name="Standard">
      <style:text-properties officeooo:rsid="006a1105" officeooo:paragraph-rsid="006a1105"/>
    </style:style>
    <style:style style:name="P60" style:family="paragraph" style:parent-style-name="Standard">
      <style:text-properties officeooo:rsid="006a5d20" officeooo:paragraph-rsid="006a5d20"/>
    </style:style>
    <style:style style:name="P61" style:family="paragraph" style:parent-style-name="Standard">
      <style:text-properties officeooo:rsid="006a5d20" officeooo:paragraph-rsid="0073c283"/>
    </style:style>
    <style:style style:name="P62" style:family="paragraph" style:parent-style-name="Standard">
      <style:text-properties officeooo:rsid="006a5d20" officeooo:paragraph-rsid="004d0d26"/>
    </style:style>
    <style:style style:name="P63" style:family="paragraph" style:parent-style-name="Standard">
      <style:text-properties officeooo:rsid="006c3478" officeooo:paragraph-rsid="006c3478"/>
    </style:style>
    <style:style style:name="P64" style:family="paragraph" style:parent-style-name="Standard">
      <style:text-properties style:text-position="0% 100%" officeooo:rsid="0042ef27" officeooo:paragraph-rsid="0042ef27"/>
    </style:style>
    <style:style style:name="P65" style:family="paragraph" style:parent-style-name="Standard">
      <style:text-properties style:text-position="0% 100%" officeooo:rsid="0043143a" officeooo:paragraph-rsid="0043143a"/>
    </style:style>
    <style:style style:name="P66" style:family="paragraph" style:parent-style-name="Standard">
      <style:text-properties style:text-position="0% 100%" officeooo:rsid="00433146" officeooo:paragraph-rsid="00433146"/>
    </style:style>
    <style:style style:name="P67" style:family="paragraph" style:parent-style-name="Standard">
      <style:text-properties style:text-position="0% 100%" officeooo:rsid="00476ad6" officeooo:paragraph-rsid="00476ad6"/>
    </style:style>
    <style:style style:name="P68" style:family="paragraph" style:parent-style-name="Standard">
      <style:text-properties style:text-position="0% 100%" officeooo:rsid="004580e5" officeooo:paragraph-rsid="00476ad6"/>
    </style:style>
    <style:style style:name="P69" style:family="paragraph" style:parent-style-name="Standard">
      <style:text-properties style:text-position="0% 100%" officeooo:rsid="004580e5" officeooo:paragraph-rsid="004580e5"/>
    </style:style>
    <style:style style:name="P70" style:family="paragraph" style:parent-style-name="Standard">
      <style:text-properties officeooo:rsid="006de160" officeooo:paragraph-rsid="006de160"/>
    </style:style>
    <style:style style:name="P71" style:family="paragraph" style:parent-style-name="Standard">
      <style:text-properties officeooo:rsid="006f6d8d" officeooo:paragraph-rsid="006f6d8d"/>
    </style:style>
    <style:style style:name="P72" style:family="paragraph" style:parent-style-name="Standard">
      <style:text-properties officeooo:rsid="006fee0e" officeooo:paragraph-rsid="006fee0e"/>
    </style:style>
    <style:style style:name="P73" style:family="paragraph" style:parent-style-name="Standard">
      <style:text-properties officeooo:rsid="006fee0e" officeooo:paragraph-rsid="0072e4b5"/>
    </style:style>
    <style:style style:name="P74" style:family="paragraph" style:parent-style-name="Standard">
      <style:text-properties officeooo:rsid="006fee0e" officeooo:paragraph-rsid="008a5944"/>
    </style:style>
    <style:style style:name="P75" style:family="paragraph" style:parent-style-name="Standard">
      <style:text-properties officeooo:rsid="006fee0e" officeooo:paragraph-rsid="008c6e91"/>
    </style:style>
    <style:style style:name="P76" style:family="paragraph" style:parent-style-name="Standard">
      <style:text-properties officeooo:rsid="006fee0e" officeooo:paragraph-rsid="008e6374"/>
    </style:style>
    <style:style style:name="P77" style:family="paragraph" style:parent-style-name="Standard">
      <style:text-properties officeooo:rsid="006fee0e" officeooo:paragraph-rsid="0090ffd1"/>
    </style:style>
    <style:style style:name="P78" style:family="paragraph" style:parent-style-name="Standard">
      <style:text-properties officeooo:rsid="006fee0e" officeooo:paragraph-rsid="0092fb41"/>
    </style:style>
    <style:style style:name="P79" style:family="paragraph" style:parent-style-name="Standard">
      <style:text-properties officeooo:rsid="006fee0e" officeooo:paragraph-rsid="00940952"/>
    </style:style>
    <style:style style:name="P80" style:family="paragraph" style:parent-style-name="Standard">
      <style:text-properties officeooo:rsid="006fee0e" officeooo:paragraph-rsid="009591c0"/>
    </style:style>
    <style:style style:name="P81" style:family="paragraph" style:parent-style-name="Standard">
      <style:text-properties officeooo:rsid="006fee0e" officeooo:paragraph-rsid="00b58774"/>
    </style:style>
    <style:style style:name="P82" style:family="paragraph" style:parent-style-name="Standard">
      <style:text-properties officeooo:rsid="0073c283" officeooo:paragraph-rsid="0073c283"/>
    </style:style>
    <style:style style:name="P83" style:family="paragraph" style:parent-style-name="Standard">
      <style:text-properties officeooo:rsid="0073c363" officeooo:paragraph-rsid="0073c363"/>
    </style:style>
    <style:style style:name="P84" style:family="paragraph" style:parent-style-name="Standard">
      <style:text-properties officeooo:rsid="0078f914" officeooo:paragraph-rsid="0078f914"/>
    </style:style>
    <style:style style:name="P85" style:family="paragraph" style:parent-style-name="Standard">
      <style:text-properties officeooo:rsid="0079e7c1" officeooo:paragraph-rsid="0079e7c1"/>
    </style:style>
    <style:style style:name="P86" style:family="paragraph" style:parent-style-name="Standard">
      <style:text-properties officeooo:rsid="0079e7c1" officeooo:paragraph-rsid="007be788"/>
    </style:style>
    <style:style style:name="P87" style:family="paragraph" style:parent-style-name="Standard">
      <style:text-properties officeooo:rsid="0079e7c1" officeooo:paragraph-rsid="007fb8f2"/>
    </style:style>
    <style:style style:name="P88" style:family="paragraph" style:parent-style-name="Standard">
      <style:text-properties officeooo:rsid="0079e7c1" officeooo:paragraph-rsid="00c4024d"/>
    </style:style>
    <style:style style:name="P89" style:family="paragraph" style:parent-style-name="Standard">
      <style:text-properties officeooo:rsid="007eb702" officeooo:paragraph-rsid="007eb702"/>
    </style:style>
    <style:style style:name="P90" style:family="paragraph" style:parent-style-name="Standard">
      <style:text-properties officeooo:rsid="007fb8f2" officeooo:paragraph-rsid="007fb8f2"/>
    </style:style>
    <style:style style:name="P91" style:family="paragraph" style:parent-style-name="Standard">
      <style:text-properties officeooo:rsid="0081a9af" officeooo:paragraph-rsid="0081a9af"/>
    </style:style>
    <style:style style:name="P92" style:family="paragraph" style:parent-style-name="Standard">
      <style:text-properties officeooo:rsid="0083e6a4" officeooo:paragraph-rsid="0083e6a4"/>
    </style:style>
    <style:style style:name="P93" style:family="paragraph" style:parent-style-name="Standard">
      <style:text-properties officeooo:rsid="00843fc4" officeooo:paragraph-rsid="00843fc4"/>
    </style:style>
    <style:style style:name="P94" style:family="paragraph" style:parent-style-name="Standard">
      <style:text-properties officeooo:rsid="00843fc4" officeooo:paragraph-rsid="00a06cd0"/>
    </style:style>
    <style:style style:name="P95" style:family="paragraph" style:parent-style-name="Standard">
      <style:text-properties officeooo:rsid="00843fc4" officeooo:paragraph-rsid="00b9778d"/>
    </style:style>
    <style:style style:name="P96" style:family="paragraph" style:parent-style-name="Standard">
      <style:text-properties officeooo:rsid="00843fc4" officeooo:paragraph-rsid="00bb4378"/>
    </style:style>
    <style:style style:name="P97" style:family="paragraph" style:parent-style-name="Standard">
      <style:text-properties officeooo:rsid="00843fc4" officeooo:paragraph-rsid="00c23dc9"/>
    </style:style>
    <style:style style:name="P98" style:family="paragraph" style:parent-style-name="Standard">
      <style:text-properties officeooo:rsid="0084b234" officeooo:paragraph-rsid="0084b234"/>
    </style:style>
    <style:style style:name="P99" style:family="paragraph" style:parent-style-name="Standard">
      <style:text-properties officeooo:rsid="0084b234" officeooo:paragraph-rsid="0085b4f9"/>
    </style:style>
    <style:style style:name="P100" style:family="paragraph" style:parent-style-name="Standard">
      <style:text-properties officeooo:rsid="0085b4f9" officeooo:paragraph-rsid="0085b4f9"/>
    </style:style>
    <style:style style:name="P101" style:family="paragraph" style:parent-style-name="Standard">
      <style:text-properties officeooo:rsid="00868a5f" officeooo:paragraph-rsid="00868a5f"/>
    </style:style>
    <style:style style:name="P102" style:family="paragraph" style:parent-style-name="Standard">
      <style:text-properties officeooo:rsid="00868a5f" officeooo:paragraph-rsid="00896f27"/>
    </style:style>
    <style:style style:name="P103" style:family="paragraph" style:parent-style-name="Standard">
      <style:text-properties officeooo:rsid="00896f27" officeooo:paragraph-rsid="00896f27"/>
    </style:style>
    <style:style style:name="P104" style:family="paragraph" style:parent-style-name="Standard">
      <style:text-properties officeooo:rsid="00896f27" officeooo:paragraph-rsid="00c4024d"/>
    </style:style>
    <style:style style:name="P105" style:family="paragraph" style:parent-style-name="Standard">
      <style:text-properties officeooo:rsid="008a5944" officeooo:paragraph-rsid="008a5944"/>
    </style:style>
    <style:style style:name="P106" style:family="paragraph" style:parent-style-name="Standard">
      <style:text-properties officeooo:rsid="008a6fbf" officeooo:paragraph-rsid="008a6fbf"/>
    </style:style>
    <style:style style:name="P107" style:family="paragraph" style:parent-style-name="Standard">
      <style:text-properties officeooo:rsid="008a6fbf" officeooo:paragraph-rsid="008c2269"/>
    </style:style>
    <style:style style:name="P108" style:family="paragraph" style:parent-style-name="Standard">
      <style:text-properties officeooo:rsid="008c2269" officeooo:paragraph-rsid="008c2269"/>
    </style:style>
    <style:style style:name="P109" style:family="paragraph" style:parent-style-name="Standard">
      <style:text-properties officeooo:rsid="008c6e91" officeooo:paragraph-rsid="008c6e91"/>
    </style:style>
    <style:style style:name="P110" style:family="paragraph" style:parent-style-name="Standard">
      <style:text-properties officeooo:rsid="008c6e91" officeooo:paragraph-rsid="00c4024d"/>
    </style:style>
    <style:style style:name="P111" style:family="paragraph" style:parent-style-name="Standard">
      <style:text-properties officeooo:rsid="008f5ca1" officeooo:paragraph-rsid="008f5ca1"/>
    </style:style>
    <style:style style:name="P112" style:family="paragraph" style:parent-style-name="Standard">
      <style:text-properties officeooo:rsid="0090ffd1" officeooo:paragraph-rsid="0090ffd1"/>
    </style:style>
    <style:style style:name="P113" style:family="paragraph" style:parent-style-name="Standard">
      <style:text-properties officeooo:rsid="0090ffd1" officeooo:paragraph-rsid="00c4024d"/>
    </style:style>
    <style:style style:name="P114" style:family="paragraph" style:parent-style-name="Standard">
      <style:text-properties officeooo:rsid="0092fb41" officeooo:paragraph-rsid="0092fb41"/>
    </style:style>
    <style:style style:name="P115" style:family="paragraph" style:parent-style-name="Standard">
      <style:text-properties officeooo:rsid="00940952" officeooo:paragraph-rsid="00940952"/>
    </style:style>
    <style:style style:name="P116" style:family="paragraph" style:parent-style-name="Standard">
      <style:text-properties officeooo:rsid="00940952" officeooo:paragraph-rsid="009aa90d"/>
    </style:style>
    <style:style style:name="P117" style:family="paragraph" style:parent-style-name="Standard">
      <style:text-properties officeooo:rsid="009591c0" officeooo:paragraph-rsid="009591c0"/>
    </style:style>
    <style:style style:name="P118" style:family="paragraph" style:parent-style-name="Standard">
      <style:text-properties officeooo:rsid="009591c0" officeooo:paragraph-rsid="0098d55c"/>
    </style:style>
    <style:style style:name="P119" style:family="paragraph" style:parent-style-name="Standard">
      <style:text-properties officeooo:rsid="009591c0" officeooo:paragraph-rsid="009c1120"/>
    </style:style>
    <style:style style:name="P120" style:family="paragraph" style:parent-style-name="Standard">
      <style:text-properties officeooo:rsid="009591c0" officeooo:paragraph-rsid="00bd336d"/>
    </style:style>
    <style:style style:name="P121" style:family="paragraph" style:parent-style-name="Standard">
      <style:text-properties officeooo:rsid="009591c0" officeooo:paragraph-rsid="00bd787a"/>
    </style:style>
    <style:style style:name="P122" style:family="paragraph" style:parent-style-name="Standard">
      <style:text-properties officeooo:rsid="009cd838" officeooo:paragraph-rsid="009cd838"/>
    </style:style>
    <style:style style:name="P123" style:family="paragraph" style:parent-style-name="Standard">
      <style:text-properties officeooo:rsid="009e913b" officeooo:paragraph-rsid="009e913b"/>
    </style:style>
    <style:style style:name="P124" style:family="paragraph" style:parent-style-name="Standard">
      <style:text-properties officeooo:rsid="009e913b" officeooo:paragraph-rsid="00a0bcd0"/>
    </style:style>
    <style:style style:name="P125" style:family="paragraph" style:parent-style-name="Standard">
      <style:text-properties officeooo:rsid="009e913b" officeooo:paragraph-rsid="00a58b9d"/>
    </style:style>
    <style:style style:name="P126" style:family="paragraph" style:parent-style-name="Standard">
      <style:text-properties officeooo:rsid="00a06cd0" officeooo:paragraph-rsid="00a06cd0"/>
    </style:style>
    <style:style style:name="P127" style:family="paragraph" style:parent-style-name="Standard">
      <style:text-properties officeooo:rsid="00a0bcd0" officeooo:paragraph-rsid="00a0bcd0"/>
    </style:style>
    <style:style style:name="P128" style:family="paragraph" style:parent-style-name="Standard">
      <style:text-properties officeooo:rsid="00a3fcd5" officeooo:paragraph-rsid="00a3fcd5"/>
    </style:style>
    <style:style style:name="P129" style:family="paragraph" style:parent-style-name="Standard">
      <style:text-properties officeooo:rsid="00a3fcd5" officeooo:paragraph-rsid="00bf4801"/>
    </style:style>
    <style:style style:name="P130" style:family="paragraph" style:parent-style-name="Standard">
      <style:text-properties officeooo:rsid="00a3fcd5" officeooo:paragraph-rsid="00c08374"/>
    </style:style>
    <style:style style:name="P131" style:family="paragraph" style:parent-style-name="Standard">
      <style:text-properties officeooo:rsid="00a3fcd5" officeooo:paragraph-rsid="00c23dc9"/>
    </style:style>
    <style:style style:name="P132" style:family="paragraph" style:parent-style-name="Standard">
      <style:text-properties officeooo:rsid="00a3fcd5" officeooo:paragraph-rsid="009591c0"/>
    </style:style>
    <style:style style:name="P133" style:family="paragraph" style:parent-style-name="Standard">
      <style:text-properties officeooo:rsid="00a55a08" officeooo:paragraph-rsid="00a55a08"/>
    </style:style>
    <style:style style:name="P134" style:family="paragraph" style:parent-style-name="Standard">
      <style:text-properties officeooo:rsid="00a58b9d" officeooo:paragraph-rsid="00a58b9d"/>
    </style:style>
    <style:style style:name="P135" style:family="paragraph" style:parent-style-name="Standard">
      <style:text-properties officeooo:rsid="00a61df8" officeooo:paragraph-rsid="00a61df8"/>
    </style:style>
    <style:style style:name="P136" style:family="paragraph" style:parent-style-name="Standard">
      <style:text-properties officeooo:rsid="00a61df8" officeooo:paragraph-rsid="00a7114c"/>
    </style:style>
    <style:style style:name="P137" style:family="paragraph" style:parent-style-name="Standard">
      <style:text-properties officeooo:rsid="00a7114c" officeooo:paragraph-rsid="00a7114c"/>
    </style:style>
    <style:style style:name="P138" style:family="paragraph" style:parent-style-name="Standard">
      <style:text-properties officeooo:rsid="00a8c655" officeooo:paragraph-rsid="00a8c655"/>
    </style:style>
    <style:style style:name="P139" style:family="paragraph" style:parent-style-name="Standard">
      <style:text-properties officeooo:rsid="00a8c655" officeooo:paragraph-rsid="00a924a6"/>
    </style:style>
    <style:style style:name="P140" style:family="paragraph" style:parent-style-name="Standard">
      <style:text-properties officeooo:rsid="00a924a6" officeooo:paragraph-rsid="00a924a6"/>
    </style:style>
    <style:style style:name="P141" style:family="paragraph" style:parent-style-name="Standard">
      <style:text-properties officeooo:rsid="00ab1b37" officeooo:paragraph-rsid="00ab1b37"/>
    </style:style>
    <style:style style:name="P142" style:family="paragraph" style:parent-style-name="Standard">
      <style:text-properties officeooo:rsid="00abec3e" officeooo:paragraph-rsid="00abec3e"/>
    </style:style>
    <style:style style:name="P143" style:family="paragraph" style:parent-style-name="Standard">
      <style:text-properties officeooo:rsid="00ad0f67" officeooo:paragraph-rsid="00ad0f67"/>
    </style:style>
    <style:style style:name="P144" style:family="paragraph" style:parent-style-name="Standard">
      <style:text-properties officeooo:rsid="00ada8e2" officeooo:paragraph-rsid="00ada8e2"/>
    </style:style>
    <style:style style:name="P145" style:family="paragraph" style:parent-style-name="Standard">
      <style:text-properties officeooo:rsid="00af3d48" officeooo:paragraph-rsid="00af3d48"/>
    </style:style>
    <style:style style:name="P146" style:family="paragraph" style:parent-style-name="Standard">
      <style:text-properties officeooo:rsid="00b1f196" officeooo:paragraph-rsid="00b1f196"/>
    </style:style>
    <style:style style:name="P147" style:family="paragraph" style:parent-style-name="Standard">
      <style:text-properties officeooo:rsid="00b280b2" officeooo:paragraph-rsid="00b280b2"/>
    </style:style>
    <style:style style:name="P148" style:family="paragraph" style:parent-style-name="Standard">
      <style:text-properties officeooo:rsid="00b572e7" officeooo:paragraph-rsid="00b572e7"/>
    </style:style>
    <style:style style:name="P149" style:family="paragraph" style:parent-style-name="Standard">
      <style:text-properties officeooo:rsid="00b58774" officeooo:paragraph-rsid="00b58774"/>
    </style:style>
    <style:style style:name="P150" style:family="paragraph" style:parent-style-name="Standard">
      <style:text-properties officeooo:rsid="00b815f3" officeooo:paragraph-rsid="00b815f3"/>
    </style:style>
    <style:style style:name="P151" style:family="paragraph" style:parent-style-name="Standard">
      <style:text-properties officeooo:rsid="00b9778d" officeooo:paragraph-rsid="00b9778d"/>
    </style:style>
    <style:style style:name="P152" style:family="paragraph" style:parent-style-name="Standard">
      <style:text-properties officeooo:rsid="00bb4378" officeooo:paragraph-rsid="00bb4378"/>
    </style:style>
    <style:style style:name="P153" style:family="paragraph" style:parent-style-name="Standard">
      <style:text-properties officeooo:rsid="00bd336d" officeooo:paragraph-rsid="00bd336d"/>
    </style:style>
    <style:style style:name="P154" style:family="paragraph" style:parent-style-name="Standard">
      <style:text-properties officeooo:rsid="00bd787a" officeooo:paragraph-rsid="00bd787a"/>
    </style:style>
    <style:style style:name="P155" style:family="paragraph" style:parent-style-name="Standard">
      <style:text-properties officeooo:rsid="00b63c3e" officeooo:paragraph-rsid="00b63c3e"/>
    </style:style>
    <style:style style:name="P156" style:family="paragraph" style:parent-style-name="Standard">
      <style:text-properties officeooo:rsid="00b63c3e" officeooo:paragraph-rsid="00c23dc9"/>
    </style:style>
    <style:style style:name="P157" style:family="paragraph" style:parent-style-name="Standard">
      <style:text-properties officeooo:rsid="008e6374" officeooo:paragraph-rsid="008e6374"/>
    </style:style>
    <style:style style:name="P158" style:family="paragraph" style:parent-style-name="Standard">
      <style:text-properties officeooo:rsid="009aa90d" officeooo:paragraph-rsid="009aa90d"/>
    </style:style>
    <style:style style:name="P159" style:family="paragraph" style:parent-style-name="Standard">
      <style:text-properties officeooo:rsid="00beddf6" officeooo:paragraph-rsid="00beddf6"/>
    </style:style>
    <style:style style:name="P160" style:family="paragraph" style:parent-style-name="Standard">
      <style:text-properties officeooo:rsid="00bf4801" officeooo:paragraph-rsid="00bf4801"/>
    </style:style>
    <style:style style:name="P161" style:family="paragraph" style:parent-style-name="Standard">
      <style:text-properties officeooo:rsid="00bf4801" officeooo:paragraph-rsid="00c23dc9"/>
    </style:style>
    <style:style style:name="P162" style:family="paragraph" style:parent-style-name="Standard">
      <style:text-properties officeooo:rsid="00c08374" officeooo:paragraph-rsid="00c08374"/>
    </style:style>
    <style:style style:name="P163" style:family="paragraph" style:parent-style-name="Standard">
      <style:text-properties officeooo:rsid="00c23dc9" officeooo:paragraph-rsid="00c23dc9"/>
    </style:style>
    <style:style style:name="P164" style:family="paragraph" style:parent-style-name="Standard">
      <style:text-properties officeooo:rsid="00c4024d" officeooo:paragraph-rsid="00c4024d"/>
    </style:style>
    <style:style style:name="P165" style:family="paragraph" style:parent-style-name="Standard">
      <style:text-properties officeooo:rsid="00c23dc9" officeooo:paragraph-rsid="00c23dc9"/>
    </style:style>
    <style:style style:name="P166" style:family="paragraph" style:parent-style-name="Standard">
      <style:text-properties officeooo:rsid="00c23dc9" officeooo:paragraph-rsid="006fee0e"/>
    </style:style>
    <style:style style:name="P167" style:family="paragraph" style:parent-style-name="Standard">
      <style:text-properties officeooo:rsid="00b63c3e" officeooo:paragraph-rsid="0090ffd1"/>
    </style:style>
    <style:style style:name="P168" style:family="paragraph" style:parent-style-name="Standard">
      <style:text-properties officeooo:rsid="004d0d26" officeooo:paragraph-rsid="004d0d26"/>
    </style:style>
    <style:style style:name="P169" style:family="paragraph" style:parent-style-name="Standard">
      <style:text-properties officeooo:rsid="006a5d20" officeooo:paragraph-rsid="006a5d20"/>
    </style:style>
    <style:style style:name="P170" style:family="paragraph" style:parent-style-name="Standard">
      <style:text-properties officeooo:rsid="0079e7c1" officeooo:paragraph-rsid="00c4024d"/>
    </style:style>
    <style:style style:name="P171" style:family="paragraph" style:parent-style-name="Standard">
      <style:text-properties officeooo:rsid="0083e6a4" officeooo:paragraph-rsid="006a5d20"/>
    </style:style>
    <style:style style:name="P172" style:family="paragraph" style:parent-style-name="Standard">
      <style:text-properties officeooo:rsid="0084b234" officeooo:paragraph-rsid="0085b4f9"/>
    </style:style>
    <style:style style:name="P173" style:family="paragraph" style:parent-style-name="Standard">
      <style:text-properties officeooo:rsid="008c6e91" officeooo:paragraph-rsid="00c4024d"/>
    </style:style>
    <style:style style:name="P174" style:family="paragraph" style:parent-style-name="Standard">
      <style:text-properties officeooo:rsid="0090ffd1" officeooo:paragraph-rsid="00c4024d"/>
    </style:style>
    <style:style style:name="P175" style:family="paragraph" style:parent-style-name="Standard">
      <style:text-properties officeooo:rsid="00b9778d" officeooo:paragraph-rsid="00c23dc9"/>
    </style:style>
    <style:style style:name="P176" style:family="paragraph" style:parent-style-name="Standard">
      <style:text-properties officeooo:rsid="00843fc4" officeooo:paragraph-rsid="00c23dc9"/>
    </style:style>
    <style:style style:name="P177" style:family="paragraph" style:parent-style-name="Standard">
      <style:text-properties officeooo:rsid="00c08374" officeooo:paragraph-rsid="00c23dc9"/>
    </style:style>
    <style:style style:name="P178" style:family="paragraph" style:parent-style-name="Standard">
      <style:text-properties officeooo:rsid="00bf4801" officeooo:paragraph-rsid="00bf4801"/>
    </style:style>
    <style:style style:name="P179" style:family="paragraph" style:parent-style-name="Standard">
      <style:text-properties officeooo:rsid="00beddf6" officeooo:paragraph-rsid="00beddf6"/>
    </style:style>
    <style:style style:name="P180" style:family="paragraph" style:parent-style-name="Standard">
      <style:text-properties officeooo:rsid="00af3d48" officeooo:paragraph-rsid="00c674ea"/>
    </style:style>
    <style:style style:name="T1" style:family="text">
      <style:text-properties officeooo:rsid="003d7f93"/>
    </style:style>
    <style:style style:name="T2" style:family="text">
      <style:text-properties officeooo:rsid="003d8400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487f5" style:font-weight-asian="bold" style:font-weight-complex="bold"/>
    </style:style>
    <style:style style:name="T8" style:family="text">
      <style:text-properties officeooo:rsid="004c9186"/>
    </style:style>
    <style:style style:name="T9" style:family="text">
      <style:text-properties officeooo:rsid="0070f67c"/>
    </style:style>
    <style:style style:name="T10" style:family="text">
      <style:text-properties officeooo:rsid="0071ca2e"/>
    </style:style>
    <style:style style:name="T11" style:family="text">
      <style:text-properties officeooo:rsid="007be788"/>
    </style:style>
    <style:style style:name="T12" style:family="text">
      <style:text-properties officeooo:rsid="007c256d"/>
    </style:style>
    <style:style style:name="T13" style:family="text">
      <style:text-properties officeooo:rsid="007d270b"/>
    </style:style>
    <style:style style:name="T14" style:family="text">
      <style:text-properties officeooo:rsid="0098d55c"/>
    </style:style>
    <style:style style:name="T15" style:family="text">
      <style:text-properties officeooo:rsid="009c1120"/>
    </style:style>
    <style:style style:name="T16" style:family="text">
      <style:text-properties officeooo:rsid="00bf4801"/>
    </style:style>
    <style:style style:name="T17" style:family="text">
      <style:text-properties officeooo:rsid="00c674ea"/>
    </style:style>
    <style:style style:name="T18" style:family="text">
      <style:text-properties officeooo:rsid="00c7b8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p text:style-name="P2"/>
      <text:p text:style-name="P2">select * from salespeople;</text:p>
      <text:p text:style-name="P1"/>
      <text:p text:style-name="P1">+------+---------+-----------+------+</text:p>
      <text:p text:style-name="P1">| snum | sname <text:s text:c="2"/>| city <text:s text:c="5"/>| comm |</text:p>
      <text:p text:style-name="P1">+------+---------+-----------+------+</text:p>
      <text:p text:style-name="P1">| 1001 | Peel <text:s text:c="3"/>| London <text:s text:c="3"/>| 0.12 |</text:p>
      <text:p text:style-name="P1">| 1002 | Serres <text:s/>| San Jose <text:s/>| 0.13 |</text:p>
      <text:p text:style-name="P1">| 1003 | AxelRod | New York <text:s/>| 0.10 |</text:p>
      <text:p text:style-name="P1">| 1004 | Motika <text:s/>| London <text:s text:c="3"/>| 0.11 |</text:p>
      <text:p text:style-name="P1">| 1005 | Fran <text:s text:c="3"/>| London <text:s text:c="3"/>| 0.26 |</text:p>
      <text:p text:style-name="P1">| 1007 | Rifkin <text:s/>| Barcelona | 0.15 |</text:p>
      <text:p text:style-name="P1">+------+---------+-----------+------+</text:p>
      <text:p text:style-name="P1">6 rows in set (0.00 sec)</text:p>
      <text:p text:style-name="P1"/>
      <text:p text:style-name="P3">2)</text:p>
      <text:p text:style-name="P4"/>
      <text:p text:style-name="P4">mysql&gt; select * from customer where rating=100;</text:p>
      <text:p text:style-name="P4"/>
      <text:p text:style-name="P4">+------+---------+--------+--------+------+</text:p>
      <text:p text:style-name="P4">| cnum | cname <text:s text:c="2"/>| city <text:s text:c="2"/>| rating | snum |</text:p>
      <text:p text:style-name="P4">+------+---------+--------+--------+------+</text:p>
      <text:p text:style-name="P4">| 2001 | Hoffman | London | <text:s text:c="3"/>100 | 1001 |</text:p>
      <text:p text:style-name="P4">| 2006 | Clemens | London | <text:s text:c="3"/>100 | 1001 |</text:p>
      <text:p text:style-name="P4">| 2007 | Pereira | Rome <text:s text:c="2"/>| <text:s text:c="3"/>100 | 1004 |</text:p>
      <text:p text:style-name="P4">+------+---------+--------+--------+------+</text:p>
      <text:p text:style-name="P4">3 rows in set (0.00 sec)</text:p>
      <text:p text:style-name="P4"/>
      <text:p text:style-name="P5">3)</text:p>
      <text:p text:style-name="P7">s</text:p>
      <text:p text:style-name="P7">elect * from customer where city is null;</text:p>
      <text:p text:style-name="P6">Empty set (0.00 sec)</text:p>
      <text:p text:style-name="P6"/>
      <text:p text:style-name="P8">4)</text:p>
      <text:p text:style-name="P8"/>
      <text:p text:style-name="P8">select s.snum, s.sname, o.odate, max(o.amt) as lamt from salespeople s join customer c on s.snum=c.snum join orders o on o.cnum=c.cnum group by s.snum,o.odate order by lamt desc limit 1;</text:p>
      <text:p text:style-name="P8"/>
      <text:p text:style-name="P8">+------+-------+------------+---------+</text:p>
      <text:p text:style-name="P8">| snum | sname | odate <text:s text:c="5"/>| lamt <text:s text:c="3"/>|</text:p>
      <text:p text:style-name="P8">+------+-------+------------+---------+</text:p>
      <text:p text:style-name="P8">| 1001 | Peel <text:s/>| 1996-06-10 | 9891.88 |</text:p>
      <text:p text:style-name="P8">+------+-------+------------+---------+</text:p>
      <text:p text:style-name="P8">1 row in set (0.00 sec)</text:p>
      <text:p text:style-name="P8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4">correct:</text:p>
      <text:p text:style-name="P10"/>
      <text:p text:style-name="P14">mysql&gt; select s.snum, s.sname, o.odate, max(o.amt) as lamt from salespeople s join customer c on s.snum=c.snum join orders o on o.cnum=c.cnum group by s.snum,o.odate ;</text:p>
      <text:p text:style-name="P14">+------+---------+------------+---------+</text:p>
      <text:p text:style-name="P14">| snum | sname <text:s text:c="2"/>| odate <text:s text:c="5"/>| lamt <text:s text:c="3"/>|</text:p>
      <text:p text:style-name="P14">+------+---------+------------+---------+</text:p>
      <text:p text:style-name="P14">| 1001 | Peel <text:s text:c="3"/>| 1996-03-10 | <text:s/>767.19 |</text:p>
      <text:p text:style-name="P14">| 1001 | Peel <text:s text:c="3"/>| 1996-05-10 | 4723.00 |</text:p>
      <text:p text:style-name="P14">| 1001 | Peel <text:s text:c="3"/>| 1996-06-10 | 9891.88 |</text:p>
      <text:p text:style-name="P14">| 1002 | Serres <text:s/>| 1996-03-10 | 5160.45 |</text:p>
      <text:p text:style-name="P14">| 1002 | Serres <text:s/>| 1996-06-10 | 1309.95 |</text:p>
      <text:p text:style-name="P14">| 1003 | AxelRod | 1996-04-10 | 1713.23 |</text:p>
      <text:p text:style-name="P14">| 1004 | Motika <text:s/>| 1996-03-10 | 1900.10 |</text:p>
      <text:p text:style-name="P14">| 1007 | Rifkin <text:s/>| 1996-03-10 | 1098.16 |</text:p>
      <text:p text:style-name="P14">+------+---------+------------+---------+</text:p>
      <text:p text:style-name="P14">8 rows in set (0.00 sec)</text:p>
      <text:p text:style-name="P10"/>
      <text:p text:style-name="P10">5)</text:p>
      <text:p text:style-name="P11"/>
      <text:p text:style-name="P11">select * from orders order by cnum desc;</text:p>
      <text:p text:style-name="P11"/>
      <text:p text:style-name="P11">+------+---------+------------+------+</text:p>
      <text:p text:style-name="P11">| onum | amt <text:s text:c="4"/>| odate <text:s text:c="5"/>| cnum |</text:p>
      <text:p text:style-name="P11">+------+---------+------------+------+</text:p>
      <text:p text:style-name="P11">| 3001 | <text:s text:c="2"/>18.69 | 1996-03-10 | 2008 |</text:p>
      <text:p text:style-name="P11">| 3006 | 1098.16 | 1996-03-10 | 2008 |</text:p>
      <text:p text:style-name="P11">| 3002 | 1900.10 | 1996-03-10 | 2007 |</text:p>
      <text:p text:style-name="P11">| 3008 | 4723.00 | 1996-05-10 | 2006 |</text:p>
      <text:p text:style-name="P11">| 3011 | 9891.88 | 1996-06-10 | 2006 |</text:p>
      <text:p text:style-name="P11">| 3010 | 1309.95 | 1996-06-10 | 2004 |</text:p>
      <text:p text:style-name="P11">| 3005 | 5160.45 | 1996-03-10 | 2003 |</text:p>
      <text:p text:style-name="P11">| 3007 | <text:s text:c="2"/>75.75 | 1996-04-10 | 2002 |</text:p>
      <text:p text:style-name="P11">| 3009 | 1713.23 | 1996-04-10 | 2002 |</text:p>
      <text:p text:style-name="P11">| 3003 | <text:s/>767.19 | 1996-03-10 | 2001 |</text:p>
      <text:p text:style-name="P11">+------+---------+------------+------+</text:p>
      <text:p text:style-name="P11">10 rows in set (0.00 sec)</text:p>
      <text:p text:style-name="P11"/>
      <text:p text:style-name="P9">6)</text:p>
      <text:p text:style-name="P12"/>
      <text:p text:style-name="P12">mysql&gt; select s.snum,s.sname,c.snum,c.cnum,o.cnum,o.onum from salespeople s join customer c on s.snum=c.snum join orders o on o.cnum=c.cnum;</text:p>
      <text:p text:style-name="P12"/>
      <text:p text:style-name="P12">+------+---------+------+------+------+------+</text:p>
      <text:p text:style-name="P12">| snum | sname <text:s text:c="2"/>| snum | cnum | cnum | onum |</text:p>
      <text:p text:style-name="P12"><text:soft-page-break/>+------+---------+------+------+------+------+</text:p>
      <text:p text:style-name="P12">| 1001 | Peel <text:s text:c="3"/>| 1001 | 2001 | 2001 | 3003 |</text:p>
      <text:p text:style-name="P12">| 1001 | Peel <text:s text:c="3"/>| 1001 | 2006 | 2006 | 3008 |</text:p>
      <text:p text:style-name="P12">| 1001 | Peel <text:s text:c="3"/>| 1001 | 2006 | 2006 | 3011 |</text:p>
      <text:p text:style-name="P12">| 1002 | Serres <text:s/>| 1002 | 2003 | 2003 | 3005 |</text:p>
      <text:p text:style-name="P12">| 1002 | Serres <text:s/>| 1002 | 2004 | 2004 | 3010 |</text:p>
      <text:p text:style-name="P12">| 1003 | AxelRod | 1003 | 2002 | 2002 | 3007 |</text:p>
      <text:p text:style-name="P12">| 1003 | AxelRod | 1003 | 2002 | 2002 | 3009 |</text:p>
      <text:p text:style-name="P12">| 1004 | Motika <text:s/>| 1004 | 2007 | 2007 | 3002 |</text:p>
      <text:p text:style-name="P12">| 1007 | Rifkin <text:s/>| 1007 | 2008 | 2008 | 3001 |</text:p>
      <text:p text:style-name="P12">| 1007 | Rifkin <text:s/>| 1007 | 2008 | 2008 | 3006 |</text:p>
      <text:p text:style-name="P12">+------+---------+------+------+------+------+</text:p>
      <text:p text:style-name="P12">10 rows in set (0.00 sec)</text:p>
      <text:p text:style-name="P9"/>
      <text:p text:style-name="P16">mysql&gt; select <text:s/>s.snum,s.sname <text:s/>from salespeople s join customer c on s.snum=c.snum join orders o on o.cnum=c.cnum group by s.snum having <text:s/>count(o.onum)&gt;=1;</text:p>
      <text:p text:style-name="P16"/>
      <text:p text:style-name="P16">+------+---------+</text:p>
      <text:p text:style-name="P16">| snum | sname <text:s text:c="2"/>|</text:p>
      <text:p text:style-name="P16">+------+---------+</text:p>
      <text:p text:style-name="P16">| 1001 | Peel <text:s text:c="3"/>|</text:p>
      <text:p text:style-name="P16">| 1002 | Serres <text:s/>|</text:p>
      <text:p text:style-name="P16">| 1003 | AxelRod |</text:p>
      <text:p text:style-name="P16">| 1004 | Motika <text:s/>|</text:p>
      <text:p text:style-name="P16">| 1007 | Rifkin <text:s/>|</text:p>
      <text:p text:style-name="P16">+------+---------+</text:p>
      <text:p text:style-name="P16">5 rows in set (0.00 sec)</text:p>
      <text:p text:style-name="P16"/>
      <text:p text:style-name="P17">mysql&gt; select <text:s/>s.snum,s.sname,count(o.onum) <text:s/>from salespeople s join customer c on s.snum=c.snum join orders o on o.cnum=c.cnum group by s.snum having <text:s/>count(o.onum)&gt;=1;</text:p>
      <text:p text:style-name="P17">+------+---------+---------------+</text:p>
      <text:p text:style-name="P17">| snum | sname <text:s text:c="2"/>| count(o.onum) |</text:p>
      <text:p text:style-name="P17">+------+---------+---------------+</text:p>
      <text:p text:style-name="P17">| 1001 | Peel <text:s text:c="3"/>| <text:s text:c="12"/>3 |</text:p>
      <text:p text:style-name="P17">| 1002 | Serres <text:s/>| <text:s text:c="12"/>2 |</text:p>
      <text:p text:style-name="P17">| 1003 | AxelRod | <text:s text:c="12"/>2 |</text:p>
      <text:p text:style-name="P17">| 1004 | Motika <text:s/>| <text:s text:c="12"/>1 |</text:p>
      <text:p text:style-name="P17">| 1007 | Rifkin <text:s/>| <text:s text:c="12"/>2 |</text:p>
      <text:p text:style-name="P17">+------+---------+---------------+</text:p>
      <text:p text:style-name="P17">5 rows in set (0.00 sec)</text:p>
      <text:p text:style-name="P9"/>
      <text:p text:style-name="P9">7)</text:p>
      <text:p text:style-name="P13"/>
      <text:p text:style-name="P13">mysql&gt; select c.cname, s.sname from salespeople s, customer c where s.snum=c.snum;</text:p>
      <text:p text:style-name="P13"/>
      <text:p text:style-name="P13">+----------+---------+</text:p>
      <text:p text:style-name="P13">| cname <text:s text:c="3"/>| sname <text:s text:c="2"/>|</text:p>
      <text:p text:style-name="P13">+----------+---------+</text:p>
      <text:p text:style-name="P13">| Hoffman <text:s/>| Peel <text:s text:c="3"/>|</text:p>
      <text:p text:style-name="P13"><text:soft-page-break/>| Giovanni | AxelRod |</text:p>
      <text:p text:style-name="P13">| Liu <text:s text:c="5"/>| Serres <text:s/>|</text:p>
      <text:p text:style-name="P13">| Grass <text:s text:c="3"/>| Serres <text:s/>|</text:p>
      <text:p text:style-name="P13">| Clemens <text:s/>| Peel <text:s text:c="3"/>|</text:p>
      <text:p text:style-name="P13">| Pereira <text:s/>| Motika <text:s/>|</text:p>
      <text:p text:style-name="P13">| Cisneros | Rifkin <text:s/>|</text:p>
      <text:p text:style-name="P13">+----------+---------+</text:p>
      <text:p text:style-name="P13">7 rows in set (0.00 sec)</text:p>
      <text:p text:style-name="P9"/>
      <text:p text:style-name="P9">8)</text:p>
      <text:p text:style-name="P15"/>
      <text:p text:style-name="P15">mysql&gt; select <text:s/>s.snum,s.sname,count(c.snum) as cn from salespeople s join customer c where s.snum=c.snum group by s.snum having <text:s/>cn&gt;1;</text:p>
      <text:p text:style-name="P15"/>
      <text:p text:style-name="P15">+------+--------+----+</text:p>
      <text:p text:style-name="P15">| snum | sname <text:s/>| cn |</text:p>
      <text:p text:style-name="P15">+------+--------+----+</text:p>
      <text:p text:style-name="P15">| 1001 | Peel <text:s text:c="2"/>| <text:s/>2 |</text:p>
      <text:p text:style-name="P15">| 1002 | Serres | <text:s/>2 |</text:p>
      <text:p text:style-name="P15">+------+--------+----+</text:p>
      <text:p text:style-name="P15">2 rows in set (0.01 sec)</text:p>
      <text:p text:style-name="P9"/>
      <text:p text:style-name="P9">9)</text:p>
      <text:p text:style-name="P18"/>
      <text:p text:style-name="P18">mysql&gt; select <text:s/>s.snum,s.sname,count(o.onum) <text:s/>from salespeople s join customer c on s.snum=c.snum join orders o on o.cnum=c.cnum group by s.snum having <text:s/>count(o.onum)&gt;=1 order by count(o.onum) desc;</text:p>
      <text:p text:style-name="P18">+------+---------+---------------+</text:p>
      <text:p text:style-name="P18">| snum | sname <text:s text:c="2"/>| count(o.onum) |</text:p>
      <text:p text:style-name="P18">+------+---------+---------------+</text:p>
      <text:p text:style-name="P18">| 1001 | Peel <text:s text:c="3"/>| <text:s text:c="12"/>3 |</text:p>
      <text:p text:style-name="P18">| 1003 | AxelRod | <text:s text:c="12"/>2 |</text:p>
      <text:p text:style-name="P18">| 1007 | Rifkin <text:s/>| <text:s text:c="12"/>2 |</text:p>
      <text:p text:style-name="P18">| 1002 | Serres <text:s/>| <text:s text:c="12"/>2 |</text:p>
      <text:p text:style-name="P18">| 1004 | Motika <text:s/>| <text:s text:c="12"/>1 |</text:p>
      <text:p text:style-name="P18">+------+---------+---------------+</text:p>
      <text:p text:style-name="P18">5 rows in set (0.01 sec)</text:p>
      <text:p text:style-name="P18"/>
      <text:p text:style-name="P9">10)</text:p>
      <text:p text:style-name="P19"/>
      <text:p text:style-name="P19">mysql&gt; select * from customer where city="San Jose";</text:p>
      <text:p text:style-name="P19"/>
      <text:p text:style-name="P19">+------+----------+----------+--------+------+</text:p>
      <text:p text:style-name="P19">| cnum | cname <text:s text:c="3"/>| city <text:s text:c="4"/>| rating | snum |</text:p>
      <text:p text:style-name="P19">+------+----------+----------+--------+------+</text:p>
      <text:p text:style-name="P19">| 2003 | Liu <text:s text:c="5"/>| San Jose | <text:s text:c="3"/>200 | 1002 |</text:p>
      <text:p text:style-name="P19">| 2008 | Cisneros | San Jose | <text:s text:c="3"/>300 | 1007 |</text:p>
      <text:p text:style-name="P19">+------+----------+----------+--------+------+</text:p>
      <text:p text:style-name="P19">2 rows in set (0.01 sec)</text:p>
      <text:p text:style-name="P19"><text:soft-page-break/></text:p>
      <text:p text:style-name="P36">mysql&gt; select * from customer where <text:span text:style-name="T6">exists</text:span>(select city,count(*) from customer where city="San Jose" group by city having count(*)&gt;=1);</text:p>
      <text:p text:style-name="P36">+------+----------+----------+--------+------+</text:p>
      <text:p text:style-name="P36">| cnum | cname <text:s text:c="3"/>| city <text:s text:c="4"/>| rating | snum |</text:p>
      <text:p text:style-name="P36">+------+----------+----------+--------+------+</text:p>
      <text:p text:style-name="P36">| 2001 | Hoffman <text:s/>| London <text:s text:c="2"/>| <text:s text:c="3"/>100 | 1001 |</text:p>
      <text:p text:style-name="P36">| 2002 | Giovanni | Rome <text:s text:c="4"/>| <text:s text:c="3"/>200 | 1003 |</text:p>
      <text:p text:style-name="P36">| 2003 | Liu <text:s text:c="5"/>| San Jose | <text:s text:c="3"/>200 | 1002 |</text:p>
      <text:p text:style-name="P36">| 2004 | Grass <text:s text:c="3"/>| Berlin <text:s text:c="2"/>| <text:s text:c="3"/>300 | 1002 |</text:p>
      <text:p text:style-name="P36">| 2006 | Clemens <text:s/>| London <text:s text:c="2"/>| <text:s text:c="3"/>100 | 1001 |</text:p>
      <text:p text:style-name="P36">| 2007 | Pereira <text:s/>| Rome <text:s text:c="4"/>| <text:s text:c="3"/>100 | 1004 |</text:p>
      <text:p text:style-name="P36">| 2008 | Cisneros | San Jose | <text:s text:c="3"/>300 | 1007 |</text:p>
      <text:p text:style-name="P36">+------+----------+----------+--------+------+</text:p>
      <text:p text:style-name="P36">7 rows in set (0.00 sec)</text:p>
      <text:p text:style-name="P19"/>
      <text:p text:style-name="P19">11)</text:p>
      <text:p text:style-name="P20"/>
      <text:p text:style-name="P20">mysql&gt; select s.sname, c.cname,c.city,s.city from salespeople s , customer c where <text:s/>s.snum=c.snum ;</text:p>
      <text:p text:style-name="P20">+---------+----------+----------+-----------+</text:p>
      <text:p text:style-name="P20">| sname <text:s text:c="2"/>| cname <text:s text:c="3"/>| city <text:s text:c="4"/>| city <text:s text:c="5"/>|</text:p>
      <text:p text:style-name="P20">+---------+----------+----------+-----------+</text:p>
      <text:p text:style-name="P20">| Peel <text:s text:c="3"/>| Hoffman <text:s/>| London <text:s text:c="2"/>| London <text:s text:c="3"/>|</text:p>
      <text:p text:style-name="P20">| AxelRod | Giovanni | Rome <text:s text:c="4"/>| New York <text:s/>|</text:p>
      <text:p text:style-name="P20">| Serres <text:s/>| Liu <text:s text:c="5"/>| San Jose | San Jose <text:s/>|</text:p>
      <text:p text:style-name="P20">| Serres <text:s/>| Grass <text:s text:c="3"/>| Berlin <text:s text:c="2"/>| San Jose <text:s/>|</text:p>
      <text:p text:style-name="P20">| Peel <text:s text:c="3"/>| Clemens <text:s/>| London <text:s text:c="2"/>| London <text:s text:c="3"/>|</text:p>
      <text:p text:style-name="P20">| Motika <text:s/>| Pereira <text:s/>| Rome <text:s text:c="4"/>| London <text:s text:c="3"/>|</text:p>
      <text:p text:style-name="P20">| Rifkin <text:s/>| Cisneros | San Jose | Barcelona |</text:p>
      <text:p text:style-name="P20">+---------+----------+----------+-----------+</text:p>
      <text:p text:style-name="P20">7 rows in set (0.00 sec)</text:p>
      <text:p text:style-name="P20"/>
      <text:p text:style-name="P20">mysql&gt; select s.sname, c.cname,c.city from salespeople s , customer c where <text:s/>s.snum=c.snum and s.city=c.city;</text:p>
      <text:p text:style-name="P20">+--------+---------+----------+</text:p>
      <text:p text:style-name="P20">| sname <text:s/>| cname <text:s text:c="2"/>| city <text:s text:c="4"/>|</text:p>
      <text:p text:style-name="P20">+--------+---------+----------+</text:p>
      <text:p text:style-name="P20">| Peel <text:s text:c="2"/>| Hoffman | London <text:s text:c="2"/>|</text:p>
      <text:p text:style-name="P20">| Serres | Liu <text:s text:c="4"/>| San Jose |</text:p>
      <text:p text:style-name="P20">| Peel <text:s text:c="2"/>| Clemens | London <text:s text:c="2"/>|</text:p>
      <text:p text:style-name="P20">+--------+---------+----------+</text:p>
      <text:p text:style-name="P20">3 rows in set (0.00 sec)</text:p>
      <text:p text:style-name="P20"/>
      <text:p text:style-name="P21">12)</text:p>
      <text:p text:style-name="P22"/>
      <text:p text:style-name="P22">mysql&gt; select s.snum, s.sname , max(o.amt) as lamt from salespeople s , customer c, orders o where s.snum=c.snum and c.cnum=o.cnum group by s.snum;</text:p>
      <text:p text:style-name="P22"/>
      <text:p text:style-name="P22">+------+---------+---------+</text:p>
      <text:p text:style-name="P22"><text:soft-page-break/>| snum | sname <text:s text:c="2"/>| lamt <text:s text:c="3"/>|</text:p>
      <text:p text:style-name="P22">+------+---------+---------+</text:p>
      <text:p text:style-name="P22">| 1001 | Peel <text:s text:c="3"/>| 9891.88 |</text:p>
      <text:p text:style-name="P22">| 1002 | Serres <text:s/>| 5160.45 |</text:p>
      <text:p text:style-name="P22">| 1003 | AxelRod | 1713.23 |</text:p>
      <text:p text:style-name="P22">| 1004 | Motika <text:s/>| 1900.10 |</text:p>
      <text:p text:style-name="P22">| 1007 | Rifkin <text:s/>| 1098.16 |</text:p>
      <text:p text:style-name="P22">+------+---------+---------+</text:p>
      <text:p text:style-name="P22">5 rows in set (0.00 sec)</text:p>
      <text:p text:style-name="P22"/>
      <text:p text:style-name="P23">13)</text:p>
      <text:p text:style-name="P25"/>
      <text:p text:style-name="P25">mysql&gt; select cname from customer where city="San Jose" and rating&gt;200;</text:p>
      <text:p text:style-name="P25"/>
      <text:p text:style-name="P25">+----------+</text:p>
      <text:p text:style-name="P25">| cname <text:s text:c="3"/>|</text:p>
      <text:p text:style-name="P25">+----------+</text:p>
      <text:p text:style-name="P25">| Cisneros |</text:p>
      <text:p text:style-name="P25">+----------+</text:p>
      <text:p text:style-name="P25">1 row in set (0.00 sec)</text:p>
      <text:p text:style-name="P25"/>
      <text:p text:style-name="P23">14)</text:p>
      <text:p text:style-name="P26"/>
      <text:p text:style-name="P26">mysql&gt; select sname, comm from salespeople where city="London";</text:p>
      <text:p text:style-name="P26"/>
      <text:p text:style-name="P26">+--------+------+</text:p>
      <text:p text:style-name="P26">| sname <text:s/>| comm |</text:p>
      <text:p text:style-name="P26">+--------+------+</text:p>
      <text:p text:style-name="P26">| Peel <text:s text:c="2"/>| 0.12 |</text:p>
      <text:p text:style-name="P26">| Motika | 0.11 |</text:p>
      <text:p text:style-name="P26">| Fran <text:s text:c="2"/>| 0.26 |</text:p>
      <text:p text:style-name="P26">+--------+------+</text:p>
      <text:p text:style-name="P26">3 rows in set (0.00 sec)</text:p>
      <text:p text:style-name="P23"/>
      <text:p text:style-name="P23">15)</text:p>
      <text:p text:style-name="P27"/>
      <text:p text:style-name="P27">mysql&gt; select s.snum, s.sname , c.cnum, o.onum, o.amt, o.odate <text:s/>from salespeople s , customer c, orders o where s.snum=c.snum and c.cnum=o.cnum and s.sname="Motika";</text:p>
      <text:p text:style-name="P27"/>
      <text:p text:style-name="P27">+------+--------+------+------+---------+------------+</text:p>
      <text:p text:style-name="P27">| snum | sname <text:s/>| cnum | onum | amt <text:s text:c="4"/>| odate <text:s text:c="5"/>|</text:p>
      <text:p text:style-name="P27">+------+--------+------+------+---------+------------+</text:p>
      <text:p text:style-name="P27">| 1004 | Motika | 2007 | 3002 | 1900.10 | 1996-03-10 |</text:p>
      <text:p text:style-name="P27">+------+--------+------+------+---------+------------+</text:p>
      <text:p text:style-name="P27">1 row in set (0.01 sec)</text:p>
      <text:p text:style-name="P23"/>
      <text:p text:style-name="P23">16)</text:p>
      <text:p text:style-name="P28"/>
      <text:p text:style-name="P28"><text:soft-page-break/>mysql&gt; select c.cnum,c.cname , o.odate from customer c, orders o where c.cnum=o.cnum and o.odate="1996-03-10";</text:p>
      <text:p text:style-name="P28"/>
      <text:p text:style-name="P28">+------+----------+------------+</text:p>
      <text:p text:style-name="P28">| cnum | cname <text:s text:c="3"/>| odate <text:s text:c="5"/>|</text:p>
      <text:p text:style-name="P28">+------+----------+------------+</text:p>
      <text:p text:style-name="P28">| 2008 | Cisneros | 1996-03-10 |</text:p>
      <text:p text:style-name="P28">| 2007 | Pereira <text:s/>| 1996-03-10 |</text:p>
      <text:p text:style-name="P28">| 2001 | Hoffman <text:s/>| 1996-03-10 |</text:p>
      <text:p text:style-name="P28">| 2003 | Liu <text:s text:c="5"/>| 1996-03-10 |</text:p>
      <text:p text:style-name="P28">| 2008 | Cisneros | 1996-03-10 |</text:p>
      <text:p text:style-name="P28">+------+----------+------------+</text:p>
      <text:p text:style-name="P28">5 rows in set (0.00 sec)</text:p>
      <text:p text:style-name="P23"/>
      <text:p text:style-name="P23">17)</text:p>
      <text:p text:style-name="P29"/>
      <text:p text:style-name="P29">mysql&gt; select <text:s/>sum(amt), odate,max(amt) from orders <text:s/>group by odate;</text:p>
      <text:p text:style-name="P29"/>
      <text:p text:style-name="P29">+----------+------------+----------+</text:p>
      <text:p text:style-name="P29">| sum(amt) | odate <text:s text:c="5"/>| max(amt) |</text:p>
      <text:p text:style-name="P29">+----------+------------+----------+</text:p>
      <text:p text:style-name="P29">| <text:s/>8944.59 | 1996-03-10 | <text:s/>5160.45 |</text:p>
      <text:p text:style-name="P29">| <text:s/>1788.98 | 1996-04-10 | <text:s/>1713.23 |</text:p>
      <text:p text:style-name="P29">| <text:s/>4723.00 | 1996-05-10 | <text:s/>4723.00 |</text:p>
      <text:p text:style-name="P29">| 11201.83 | 1996-06-10 | <text:s/>9891.88 |</text:p>
      <text:p text:style-name="P29">+----------+------------+----------+</text:p>
      <text:p text:style-name="P29">4 rows in set (0.00 sec)</text:p>
      <text:p text:style-name="P29"/>
      <text:p text:style-name="P29">mysql&gt; select <text:s/>sum(amt), odate,max(amt) from orders <text:s/>group by odate having sum(amt)&gt;(max(amt)+2000);</text:p>
      <text:p text:style-name="P29">+----------+------------+----------+</text:p>
      <text:p text:style-name="P29">| sum(amt) | odate <text:s text:c="5"/>| max(amt) |</text:p>
      <text:p text:style-name="P29">+----------+------------+----------+</text:p>
      <text:p text:style-name="P29">| <text:s/>8944.59 | 1996-03-10 | <text:s/>5160.45 |</text:p>
      <text:p text:style-name="P29">+----------+------------+----------+</text:p>
      <text:p text:style-name="P29">1 row in set (0.00 sec)</text:p>
      <text:p text:style-name="P23"/>
      <text:p text:style-name="P23">18)</text:p>
      <text:p text:style-name="P34"/>
      <text:p text:style-name="P34">mysql&gt; select amt from orders where amt&gt;(select max(amt) from orders where odate="1996-06-10");</text:p>
      <text:p text:style-name="P34"/>
      <text:p text:style-name="P34">Empty set (0.00 sec) // because there is no amt&gt;9891 on oct 6<text:span text:style-name="T3">th</text:span></text:p>
      <text:p text:style-name="P64"/>
      <text:p text:style-name="P65">mysql&gt; select amt from orders where amt&gt;(select max(amt) from orders where odate="1996-05-10");</text:p>
      <text:p text:style-name="P65">+---------+</text:p>
      <text:p text:style-name="P65">| amt <text:s text:c="4"/>|</text:p>
      <text:p text:style-name="P65">+---------+</text:p>
      <text:p text:style-name="P65">| 5160.45 |</text:p>
      <text:p text:style-name="P65">| 9891.88 |</text:p>
      <text:p text:style-name="P65"><text:soft-page-break/>+---------+</text:p>
      <text:p text:style-name="P65">2 rows in set (0.00 sec)</text:p>
      <text:p text:style-name="P65"/>
      <text:p text:style-name="P35"><text:span text:style-name="T4">mysql&gt; select amt from orders where amt&gt;</text:span><text:span text:style-name="T5">all</text:span><text:span text:style-name="T4">(select amt from orders where odate="1996-06-10");</text:span></text:p>
      <text:p text:style-name="P66">Empty set (0.00 sec)</text:p>
      <text:p text:style-name="P66"/>
      <text:p text:style-name="P35"><text:span text:style-name="T4">mysql&gt; select amt from orders where amt&gt;</text:span><text:span text:style-name="T5">any</text:span><text:span text:style-name="T4">(select amt from orders where odate="1996-06-10");</text:span></text:p>
      <text:p text:style-name="P66"/>
      <text:p text:style-name="P66">+---------+</text:p>
      <text:p text:style-name="P66">| amt <text:s text:c="4"/>|</text:p>
      <text:p text:style-name="P66">+---------+</text:p>
      <text:p text:style-name="P66">| 1900.10 |</text:p>
      <text:p text:style-name="P66">| 5160.45 |</text:p>
      <text:p text:style-name="P66">| 4723.00 |</text:p>
      <text:p text:style-name="P66">| 1713.23 |</text:p>
      <text:p text:style-name="P66">| 9891.88 |</text:p>
      <text:p text:style-name="P66">+---------+</text:p>
      <text:p text:style-name="P66">5 rows in set (0.00 sec)</text:p>
      <text:p text:style-name="P66"/>
      <text:p text:style-name="P67">mysql&gt; select amt from orders where amt=any(select amt from orders where odate="1996-06-10");</text:p>
      <text:p text:style-name="P67">+---------+</text:p>
      <text:p text:style-name="P67">| amt <text:s text:c="4"/>|</text:p>
      <text:p text:style-name="P67">+---------+</text:p>
      <text:p text:style-name="P67">| 1309.95 |</text:p>
      <text:p text:style-name="P67">| 9891.88 |</text:p>
      <text:p text:style-name="P67">+---------+</text:p>
      <text:p text:style-name="P67">2 rows in set (0.00 sec)</text:p>
      <text:p text:style-name="P67"/>
      <text:p text:style-name="P67">mysql&gt; select amt from orders where amt=all(select amt from orders where odate="1996-06-10");</text:p>
      <text:p text:style-name="P67">Empty set (0.00 sec)</text:p>
      <text:p text:style-name="P67"/>
      <text:p text:style-name="P68">mysql&gt; select amt from orders where amt&lt;&gt;all(select amt from orders where odate="1996-06-10");</text:p>
      <text:p text:style-name="P69">+---------+</text:p>
      <text:p text:style-name="P69">| amt <text:s text:c="4"/>|</text:p>
      <text:p text:style-name="P69">+---------+</text:p>
      <text:p text:style-name="P69">| <text:s text:c="2"/>18.69 |</text:p>
      <text:p text:style-name="P69">| 1900.10 |</text:p>
      <text:p text:style-name="P69">| <text:s/>767.19 |</text:p>
      <text:p text:style-name="P69">| 5160.45 |</text:p>
      <text:p text:style-name="P69">| 1098.16 |</text:p>
      <text:p text:style-name="P69">| <text:s text:c="2"/>75.75 |</text:p>
      <text:p text:style-name="P69">| 4723.00 |</text:p>
      <text:p text:style-name="P69">| 1713.23 |</text:p>
      <text:p text:style-name="P69">+---------+</text:p>
      <text:p text:style-name="P69">8 rows in set (0.14 sec)</text:p>
      <text:p text:style-name="P69"/>
      <text:p text:style-name="P69">mysql&gt; select amt from orders where amt&lt;&gt;any(select amt from orders where odate="1996-06-10");</text:p>
      <text:p text:style-name="P69">+---------+</text:p>
      <text:p text:style-name="P69">| amt <text:s text:c="4"/>|</text:p>
      <text:p text:style-name="P69"><text:soft-page-break/>+---------+</text:p>
      <text:p text:style-name="P69">| <text:s text:c="2"/>18.69 |</text:p>
      <text:p text:style-name="P69">| 1900.10 |</text:p>
      <text:p text:style-name="P69">| <text:s/>767.19 |</text:p>
      <text:p text:style-name="P69">| 5160.45 |</text:p>
      <text:p text:style-name="P69">| 1098.16 |</text:p>
      <text:p text:style-name="P69">| <text:s text:c="2"/>75.75 |</text:p>
      <text:p text:style-name="P69">| 4723.00 |</text:p>
      <text:p text:style-name="P69">| 1713.23 |</text:p>
      <text:p text:style-name="P69">| 1309.95 |</text:p>
      <text:p text:style-name="P69">| 9891.88 |</text:p>
      <text:p text:style-name="P69">+---------+</text:p>
      <text:p text:style-name="P69">10 rows in set (0.00 sec)</text:p>
      <text:p text:style-name="P69"/>
      <text:p text:style-name="P24"/>
      <text:p text:style-name="P23"/>
      <text:p text:style-name="P23"/>
      <text:p text:style-name="P23">19)</text:p>
      <text:p text:style-name="P23"/>
      <text:p text:style-name="P37">mysql&gt; select s.sname,c.cname,c.rating from salespeople s, customer c where s.snum=c.snum and exists(select c.rating from customer where c.rating=300);</text:p>
      <text:p text:style-name="P37"/>
      <text:p text:style-name="P37">+--------+----------+--------+</text:p>
      <text:p text:style-name="P37">| sname <text:s/>| cname <text:s text:c="3"/>| rating |</text:p>
      <text:p text:style-name="P37">+--------+----------+--------+</text:p>
      <text:p text:style-name="P37">| Serres | Grass <text:s text:c="3"/>| <text:s text:c="3"/>300 |</text:p>
      <text:p text:style-name="P37">| Rifkin | Cisneros | <text:s text:c="3"/>300 |</text:p>
      <text:p text:style-name="P37">+--------+----------+--------+</text:p>
      <text:p text:style-name="P37">2 rows in set (0.00 sec)</text:p>
      <text:p text:style-name="P37"/>
      <text:p text:style-name="P23">20)</text:p>
      <text:p text:style-name="P30"/>
      <text:p text:style-name="P30"><text:span text:style-name="T1">not accurate -</text:span>mysql&gt; select * from customer c1, customer c2 where c1.rating=c2.rating;<text:span text:style-name="T2">(self join concept)</text:span></text:p>
      <text:p text:style-name="P30"/>
      <text:p text:style-name="P30">+------+----------+----------+--------+------+------+----------+----------+--------+------+</text:p>
      <text:p text:style-name="P30">| cnum | cname <text:s text:c="3"/>| city <text:s text:c="4"/>| rating | snum | cnum | cname <text:s text:c="3"/>| city <text:s text:c="4"/>| rating | snum |</text:p>
      <text:p text:style-name="P30">+------+----------+----------+--------+------+------+----------+----------+--------+------+</text:p>
      <text:p text:style-name="P30">| 2001 | Hoffman <text:s/>| London <text:s text:c="2"/>| <text:s text:c="3"/>100 | 1001 | 2001 | Hoffman <text:s/>| London <text:s text:c="2"/>| <text:s text:c="3"/>100 | 1001 |</text:p>
      <text:p text:style-name="P30">| 2006 | Clemens <text:s/>| London <text:s text:c="2"/>| <text:s text:c="3"/>100 | 1001 | 2001 | Hoffman <text:s/>| London <text:s text:c="2"/>| <text:s text:c="3"/>100 | 1001 |</text:p>
      <text:p text:style-name="P30">| 2007 | Pereira <text:s/>| Rome <text:s text:c="4"/>| <text:s text:c="3"/>100 | 1004 | 2001 | Hoffman <text:s/>| London <text:s text:c="2"/>| <text:s text:c="3"/>100 | 1001 |</text:p>
      <text:p text:style-name="P30">| 2002 | Giovanni | Rome <text:s text:c="4"/>| <text:s text:c="3"/>200 | 1003 | 2002 | Giovanni | Rome <text:s text:c="4"/>| <text:s text:c="3"/>200 | 1003 |</text:p>
      <text:p text:style-name="P30">| 2003 | Liu <text:s text:c="5"/>| San Jose | <text:s text:c="3"/>200 | 1002 | 2002 | Giovanni | Rome <text:s text:c="4"/>| <text:s text:c="3"/>200 | 1003 |</text:p>
      <text:p text:style-name="P30">| 2002 | Giovanni | Rome <text:s text:c="4"/>| <text:s text:c="3"/>200 | 1003 | 2003 | Liu <text:s text:c="5"/>| San Jose | <text:s text:c="3"/>200 | 1002 |</text:p>
      <text:p text:style-name="P30">| 2003 | Liu <text:s text:c="5"/>| San Jose | <text:s text:c="3"/>200 | 1002 | 2003 | Liu <text:s text:c="5"/>| San Jose | <text:s text:c="3"/>200 | 1002 |</text:p>
      <text:p text:style-name="P30">| 2004 | Grass <text:s text:c="3"/>| Berlin <text:s text:c="2"/>| <text:s text:c="3"/>300 | 1002 | 2004 | Grass <text:s text:c="3"/>| Berlin <text:s text:c="2"/>| <text:s text:c="3"/>300 | 1002 |</text:p>
      <text:p text:style-name="P30">| 2008 | Cisneros | San Jose | <text:s text:c="3"/>300 | 1007 | 2004 | Grass <text:s text:c="3"/>| Berlin <text:s text:c="2"/>| <text:s text:c="3"/>300 | 1002 |</text:p>
      <text:p text:style-name="P30">| 2001 | Hoffman <text:s/>| London <text:s text:c="2"/>| <text:s text:c="3"/>100 | 1001 | 2006 | Clemens <text:s/>| London <text:s text:c="2"/>| <text:s text:c="3"/>100 | 1001 |</text:p>
      <text:p text:style-name="P30">| 2006 | Clemens <text:s/>| London <text:s text:c="2"/>| <text:s text:c="3"/>100 | 1001 | 2006 | Clemens <text:s/>| London <text:s text:c="2"/>| <text:s text:c="3"/>100 | 1001 |</text:p>
      <text:p text:style-name="P30"><text:soft-page-break/>| 2007 | Pereira <text:s/>| Rome <text:s text:c="4"/>| <text:s text:c="3"/>100 | 1004 | 2006 | Clemens <text:s/>| London <text:s text:c="2"/>| <text:s text:c="3"/>100 | 1001 |</text:p>
      <text:p text:style-name="P30">| 2001 | Hoffman <text:s/>| London <text:s text:c="2"/>| <text:s text:c="3"/>100 | 1001 | 2007 | Pereira <text:s/>| Rome <text:s text:c="4"/>| <text:s text:c="3"/>100 | 1004 |</text:p>
      <text:p text:style-name="P30">| 2006 | Clemens <text:s/>| London <text:s text:c="2"/>| <text:s text:c="3"/>100 | 1001 | 2007 | Pereira <text:s/>| Rome <text:s text:c="4"/>| <text:s text:c="3"/>100 | 1004 |</text:p>
      <text:p text:style-name="P30">| 2007 | Pereira <text:s/>| Rome <text:s text:c="4"/>| <text:s text:c="3"/>100 | 1004 | 2007 | Pereira <text:s/>| Rome <text:s text:c="4"/>| <text:s text:c="3"/>100 | 1004 |</text:p>
      <text:p text:style-name="P30">| 2004 | Grass <text:s text:c="3"/>| Berlin <text:s text:c="2"/>| <text:s text:c="3"/>300 | 1002 | 2008 | Cisneros | San Jose | <text:s text:c="3"/>300 | 1007 |</text:p>
      <text:p text:style-name="P30">| 2008 | Cisneros | San Jose | <text:s text:c="3"/>300 | 1007 | 2008 | Cisneros | San Jose | <text:s text:c="3"/>300 | 1007 |</text:p>
      <text:p text:style-name="P30">+------+----------+----------+--------+------+------+----------+----------+--------+------+</text:p>
      <text:p text:style-name="P30">17 rows in set (0.02 sec)</text:p>
      <text:p text:style-name="P30"/>
      <text:p text:style-name="P32"><text:span text:style-name="T6">correct </text:span>answer: mysql&gt; select rating,count(*) from customer where rating =100 or rating=200 or rating=300 group by rating having count(*)&gt;1;</text:p>
      <text:p text:style-name="P32"/>
      <text:p text:style-name="P32">+--------+----------+</text:p>
      <text:p text:style-name="P32">| rating | count(*) |</text:p>
      <text:p text:style-name="P32">+--------+----------+</text:p>
      <text:p text:style-name="P32">| <text:s text:c="3"/>100 | <text:s text:c="7"/>3 |</text:p>
      <text:p text:style-name="P32">| <text:s text:c="3"/>200 | <text:s text:c="7"/>2 |</text:p>
      <text:p text:style-name="P32">| <text:s text:c="3"/>300 | <text:s text:c="7"/>2 |</text:p>
      <text:p text:style-name="P32">+--------+----------+</text:p>
      <text:p text:style-name="P32">3 rows in set (0.00 sec)</text:p>
      <text:p text:style-name="P32"/>
      <text:p text:style-name="P23">21)</text:p>
      <text:p text:style-name="P31"/>
      <text:p text:style-name="P31">mysql&gt; select c.cnum, c.cname from customer c,salespeople s where <text:s/>s.snum=1002 and c.cnum&gt;s.snum+1000;</text:p>
      <text:p text:style-name="P31"/>
      <text:p text:style-name="P31">+------+----------+</text:p>
      <text:p text:style-name="P31">| cnum | cname <text:s text:c="3"/>|</text:p>
      <text:p text:style-name="P31">+------+----------+</text:p>
      <text:p text:style-name="P31">| 2003 | Liu <text:s text:c="5"/>|</text:p>
      <text:p text:style-name="P31">| 2004 | Grass <text:s text:c="3"/>|</text:p>
      <text:p text:style-name="P31">| 2006 | Clemens <text:s/>|</text:p>
      <text:p text:style-name="P31">| 2007 | Pereira <text:s/>|</text:p>
      <text:p text:style-name="P31">| 2008 | Cisneros |</text:p>
      <text:p text:style-name="P31">+------+----------+</text:p>
      <text:p text:style-name="P31">5 rows in set (0.00 sec)</text:p>
      <text:p text:style-name="P31"/>
      <text:p text:style-name="P23">22)</text:p>
      <text:p text:style-name="P33"/>
      <text:p text:style-name="P33">mysql&gt; select concat(comm*100,"%") from salespeople;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33"/>
      <text:p text:style-name="P33">| concat(comm*100,"%") |</text:p>
      <text:p text:style-name="P33">+----------------------+</text:p>
      <text:p text:style-name="P33">| 12.00% <text:s text:c="14"/>|</text:p>
      <text:p text:style-name="P33">| 13.00% <text:s text:c="14"/>|</text:p>
      <text:p text:style-name="P33">| 10.00% <text:s text:c="14"/>|</text:p>
      <text:p text:style-name="P33">| 11.00% <text:s text:c="14"/>|</text:p>
      <text:p text:style-name="P33"><text:soft-page-break/>| 26.00% <text:s text:c="14"/>|</text:p>
      <text:p text:style-name="P33">| 15.00% <text:s text:c="14"/>|</text:p>
      <text:p text:style-name="P33">+----------------------+</text:p>
      <text:p text:style-name="P33">6 rows in set (0.00 sec)</text:p>
      <text:p text:style-name="P33"/>
      <text:p text:style-name="P38">23)</text:p>
      <text:p text:style-name="P38"/>
      <text:p text:style-name="P38">mysql&gt; select s.snum, s.sname, o.odate, max(o.amt) as lamt from salespeople s join customer c on s.snum=c.snum join orders o on o.cnum=c.cnum group by s.snum,o.odate ;</text:p>
      <text:p text:style-name="P38">+------+---------+------------+---------+</text:p>
      <text:p text:style-name="P38">| snum | sname <text:s text:c="2"/>| odate <text:s text:c="5"/>| lamt <text:s text:c="3"/>|</text:p>
      <text:p text:style-name="P38">+------+---------+------------+---------+</text:p>
      <text:p text:style-name="P38">| 1001 | Peel <text:s text:c="3"/>| 1996-03-10 | <text:s/>767.19 |</text:p>
      <text:p text:style-name="P38">| 1001 | Peel <text:s text:c="3"/>| 1996-05-10 | 4723.00 |</text:p>
      <text:p text:style-name="P38">| 1001 | Peel <text:s text:c="3"/>| 1996-06-10 | 9891.88 |</text:p>
      <text:p text:style-name="P38">| 1002 | Serres <text:s/>| 1996-03-10 | 5160.45 |</text:p>
      <text:p text:style-name="P38">| 1002 | Serres <text:s/>| 1996-06-10 | 1309.95 |</text:p>
      <text:p text:style-name="P38">| 1003 | AxelRod | 1996-04-10 | 1713.23 |</text:p>
      <text:p text:style-name="P38">| 1004 | Motika <text:s/>| 1996-03-10 | 1900.10 |</text:p>
      <text:p text:style-name="P38">| 1007 | Rifkin <text:s/>| 1996-03-10 | 1098.16 |</text:p>
      <text:p text:style-name="P38">+------+---------+------------+---------+</text:p>
      <text:p text:style-name="P38">8 rows in set (0.10 sec)</text:p>
      <text:p text:style-name="P38"/>
      <text:p text:style-name="P38"><text:span text:style-name="T8">correct: </text:span>mysql&gt; select s.snum, s.sname, o.odate, max(o.amt) as lamt from salespeople s join customer c on s.snum=c.snum join orders o on o.cnum=c.cnum group by s.snum,o.odate having max(amt)&gt;3000;</text:p>
      <text:p text:style-name="P38">+------+--------+------------+---------+</text:p>
      <text:p text:style-name="P38">| snum | sname <text:s/>| odate <text:s text:c="5"/>| lamt <text:s text:c="3"/>|</text:p>
      <text:p text:style-name="P38">+------+--------+------------+---------+</text:p>
      <text:p text:style-name="P38">| 1001 | Peel <text:s text:c="2"/>| 1996-05-10 | 4723.00 |</text:p>
      <text:p text:style-name="P38">| 1001 | Peel <text:s text:c="2"/>| 1996-06-10 | 9891.88 |</text:p>
      <text:p text:style-name="P38">| 1002 | Serres | 1996-03-10 | 5160.45 |</text:p>
      <text:p text:style-name="P38">+------+--------+------------+---------+</text:p>
      <text:p text:style-name="P38">3 rows in set (0.00 sec)</text:p>
      <text:p text:style-name="P38"/>
      <text:p text:style-name="P39">24)</text:p>
      <text:p text:style-name="P41"/>
      <text:p text:style-name="P41">mysql&gt; select s.snum, s.sname, o.odate, max(o.amt) as lamt from salespeople s join customer c on s.snum=c.snum join orders o on o.cnum=c.cnum group by s.snum,o.odate having o.odate="1996-03-10";</text:p>
      <text:p text:style-name="P41"/>
      <text:p text:style-name="P41">+------+--------+------------+---------+</text:p>
      <text:p text:style-name="P41">| snum | sname <text:s/>| odate <text:s text:c="5"/>| lamt <text:s text:c="3"/>|</text:p>
      <text:p text:style-name="P41">+------+--------+------------+---------+</text:p>
      <text:p text:style-name="P41">| 1001 | Peel <text:s text:c="2"/>| 1996-03-10 | <text:s/>767.19 |</text:p>
      <text:p text:style-name="P41">| 1002 | Serres | 1996-03-10 | 5160.45 |</text:p>
      <text:p text:style-name="P41">| 1004 | Motika | 1996-03-10 | 1900.10 |</text:p>
      <text:p text:style-name="P41">| 1007 | Rifkin | 1996-03-10 | 1098.16 |</text:p>
      <text:p text:style-name="P41">+------+--------+------------+---------+</text:p>
      <text:p text:style-name="P41">4 rows in set (0.01 sec)</text:p>
      <text:p text:style-name="P40"><text:soft-page-break/></text:p>
      <text:p text:style-name="P39">25)</text:p>
      <text:p text:style-name="P42"/>
      <text:p text:style-name="P42">mysql&gt; select * from customer c where c.city in (select city from customer where snum=1002);</text:p>
      <text:p text:style-name="P42">+------+----------+----------+--------+------+</text:p>
      <text:p text:style-name="P42">| cnum | cname <text:s text:c="3"/>| city <text:s text:c="4"/>| rating | snum |</text:p>
      <text:p text:style-name="P42">+------+----------+----------+--------+------+</text:p>
      <text:p text:style-name="P42">| 2003 | Liu <text:s text:c="5"/>| San Jose | <text:s text:c="3"/>200 | 1002 |</text:p>
      <text:p text:style-name="P42">| 2004 | Grass <text:s text:c="3"/>| Berlin <text:s text:c="2"/>| <text:s text:c="3"/>300 | 1002 |</text:p>
      <text:p text:style-name="P42">| 2008 | Cisneros | San Jose | <text:s text:c="3"/>300 | 1007 |</text:p>
      <text:p text:style-name="P42">+------+----------+----------+--------+------+</text:p>
      <text:p text:style-name="P42">3 rows in set (0.02 sec)</text:p>
      <text:p text:style-name="P39"/>
      <text:p text:style-name="P39">26)</text:p>
      <text:p text:style-name="P43"/>
      <text:p text:style-name="P43">mysql&gt; select * from customer where rating&gt;200;</text:p>
      <text:p text:style-name="P43"/>
      <text:p text:style-name="P43">+------+----------+----------+--------+------+</text:p>
      <text:p text:style-name="P43">| cnum | cname <text:s text:c="3"/>| city <text:s text:c="4"/>| rating | snum |</text:p>
      <text:p text:style-name="P43">+------+----------+----------+--------+------+</text:p>
      <text:p text:style-name="P43">| 2004 | Grass <text:s text:c="3"/>| Berlin <text:s text:c="2"/>| <text:s text:c="3"/>300 | 1002 |</text:p>
      <text:p text:style-name="P43">| 2008 | Cisneros | San Jose | <text:s text:c="3"/>300 | 1007 |</text:p>
      <text:p text:style-name="P43">+------+----------+----------+--------+------+</text:p>
      <text:p text:style-name="P43">2 rows in set (0.00 sec)</text:p>
      <text:p text:style-name="P39"/>
      <text:p text:style-name="P39"/>
      <text:p text:style-name="P39">27)</text:p>
      <text:p text:style-name="P44"/>
      <text:p text:style-name="P44">mysql&gt; select distinct(sname) from customer c, salespeople s, orders o where s.snum=c.snum and c.cnum=o.cnum;</text:p>
      <text:p text:style-name="P44">+---------+</text:p>
      <text:p text:style-name="P44">| sname <text:s text:c="2"/>|</text:p>
      <text:p text:style-name="P44">+---------+</text:p>
      <text:p text:style-name="P44">| Peel <text:s text:c="3"/>|</text:p>
      <text:p text:style-name="P44">| Serres <text:s/>|</text:p>
      <text:p text:style-name="P44">| AxelRod |</text:p>
      <text:p text:style-name="P44">| Motika <text:s/>|</text:p>
      <text:p text:style-name="P44">| Rifkin <text:s/>|</text:p>
      <text:p text:style-name="P44">+---------+</text:p>
      <text:p text:style-name="P44">5 rows in set (0.00 sec)</text:p>
      <text:p text:style-name="P44"/>
      <text:p text:style-name="P44">mysql&gt; select count(distinct(sname)) from customer c, salespeople s, orders o where s.snum=c.snum and c.cnum=o.cnum;</text:p>
      <text:p text:style-name="P44"/>
      <text:p text:style-name="P44">+------------------------+</text:p>
      <text:p text:style-name="P44">| count(distinct(sname)) |</text:p>
      <text:p text:style-name="P44">+------------------------+</text:p>
      <text:p text:style-name="P44">| <text:s text:c="21"/>5 |</text:p>
      <text:p text:style-name="P44">+------------------------+</text:p>
      <text:p text:style-name="P44"><text:soft-page-break/>1 row in set (0.04 sec)</text:p>
      <text:p text:style-name="P39"/>
      <text:p text:style-name="P39">28)</text:p>
      <text:p text:style-name="P45"/>
      <text:p text:style-name="P45">mysql&gt; select c.cname,s.comm from salespeople s,customer c where s.snum=c.snum;</text:p>
      <text:p text:style-name="P45">+----------+------+</text:p>
      <text:p text:style-name="P45">| cname <text:s text:c="3"/>| comm |</text:p>
      <text:p text:style-name="P45">+----------+------+</text:p>
      <text:p text:style-name="P45">| Hoffman <text:s/>| 0.12 |</text:p>
      <text:p text:style-name="P45">| Giovanni | 0.10 |</text:p>
      <text:p text:style-name="P45">| Liu <text:s text:c="5"/>| 0.13 |</text:p>
      <text:p text:style-name="P45">| Grass <text:s text:c="3"/>| 0.13 |</text:p>
      <text:p text:style-name="P45">| Clemens <text:s/>| 0.12 |</text:p>
      <text:p text:style-name="P45">| Pereira <text:s/>| 0.11 |</text:p>
      <text:p text:style-name="P45">| Cisneros | 0.15 |</text:p>
      <text:p text:style-name="P45">+----------+------+</text:p>
      <text:p text:style-name="P45">7 rows in set (0.00 sec)</text:p>
      <text:p text:style-name="P45"/>
      <text:p text:style-name="P45">mysql&gt; select c.cname,s.comm from salespeople s,customer c where s.snum=c.snum and s.comm&gt;0.12;</text:p>
      <text:p text:style-name="P45">+----------+------+</text:p>
      <text:p text:style-name="P45">| cname <text:s text:c="3"/>| comm |</text:p>
      <text:p text:style-name="P45">+----------+------+</text:p>
      <text:p text:style-name="P45">| Liu <text:s text:c="5"/>| 0.13 |</text:p>
      <text:p text:style-name="P45">| Grass <text:s text:c="3"/>| 0.13 |</text:p>
      <text:p text:style-name="P45">| Cisneros | 0.15 |</text:p>
      <text:p text:style-name="P45">+----------+------+</text:p>
      <text:p text:style-name="P45">3 rows in set (0.00 sec)</text:p>
      <text:p text:style-name="P39">29)</text:p>
      <text:p text:style-name="P46"/>
      <text:p text:style-name="P46">mysql&gt; select <text:s/>s.sname, count(s.snum) from salespeople s, customer c where s.snum=c.snum group by sname having count(s.snum)&gt;=1;</text:p>
      <text:p text:style-name="P46"/>
      <text:p text:style-name="P46">+---------+---------------+</text:p>
      <text:p text:style-name="P46">| sname <text:s text:c="2"/>| count(s.snum) |</text:p>
      <text:p text:style-name="P46">+---------+---------------+</text:p>
      <text:p text:style-name="P46">| AxelRod | <text:s text:c="12"/>1 |</text:p>
      <text:p text:style-name="P46">| Motika <text:s/>| <text:s text:c="12"/>1 |</text:p>
      <text:p text:style-name="P46">| Peel <text:s text:c="3"/>| <text:s text:c="12"/>2 |</text:p>
      <text:p text:style-name="P46">| Rifkin <text:s/>| <text:s text:c="12"/>1 |</text:p>
      <text:p text:style-name="P46">| Serres <text:s/>| <text:s text:c="12"/>2 |</text:p>
      <text:p text:style-name="P46">+---------+---------------+</text:p>
      <text:p text:style-name="P46">5 rows in set (0.02 sec)</text:p>
      <text:p text:style-name="P39"/>
      <text:p text:style-name="P39">30)</text:p>
      <text:p text:style-name="P47"/>
      <text:p text:style-name="P47">mysql&gt; select s.sname,c.cname,s.city from salespeople s,customer c where s.snum=c.snum and s.city=c.city order by sname;</text:p>
      <text:p text:style-name="P47"/>
      <text:p text:style-name="P47"><text:soft-page-break/>+--------+---------+----------+</text:p>
      <text:p text:style-name="P47">| sname <text:s/>| cname <text:s text:c="2"/>| city <text:s text:c="4"/>|</text:p>
      <text:p text:style-name="P47">+--------+---------+----------+</text:p>
      <text:p text:style-name="P47">| Peel <text:s text:c="2"/>| Clemens | London <text:s text:c="2"/>|</text:p>
      <text:p text:style-name="P47">| Peel <text:s text:c="2"/>| Hoffman | London <text:s text:c="2"/>|</text:p>
      <text:p text:style-name="P47">| Serres | Liu <text:s text:c="4"/>| San Jose |</text:p>
      <text:p text:style-name="P47">+--------+---------+----------+</text:p>
      <text:p text:style-name="P47">3 rows in set (0.01 sec)</text:p>
      <text:p text:style-name="P39"/>
      <text:p text:style-name="P39">31)</text:p>
      <text:p text:style-name="P48"/>
      <text:p text:style-name="P48">mysql&gt; select * from salespeople where sname like "p__l%";</text:p>
      <text:p text:style-name="P48"/>
      <text:p text:style-name="P48">+------+-------+--------+------+</text:p>
      <text:p text:style-name="P48">| snum | sname | city <text:s text:c="2"/>| comm |</text:p>
      <text:p text:style-name="P48">+------+-------+--------+------+</text:p>
      <text:p text:style-name="P48">| 1001 | Peel <text:s/>| London | 0.12 |</text:p>
      <text:p text:style-name="P48">+------+-------+--------+------+</text:p>
      <text:p text:style-name="P48">1 row in set (0.00 sec)</text:p>
      <text:p text:style-name="P39"/>
      <text:p text:style-name="P39">32)</text:p>
      <text:p text:style-name="P49"/>
      <text:p text:style-name="P49">mysql&gt; select * from orders o where o.cnum=(select c.cnum from customer c where c.cname="cisneros");</text:p>
      <text:p text:style-name="P49"/>
      <text:p text:style-name="P49">+------+---------+------------+------+</text:p>
      <text:p text:style-name="P49">| onum | amt <text:s text:c="4"/>| odate <text:s text:c="5"/>| cnum |</text:p>
      <text:p text:style-name="P49">+------+---------+------------+------+</text:p>
      <text:p text:style-name="P49">| 3001 | <text:s text:c="2"/>18.69 | 1996-03-10 | 2008 |</text:p>
      <text:p text:style-name="P49">| 3006 | 1098.16 | 1996-03-10 | 2008 |</text:p>
      <text:p text:style-name="P49">+------+---------+------------+------+</text:p>
      <text:p text:style-name="P49">2 rows in set (0.00 sec)</text:p>
      <text:p text:style-name="P39">33)</text:p>
      <text:p text:style-name="P50"/>
      <text:p text:style-name="P50">mysql&gt; select s.snum, s.sname , max(o.amt) as lamt from salespeople s , customer c, orders o where s.snum=c.snum and c.cnum=o.cnum <text:s text:c="2"/>group by s.snum having s.sname="rifkin" or s.sname="serres";</text:p>
      <text:p text:style-name="P50"/>
      <text:p text:style-name="P50">+------+--------+---------+</text:p>
      <text:p text:style-name="P50">| snum | sname <text:s/>| lamt <text:s text:c="3"/>|</text:p>
      <text:p text:style-name="P50">+------+--------+---------+</text:p>
      <text:p text:style-name="P50">| 1002 | Serres | 5160.45 |</text:p>
      <text:p text:style-name="P50">| 1007 | Rifkin | 1098.16 |</text:p>
      <text:p text:style-name="P50">+------+--------+---------+</text:p>
      <text:p text:style-name="P50">2 rows in set (0.00 sec)</text:p>
      <text:p text:style-name="P39"/>
      <text:p text:style-name="P39">34)</text:p>
      <text:p text:style-name="P51"/>
      <text:p text:style-name="P51">mysql&gt; select snum,sname,comm,city from salespeople;</text:p>
      <text:p text:style-name="P51"/>
      <text:p text:style-name="P51"><text:soft-page-break/>+------+---------+------+-----------+</text:p>
      <text:p text:style-name="P51">| snum | sname <text:s text:c="2"/>| comm | city <text:s text:c="5"/>|</text:p>
      <text:p text:style-name="P51">+------+---------+------+-----------+</text:p>
      <text:p text:style-name="P51">| 1001 | Peel <text:s text:c="3"/>| 0.12 | London <text:s text:c="3"/>|</text:p>
      <text:p text:style-name="P51">| 1002 | Serres <text:s/>| 0.13 | San Jose <text:s/>|</text:p>
      <text:p text:style-name="P51">| 1003 | AxelRod | 0.10 | New York <text:s/>|</text:p>
      <text:p text:style-name="P51">| 1004 | Motika <text:s/>| 0.11 | London <text:s text:c="3"/>|</text:p>
      <text:p text:style-name="P51">| 1005 | Fran <text:s text:c="3"/>| 0.26 | London <text:s text:c="3"/>|</text:p>
      <text:p text:style-name="P51">| 1007 | Rifkin <text:s/>| 0.15 | Barcelona |</text:p>
      <text:p text:style-name="P51">+------+---------+------+-----------+</text:p>
      <text:p text:style-name="P51">6 rows in set (0.00 sec)</text:p>
      <text:p text:style-name="P39"/>
      <text:p text:style-name="P39">35)</text:p>
      <text:p text:style-name="P52"/>
      <text:p text:style-name="P52">mysql&gt; select * from customer where cname like "[a-g]%";</text:p>
      <text:p text:style-name="P52">Empty set (0.02 sec)</text:p>
      <text:p text:style-name="P52"/>
      <text:p text:style-name="P52">mysql&gt; select * from customer where cname like "a%" or cname like "b%" or cname like "c%" or cname like "d%" or cname like "e%" or cname like "f%" or cname like "g%";</text:p>
      <text:p text:style-name="P52">+------+----------+----------+--------+------+</text:p>
      <text:p text:style-name="P52">| cnum | cname <text:s text:c="3"/>| city <text:s text:c="4"/>| rating | snum |</text:p>
      <text:p text:style-name="P52">+------+----------+----------+--------+------+</text:p>
      <text:p text:style-name="P52">| 2002 | Giovanni | Rome <text:s text:c="4"/>| <text:s text:c="3"/>200 | 1003 |</text:p>
      <text:p text:style-name="P52">| 2004 | Grass <text:s text:c="3"/>| Berlin <text:s text:c="2"/>| <text:s text:c="3"/>300 | 1002 |</text:p>
      <text:p text:style-name="P52">| 2006 | Clemens <text:s/>| London <text:s text:c="2"/>| <text:s text:c="3"/>100 | 1001 |</text:p>
      <text:p text:style-name="P52">| 2008 | Cisneros | San Jose | <text:s text:c="3"/>300 | 1007 |</text:p>
      <text:p text:style-name="P52">+------+----------+----------+--------+------+</text:p>
      <text:p text:style-name="P52">4 rows in set (0.00 sec)</text:p>
      <text:p text:style-name="P39"/>
      <text:p text:style-name="P39">37)</text:p>
      <text:p text:style-name="P53">mysql&gt; select avg(amt) from orders where odate="1996-04-10";</text:p>
      <text:p text:style-name="P53">+------------+</text:p>
      <text:p text:style-name="P53">| avg(amt) <text:s text:c="2"/>|</text:p>
      <text:p text:style-name="P53">+------------+</text:p>
      <text:p text:style-name="P53">| 894.490000 |</text:p>
      <text:p text:style-name="P53">+------------+</text:p>
      <text:p text:style-name="P53">1 row in set (0.00 sec)</text:p>
      <text:p text:style-name="P53"/>
      <text:p text:style-name="P53">mysql&gt; select * from orders;</text:p>
      <text:p text:style-name="P53">+------+---------+------------+------+</text:p>
      <text:p text:style-name="P53">| onum | amt <text:s text:c="4"/>| odate <text:s text:c="5"/>| cnum |</text:p>
      <text:p text:style-name="P53">+------+---------+------------+------+</text:p>
      <text:p text:style-name="P53">| 3001 | <text:s text:c="2"/>18.69 | 1996-03-10 | 2008 |</text:p>
      <text:p text:style-name="P53">| 3002 | 1900.10 | 1996-03-10 | 2007 |</text:p>
      <text:p text:style-name="P53">| 3003 | <text:s/>767.19 | 1996-03-10 | 2001 |</text:p>
      <text:p text:style-name="P53">| 3005 | 5160.45 | 1996-03-10 | 2003 |</text:p>
      <text:p text:style-name="P53">| 3006 | 1098.16 | 1996-03-10 | 2008 |</text:p>
      <text:p text:style-name="P53">| 3007 | <text:s text:c="2"/>75.75 | 1996-04-10 | 2002 |</text:p>
      <text:p text:style-name="P53">| 3008 | 4723.00 | 1996-05-10 | 2006 |</text:p>
      <text:p text:style-name="P53"><text:soft-page-break/>| 3009 | 1713.23 | 1996-04-10 | 2002 |</text:p>
      <text:p text:style-name="P53">| 3010 | 1309.95 | 1996-06-10 | 2004 |</text:p>
      <text:p text:style-name="P53">| 3011 | 9891.88 | 1996-06-10 | 2006 |</text:p>
      <text:p text:style-name="P53">+------+---------+------------+------+</text:p>
      <text:p text:style-name="P53">10 rows in set (0.01 sec)</text:p>
      <text:p text:style-name="P39"/>
      <text:p text:style-name="P54">mysql&gt; select * from orders where amt&gt;(select avg(amt) from orders where odate="1996-04-10");</text:p>
      <text:p text:style-name="P54">+------+---------+------------+------+</text:p>
      <text:p text:style-name="P54">| onum | amt <text:s text:c="4"/>| odate <text:s text:c="5"/>| cnum |</text:p>
      <text:p text:style-name="P54">+------+---------+------------+------+</text:p>
      <text:p text:style-name="P54">| 3002 | 1900.10 | 1996-03-10 | 2007 |</text:p>
      <text:p text:style-name="P54">| 3005 | 5160.45 | 1996-03-10 | 2003 |</text:p>
      <text:p text:style-name="P54">| 3006 | 1098.16 | 1996-03-10 | 2008 |</text:p>
      <text:p text:style-name="P54">| 3008 | 4723.00 | 1996-05-10 | 2006 |</text:p>
      <text:p text:style-name="P54">| 3009 | 1713.23 | 1996-04-10 | 2002 |</text:p>
      <text:p text:style-name="P54">| 3010 | 1309.95 | 1996-06-10 | 2004 |</text:p>
      <text:p text:style-name="P54">| 3011 | 9891.88 | 1996-06-10 | 2006 |</text:p>
      <text:p text:style-name="P54">+------+---------+------------+------+</text:p>
      <text:p text:style-name="P54">7 rows in set (0.13 sec)</text:p>
      <text:p text:style-name="P54"/>
      <text:p text:style-name="P142">correct: select c.cname,o.amt from customer c, orders o where c.cnum=o.cnum and o.amt&gt;( select avg(o.amt) from orders o where o.odate='1996-04-10');</text:p>
      <text:p text:style-name="P142">+----------+---------+</text:p>
      <text:p text:style-name="P142">| cname <text:s text:c="3"/>| amt <text:s text:c="4"/>|</text:p>
      <text:p text:style-name="P142">+----------+---------+</text:p>
      <text:p text:style-name="P142">| Pereira <text:s/>| 1900.10 |</text:p>
      <text:p text:style-name="P142">| Liu <text:s text:c="5"/>| 5160.45 |</text:p>
      <text:p text:style-name="P142">| Cisneros | 1098.16 |</text:p>
      <text:p text:style-name="P142">| Clemens <text:s/>| 4723.00 |</text:p>
      <text:p text:style-name="P142">| Giovanni | 1713.23 |</text:p>
      <text:p text:style-name="P142">| Grass <text:s text:c="3"/>| 1309.95 |</text:p>
      <text:p text:style-name="P142">| Clemens <text:s/>| 9891.88 |</text:p>
      <text:p text:style-name="P142">+----------+---------+</text:p>
      <text:p text:style-name="P54"/>
      <text:p text:style-name="P39">38)</text:p>
      <text:p text:style-name="P55"/>
      <text:p text:style-name="P55">mysql&gt; <text:s/>(select city, max(rating) from customer group by city);</text:p>
      <text:p text:style-name="P55"/>
      <text:p text:style-name="P55">+----------+-------------+</text:p>
      <text:p text:style-name="P55">| city <text:s text:c="4"/>| max(rating) |</text:p>
      <text:p text:style-name="P55">+----------+-------------+</text:p>
      <text:p text:style-name="P55">| Berlin <text:s text:c="2"/>| <text:s text:c="8"/>300 |</text:p>
      <text:p text:style-name="P55">| London <text:s text:c="2"/>| <text:s text:c="8"/>100 |</text:p>
      <text:p text:style-name="P55">| Rome <text:s text:c="4"/>| <text:s text:c="8"/>200 |</text:p>
      <text:p text:style-name="P55">| San Jose | <text:s text:c="8"/>300 |</text:p>
      <text:p text:style-name="P55">+----------+-------------+</text:p>
      <text:p text:style-name="P55">4 rows in set (0.00 sec)</text:p>
      <text:p text:style-name="P56">mysql&gt; select cnum,cname,rating from customer where rating = (select <text:s/>max(rating) from customer group by city);</text:p>
      <text:p text:style-name="P56"><text:soft-page-break/></text:p>
      <text:p text:style-name="P56">ERROR 1242 (21000): Subquery returns more than 1 row</text:p>
      <text:p text:style-name="P39"/>
      <text:p text:style-name="P59">mysql&gt; select cnum,cname,rating,city from customer where rating = <text:span text:style-name="T6">any</text:span>(select <text:s/>max(rating) from customer group by city);</text:p>
      <text:p text:style-name="P59"/>
      <text:p text:style-name="P59">+------+----------+--------+----------+</text:p>
      <text:p text:style-name="P59">| cnum | cname <text:s text:c="3"/>| rating | city <text:s text:c="4"/>|</text:p>
      <text:p text:style-name="P59">+------+----------+--------+----------+</text:p>
      <text:p text:style-name="P59">| 2001 | Hoffman <text:s/>| <text:s text:c="3"/>100 | London <text:s text:c="2"/>|</text:p>
      <text:p text:style-name="P59">| 2002 | Giovanni | <text:s text:c="3"/>200 | Rome <text:s text:c="4"/>|</text:p>
      <text:p text:style-name="P59">| 2003 | Liu <text:s text:c="5"/>| <text:s text:c="3"/>200 | San Jose |</text:p>
      <text:p text:style-name="P59">| 2004 | Grass <text:s text:c="3"/>| <text:s text:c="3"/>300 | Berlin <text:s text:c="2"/>|</text:p>
      <text:p text:style-name="P59">| 2006 | Clemens <text:s/>| <text:s text:c="3"/>100 | London <text:s text:c="2"/>|</text:p>
      <text:p text:style-name="P59">| 2007 | Pereira <text:s/>| <text:s text:c="3"/>100 | Rome <text:s text:c="4"/>|</text:p>
      <text:p text:style-name="P59">| 2008 | Cisneros | <text:s text:c="3"/>300 | San Jose |</text:p>
      <text:p text:style-name="P59">+------+----------+--------+----------+</text:p>
      <text:p text:style-name="P59">7 rows in set (0.01 sec)</text:p>
      <text:p text:style-name="P59"/>
      <text:p text:style-name="P39">39)</text:p>
      <text:p text:style-name="P57"/>
      <text:p text:style-name="P57">mysql&gt; select odate,sum(amt) as tamt from orders group by odate order by tamt desc ;</text:p>
      <text:p text:style-name="P57"/>
      <text:p text:style-name="P57">+------------+----------+</text:p>
      <text:p text:style-name="P57">| odate <text:s text:c="5"/>| tamt <text:s text:c="4"/>|</text:p>
      <text:p text:style-name="P57">+------------+----------+</text:p>
      <text:p text:style-name="P57">| 1996-06-10 | 11201.83 |</text:p>
      <text:p text:style-name="P57">| 1996-03-10 | <text:s/>8944.59 |</text:p>
      <text:p text:style-name="P57">| 1996-05-10 | <text:s/>4723.00 |</text:p>
      <text:p text:style-name="P57">| 1996-04-10 | <text:s/>1788.98 |</text:p>
      <text:p text:style-name="P57">+------------+----------+</text:p>
      <text:p text:style-name="P57">4 rows in set (0.01 sec)</text:p>
      <text:p text:style-name="P39"/>
      <text:p text:style-name="P39">40)</text:p>
      <text:p text:style-name="P58"/>
      <text:p text:style-name="P58">mysql&gt; select rating,cname from customer where city="San Jose";</text:p>
      <text:p text:style-name="P58"/>
      <text:p text:style-name="P58">+--------+----------+</text:p>
      <text:p text:style-name="P58">| rating | cname <text:s text:c="3"/>|</text:p>
      <text:p text:style-name="P58">+--------+----------+</text:p>
      <text:p text:style-name="P58">| <text:s text:c="3"/>200 | Liu <text:s text:c="5"/>|</text:p>
      <text:p text:style-name="P58">| <text:s text:c="3"/>300 | Cisneros |</text:p>
      <text:p text:style-name="P58">+--------+----------+</text:p>
      <text:p text:style-name="P58">2 rows in set (0.00 sec)</text:p>
      <text:p text:style-name="P62"/>
      <text:p text:style-name="P60">41)</text:p>
      <text:p text:style-name="P63"/>
      <text:p text:style-name="P63">mysql&gt; select o.amt from customer c, orders o <text:s/>where c.cnum=o.cnum and c.city="San Jose";</text:p>
      <text:p text:style-name="P63"/>
      <text:p text:style-name="P63"><text:soft-page-break/>+---------+</text:p>
      <text:p text:style-name="P63">| amt <text:s text:c="4"/>|</text:p>
      <text:p text:style-name="P63">+---------+</text:p>
      <text:p text:style-name="P63">| 5160.45 |</text:p>
      <text:p text:style-name="P63">| <text:s text:c="2"/>18.69 |</text:p>
      <text:p text:style-name="P63">| 1098.16 |</text:p>
      <text:p text:style-name="P63">+---------+</text:p>
      <text:p text:style-name="P63">3 rows in set (0.01 sec)</text:p>
      <text:p text:style-name="P63"/>
      <text:p text:style-name="P63">mysql&gt; select * from orders where amt=any(select o.amt from customer c, orders o <text:s/>where c.cnum=o.cnum and c.city="San Jose");</text:p>
      <text:p text:style-name="P63"/>
      <text:p text:style-name="P63">+------+---------+------------+------+</text:p>
      <text:p text:style-name="P63">| onum | amt <text:s text:c="4"/>| odate <text:s text:c="5"/>| cnum |</text:p>
      <text:p text:style-name="P63">+------+---------+------------+------+</text:p>
      <text:p text:style-name="P63">| 3001 | <text:s text:c="2"/>18.69 | 1996-03-10 | 2008 |</text:p>
      <text:p text:style-name="P63">| 3005 | 5160.45 | 1996-03-10 | 2003 |</text:p>
      <text:p text:style-name="P63">| 3006 | 1098.16 | 1996-03-10 | 2008 |</text:p>
      <text:p text:style-name="P63">+------+---------+------------+------+</text:p>
      <text:p text:style-name="P63">3 rows in set (0.01 sec)</text:p>
      <text:p text:style-name="P63"/>
      <text:p text:style-name="P63">mysql&gt; select * from orders where amt&lt;any(select o.amt from customer c, orders o <text:s/>where c.cnum=o.cnum and c.city="San Jose");</text:p>
      <text:p text:style-name="P63"/>
      <text:p text:style-name="P63">+------+---------+------------+------+</text:p>
      <text:p text:style-name="P63">| onum | amt <text:s text:c="4"/>| odate <text:s text:c="5"/>| cnum |</text:p>
      <text:p text:style-name="P63">+------+---------+------------+------+</text:p>
      <text:p text:style-name="P63">| 3001 | <text:s text:c="2"/>18.69 | 1996-03-10 | 2008 |</text:p>
      <text:p text:style-name="P63">| 3002 | 1900.10 | 1996-03-10 | 2007 |</text:p>
      <text:p text:style-name="P63">| 3003 | <text:s/>767.19 | 1996-03-10 | 2001 |</text:p>
      <text:p text:style-name="P63">| 3006 | 1098.16 | 1996-03-10 | 2008 |</text:p>
      <text:p text:style-name="P63">| 3007 | <text:s text:c="2"/>75.75 | 1996-04-10 | 2002 |</text:p>
      <text:p text:style-name="P63">| 3008 | 4723.00 | 1996-05-10 | 2006 |</text:p>
      <text:p text:style-name="P63">| 3009 | 1713.23 | 1996-04-10 | 2002 |</text:p>
      <text:p text:style-name="P63">| 3010 | 1309.95 | 1996-06-10 | 2004 |</text:p>
      <text:p text:style-name="P63">+------+---------+------------+------+</text:p>
      <text:p text:style-name="P63">8 rows in set (0.00 sec)</text:p>
      <text:p text:style-name="P63"/>
      <text:p text:style-name="P63">mysql&gt; select * from orders where amt&lt;all(select o.amt from customer c, orders o <text:s/>where c.cnum=o.cnum and c.city="San Jose");</text:p>
      <text:p text:style-name="P63"/>
      <text:p text:style-name="P63">Empty set (0.00 sec)</text:p>
      <text:p text:style-name="P61"><text:s/></text:p>
      <text:p text:style-name="P82"><text:span text:style-name="T7">41)</text:span><text:span text:style-name="T6">correct </text:span>: mysql&gt;select * <text:s/>from orders where amt &lt;any(select cnum from customer where city='san jose');</text:p>
      <text:p text:style-name="P82">+------+---------+------------+------+</text:p>
      <text:p text:style-name="P82">| onum | amt <text:s text:c="4"/>| odate <text:s text:c="5"/>| cnum |</text:p>
      <text:p text:style-name="P82">+------+---------+------------+------+</text:p>
      <text:p text:style-name="P82">| 3001 | <text:s text:c="2"/>18.69 | 1996-03-10 | 2008 |</text:p>
      <text:p text:style-name="P82"><text:soft-page-break/>| 3002 | 1900.10 | 1996-03-10 | 2007 |</text:p>
      <text:p text:style-name="P82">| 3003 | <text:s/>767.19 | 1996-03-10 | 2001 |</text:p>
      <text:p text:style-name="P82">| 3006 | 1098.16 | 1996-03-10 | 2008 |</text:p>
      <text:p text:style-name="P82">| 3007 | <text:s text:c="2"/>75.75 | 1996-04-10 | 2002 |</text:p>
      <text:p text:style-name="P82">| 3009 | 1713.23 | 1996-04-10 | 2002 |</text:p>
      <text:p text:style-name="P82">| 3010 | 1309.95 | 1996-06-10 | 2004 |</text:p>
      <text:p text:style-name="P82">+------+---------+------------+------</text:p>
      <text:p text:style-name="P60"/>
      <text:p text:style-name="P60">42)</text:p>
      <text:p text:style-name="P83"/>
      <text:p text:style-name="P83">select * from orders where amt&gt;(select avg(amt) from orders);</text:p>
      <text:p text:style-name="P83"/>
      <text:p text:style-name="P83">+------+---------+------------+------+</text:p>
      <text:p text:style-name="P83">| onum | amt <text:s text:c="4"/>| odate <text:s text:c="5"/>| cnum |</text:p>
      <text:p text:style-name="P83">+------+---------+------------+------+</text:p>
      <text:p text:style-name="P83">| 3005 | 5160.45 | 1996-03-10 | 2003 |</text:p>
      <text:p text:style-name="P83">| 3008 | 4723.00 | 1996-05-10 | 2006 |</text:p>
      <text:p text:style-name="P83">| 3011 | 9891.88 | 1996-06-10 | 2006 |</text:p>
      <text:p text:style-name="P83">+------+---------+------------+------+</text:p>
      <text:p text:style-name="P83"/>
      <text:p text:style-name="P83">43)</text:p>
      <text:p text:style-name="P83"/>
      <text:p text:style-name="P83">select max(rating),city from customer group by city;</text:p>
      <text:p text:style-name="P83"/>
      <text:p text:style-name="P83">+-------------+----------+</text:p>
      <text:p text:style-name="P83">| max(rating) | city <text:s text:c="4"/>|</text:p>
      <text:p text:style-name="P83">+-------------+----------+</text:p>
      <text:p text:style-name="P83">| <text:s text:c="8"/>300 | Berlin <text:s text:c="2"/>|</text:p>
      <text:p text:style-name="P83">| <text:s text:c="8"/>100 | London <text:s text:c="2"/>|</text:p>
      <text:p text:style-name="P83">| <text:s text:c="8"/>200 | Rome <text:s text:c="4"/>|</text:p>
      <text:p text:style-name="P83">| <text:s text:c="8"/>300 | San Jose |</text:p>
      <text:p text:style-name="P83">+-------------+----------</text:p>
      <text:p text:style-name="P83"/>
      <text:p text:style-name="P83">44)</text:p>
      <text:p text:style-name="P83"/>
      <text:p text:style-name="P83">select s.sname,c.rating,s.comm*o.amt from salespeople s,customer c,orders o where s.snum=c.snum and c.cnum=o.cnum group by o.onum having c.rating&gt;100;</text:p>
      <text:p text:style-name="P83"/>
      <text:p text:style-name="P83">+---------+--------+--------------+</text:p>
      <text:p text:style-name="P83">| sname <text:s text:c="2"/>| rating | s.comm*o.amt |</text:p>
      <text:p text:style-name="P83">+---------+--------+--------------+</text:p>
      <text:p text:style-name="P83">| Rifkin <text:s/>| <text:s text:c="3"/>300 | <text:s text:c="6"/>2.8035 |</text:p>
      <text:p text:style-name="P83">| Serres <text:s/>| <text:s text:c="3"/>200 | <text:s text:c="4"/>670.8585 |</text:p>
      <text:p text:style-name="P83">| Rifkin <text:s/>| <text:s text:c="3"/>300 | <text:s text:c="4"/>164.7240 |</text:p>
      <text:p text:style-name="P83">| AxleRod | <text:s text:c="3"/>200 | <text:s text:c="6"/>7.5750 |</text:p>
      <text:p text:style-name="P83">| AxleRod | <text:s text:c="3"/>200 | <text:s text:c="4"/>171.3230 |</text:p>
      <text:p text:style-name="P83">| Serres <text:s/>| <text:s text:c="3"/>300 | <text:s text:c="4"/>170.2935 |</text:p>
      <text:p text:style-name="P83">+---------+--------+--------------</text:p>
      <text:p text:style-name="P60"/>
      <text:p text:style-name="P60"><text:soft-page-break/>45)</text:p>
      <text:p text:style-name="P60"/>
      <text:p text:style-name="P122">select avg(rating) from customer where city='san jose';</text:p>
      <text:p text:style-name="P122"/>
      <text:p text:style-name="P122">+-------------+</text:p>
      <text:p text:style-name="P122">| avg(rating) |</text:p>
      <text:p text:style-name="P122">+-------------+</text:p>
      <text:p text:style-name="P122">| <text:s text:c="3"/>250.0000 |</text:p>
      <text:p text:style-name="P122">+-------------</text:p>
      <text:p text:style-name="P60"/>
      <text:p text:style-name="P60">47)</text:p>
      <text:p text:style-name="P70"/>
      <text:p text:style-name="P70">select * from salespeople where city='london'or 'Barcelona';</text:p>
      <text:p text:style-name="P70"/>
      <text:p text:style-name="P70">+------+--------+------+--------+</text:p>
      <text:p text:style-name="P70">| snum | sname <text:s/>| comm | city <text:s text:c="2"/>|</text:p>
      <text:p text:style-name="P70">+------+--------+------+--------+</text:p>
      <text:p text:style-name="P70">| 1001 | Peel <text:s text:c="2"/>| 0.12 | London |</text:p>
      <text:p text:style-name="P70">| 1004 | Motika | 0.11 | London |</text:p>
      <text:p text:style-name="P70">| 1005 | Fran <text:s text:c="2"/>| 0.26 | London |</text:p>
      <text:p text:style-name="P70"/>
      <text:p text:style-name="P60">48)</text:p>
      <text:p text:style-name="P84"/>
      <text:p text:style-name="P84">select <text:s/>s.sname from salespeople s,customer c <text:s/>where s.snum=c.snum <text:s/>group by s.sname having count(c.cname)=1;</text:p>
      <text:p text:style-name="P84"/>
      <text:p text:style-name="P84">+---------+</text:p>
      <text:p text:style-name="P84">| sname <text:s text:c="2"/>|</text:p>
      <text:p text:style-name="P84">+---------+</text:p>
      <text:p text:style-name="P84">| AxleRod |</text:p>
      <text:p text:style-name="P84">| Motika <text:s/>|</text:p>
      <text:p text:style-name="P84">| Rifkin <text:s/>|</text:p>
      <text:p text:style-name="P84">+---------</text:p>
      <text:p text:style-name="P60"/>
      <text:p text:style-name="P60"/>
      <text:p text:style-name="P60">50)</text:p>
      <text:p text:style-name="P85"/>
      <text:p text:style-name="P85"><text:span text:style-name="T12">mysql&gt;</text:span>select * from orders having amt&gt;1000;</text:p>
      <text:p text:style-name="P85"/>
      <text:p text:style-name="P85">+------+---------+------------+------+</text:p>
      <text:p text:style-name="P85">| onum | amt <text:s text:c="4"/>| odate <text:s text:c="5"/>| cnum |</text:p>
      <text:p text:style-name="P85">+------+---------+------------+------+</text:p>
      <text:p text:style-name="P85">| 3002 | 1900.10 | 1996-03-10 | 2007 |</text:p>
      <text:p text:style-name="P85">| 3005 | 5160.45 | 1996-03-10 | 2003 |</text:p>
      <text:p text:style-name="P85">| 3006 | 1098.16 | 1996-03-10 | 2008 |</text:p>
      <text:p text:style-name="P85">| 3008 | 4723.00 | 1996-05-10 | 2006 |</text:p>
      <text:p text:style-name="P85">| 3009 | 1713.23 | 1996-04-10 | 2002 |</text:p>
      <text:p text:style-name="P85">| 3010 | 1309.95 | 1996-06-10 | 2004 |</text:p>
      <text:p text:style-name="P85">| 3011 | 9891.88 | 1996-06-10 | 2006 |</text:p>
      <text:p text:style-name="P85"><text:soft-page-break/>+------+---------+------------+------</text:p>
      <text:p text:style-name="P85"/>
      <text:p text:style-name="P85"/>
      <text:p text:style-name="P86">51<text:span text:style-name="T11">)</text:span></text:p>
      <text:p text:style-name="P86"/>
      <text:p text:style-name="P86"><text:span text:style-name="T12">mysql&gt;</text:span>select o.onum,c.cname from salespeople s,customer c,orders o where s.snum=c.snum and c.cnum=o.cnum group by o.onum;</text:p>
      <text:p text:style-name="P85"/>
      <text:p text:style-name="P85">+------+----------+</text:p>
      <text:p text:style-name="P85">| onum | cname <text:s text:c="3"/>|</text:p>
      <text:p text:style-name="P85">+------+----------+</text:p>
      <text:p text:style-name="P85">| 3001 | Cisneros |</text:p>
      <text:p text:style-name="P85">| 3002 | Pereira <text:s/>|</text:p>
      <text:p text:style-name="P85">| 3003 | Hoffman <text:s/>|</text:p>
      <text:p text:style-name="P85">| 3005 | Liu <text:s text:c="5"/>|</text:p>
      <text:p text:style-name="P85">| 3006 | Cisneros |</text:p>
      <text:p text:style-name="P85">| 3007 | Giovanni |</text:p>
      <text:p text:style-name="P85">| 3008 | Clemens <text:s/>|</text:p>
      <text:p text:style-name="P85">| 3009 | Giovanni |</text:p>
      <text:p text:style-name="P85">| 3010 | Grass <text:s text:c="3"/>|</text:p>
      <text:p text:style-name="P85">| 3011 | Clemens <text:s/>|</text:p>
      <text:p text:style-name="P85">+------+----------</text:p>
      <text:p text:style-name="P85"/>
      <text:p text:style-name="P88"/>
      <text:p text:style-name="P88">53<text:span text:style-name="T11">)</text:span></text:p>
      <text:p text:style-name="P86"/>
      <text:p text:style-name="P86">select * from customer where rating&gt;=any(select c.rating from salespeople s,customer c <text:s/>where s.snum=c.snum and s.sname='serres');</text:p>
      <text:p text:style-name="P85"/>
      <text:p text:style-name="P85">+------+----------+----------+--------+------+</text:p>
      <text:p text:style-name="P85">| cnum | cname <text:s text:c="3"/>| city <text:s text:c="4"/>| rating | snum |</text:p>
      <text:p text:style-name="P85">+------+----------+----------+--------+------+</text:p>
      <text:p text:style-name="P85">| 2002 | Giovanni | Rome <text:s text:c="4"/>| <text:s text:c="3"/>200 | 1003 |</text:p>
      <text:p text:style-name="P85">| 2003 | Liu <text:s text:c="5"/>| San Jose | <text:s text:c="3"/>200 | 1002 |</text:p>
      <text:p text:style-name="P85">| 2004 | Grass <text:s text:c="3"/>| Berlin <text:s text:c="2"/>| <text:s text:c="3"/>300 | 1002 |</text:p>
      <text:p text:style-name="P85">| 2008 | Cisneros | San Jose | <text:s text:c="3"/>300 | 1007 |</text:p>
      <text:p text:style-name="P85">+------+----------+----------+--------+------</text:p>
      <text:p text:style-name="P85"/>
      <text:p text:style-name="P90">54)</text:p>
      <text:p text:style-name="P90"/>
      <text:p text:style-name="P90">select * from orders where odate="1996-03-10" or <text:s/>odate="1996-04-10";</text:p>
      <text:p text:style-name="P90"/>
      <text:p text:style-name="P90">+------+---------+------------+------+</text:p>
      <text:p text:style-name="P90">| onum | amt <text:s text:c="4"/>| odate <text:s text:c="5"/>| cnum |</text:p>
      <text:p text:style-name="P90">+------+---------+------------+------+</text:p>
      <text:p text:style-name="P90">| 3001 | <text:s text:c="2"/>18.69 | 1996-03-10 | 2008 |</text:p>
      <text:p text:style-name="P90">| 3002 | 1900.10 | 1996-03-10 | 2007 |</text:p>
      <text:p text:style-name="P90">| 3003 | <text:s/>767.19 | 1996-03-10 | 2001 |</text:p>
      <text:p text:style-name="P90">| 3005 | 5160.45 | 1996-03-10 | 2003 |</text:p>
      <text:p text:style-name="P90"><text:soft-page-break/>| 3006 | 1098.16 | 1996-03-10 | 2008 |</text:p>
      <text:p text:style-name="P90">| 3007 | <text:s text:c="2"/>75.75 | 1996-04-10 | 2002 |</text:p>
      <text:p text:style-name="P90">| 3009 | 1713.23 | 1996-04-10 | 2002 |</text:p>
      <text:p text:style-name="P90">+------+---------+------------+------</text:p>
      <text:p text:style-name="P87"/>
      <text:p text:style-name="P87">55)</text:p>
      <text:p text:style-name="P85"/>
      <text:p text:style-name="P85">mysql&gt;select o.onum,c.cname from customer c,orders o where c.cnum=o.cnum;</text:p>
      <text:p text:style-name="P85"/>
      <text:p text:style-name="P85">+------+----------+</text:p>
      <text:p text:style-name="P85">| onum | cname <text:s text:c="3"/>|</text:p>
      <text:p text:style-name="P85">+------+----------+</text:p>
      <text:p text:style-name="P85">| 3003 | Hoffman <text:s/>|</text:p>
      <text:p text:style-name="P85">| 3007 | Giovanni |</text:p>
      <text:p text:style-name="P85">| 3009 | Giovanni |</text:p>
      <text:p text:style-name="P85">| 3005 | Liu <text:s text:c="5"/>|</text:p>
      <text:p text:style-name="P85">| 3010 | Grass <text:s text:c="3"/>|</text:p>
      <text:p text:style-name="P85">| 3008 | Clemens <text:s/>|</text:p>
      <text:p text:style-name="P85">| 3011 | Clemens <text:s/>|</text:p>
      <text:p text:style-name="P85">| 3002 | Pereira <text:s/>|</text:p>
      <text:p text:style-name="P85">| 3001 | Cisneros |</text:p>
      <text:p text:style-name="P85">| 3006 | Cisneros |</text:p>
      <text:p text:style-name="P85"/>
      <text:p text:style-name="P85">56)</text:p>
      <text:p text:style-name="P85"/>
      <text:p text:style-name="P85">select c.city,c.rating from customer c where c.rating&gt;all(select c.rating from customer c where c.city='rome');</text:p>
      <text:p text:style-name="P85"/>
      <text:p text:style-name="P85">+----------+--------+</text:p>
      <text:p text:style-name="P85">| city <text:s text:c="4"/>| rating |</text:p>
      <text:p text:style-name="P85">+----------+--------+</text:p>
      <text:p text:style-name="P85">| Berlin <text:s text:c="2"/>| <text:s text:c="3"/>300 |</text:p>
      <text:p text:style-name="P85">| San Jose | <text:s text:c="3"/>300 |</text:p>
      <text:p text:style-name="P60"/>
      <text:p text:style-name="P60">5<text:span text:style-name="T13">7)</text:span></text:p>
      <text:p text:style-name="P89">mysql&gt; select * from customer where rating&lt;=100 and city="Rome" or rating&gt;100;</text:p>
      <text:p text:style-name="P89"/>
      <text:p text:style-name="P89">+------+----------+----------+--------+------+</text:p>
      <text:p text:style-name="P89">| cnum | cname <text:s text:c="3"/>| city <text:s text:c="4"/>| rating | snum |</text:p>
      <text:p text:style-name="P89">+------+----------+----------+--------+------+</text:p>
      <text:p text:style-name="P89">| 2002 | Giovanni | Rome <text:s text:c="4"/>| <text:s text:c="3"/>200 | 1003 |</text:p>
      <text:p text:style-name="P89">| 2003 | Liu <text:s text:c="5"/>| San Jose | <text:s text:c="3"/>200 | 1002 |</text:p>
      <text:p text:style-name="P89">| 2004 | Grass <text:s text:c="3"/>| Berlin <text:s text:c="2"/>| <text:s text:c="3"/>300 | 1002 |</text:p>
      <text:p text:style-name="P89">| 2007 | Pereira <text:s/>| Rome <text:s text:c="4"/>| <text:s text:c="3"/>100 | 1004 |</text:p>
      <text:p text:style-name="P89">| 2008 | Cisneros | San Jose | <text:s text:c="3"/>300 | 1007 |</text:p>
      <text:p text:style-name="P89"/>
      <text:p text:style-name="P60">5<text:span text:style-name="T13">8</text:span>)</text:p>
      <text:p text:style-name="P111"/>
      <text:p text:style-name="P111"><text:soft-page-break/>select s.snum,s.sname,c.cnum,c.cname,c.city,c.rating from salespeople s,customer c where s.snum=c.snum and s.snum=1001;</text:p>
      <text:p text:style-name="P111"/>
      <text:p text:style-name="P111">+------+-------+------+---------+--------+--------+</text:p>
      <text:p text:style-name="P111">| snum | sname | cnum | cname <text:s text:c="2"/>| city <text:s text:c="2"/>| rating |</text:p>
      <text:p text:style-name="P111">+------+-------+------+---------+--------+--------+</text:p>
      <text:p text:style-name="P111">| 1001 | Peel <text:s/>| 2001 | Hoffman | London | <text:s text:c="3"/>100 |</text:p>
      <text:p text:style-name="P111">| 1001 | Peel <text:s/>| 2006 | Clemens | London | <text:s text:c="3"/>100 |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F1" office:value-type="string">
              <text:p text:style-name="Table_20_Contents"/>
            </table:table-cell>
          </table:table-row>
        </table:table-header-rows>
      </table:table>
      <text:p text:style-name="P60"/>
      <text:p text:style-name="P171"/>
      <text:p text:style-name="P100">60)</text:p>
      <text:p text:style-name="P100">select amt <text:s/>from orders where amt is null;</text:p>
      <text:p text:style-name="P100"/>
      <text:p text:style-name="P100">Empty set (0.00 sec)</text:p>
      <text:p text:style-name="P98"/>
      <text:p text:style-name="P99"/>
      <text:p text:style-name="P99"/>
      <text:p text:style-name="P99">62)</text:p>
      <text:p text:style-name="P98">select sname,comm from salespeople;</text:p>
      <text:p text:style-name="P98"/>
      <text:p text:style-name="P98">+---------+------+</text:p>
      <text:p text:style-name="P98">| sname <text:s text:c="2"/>| comm |</text:p>
      <text:p text:style-name="P98">+---------+------+</text:p>
      <text:p text:style-name="P98">| Peel <text:s text:c="3"/>| 0.12 |</text:p>
      <text:p text:style-name="P98">| Serres <text:s/>| 0.13 |</text:p>
      <text:p text:style-name="P98">| AxleRod | 0.10 |</text:p>
      <text:p text:style-name="P98">| Motika <text:s/>| 0.11 |</text:p>
      <text:p text:style-name="P98">| Fran <text:s text:c="3"/>| 0.26 |</text:p>
      <text:p text:style-name="P98">| Rifkin <text:s/>| 0.15 |</text:p>
      <text:p text:style-name="P98">+---------+------</text:p>
      <text:p text:style-name="P98"/>
      <text:p text:style-name="P98"/>
      <text:p text:style-name="P92">63) didnt get</text:p>
      <text:p text:style-name="P92"/>
      <text:p text:style-name="P92">mysql&gt; select c.cname,c.city,c.cnum from customer c where rating=(select rating from customer where cnum=1002);</text:p>
      <text:p text:style-name="P92"/>
      <text:p text:style-name="P92">Empty set (0.00 sec)</text:p>
      <text:p text:style-name="P92"/>
      <text:p text:style-name="P60"><text:span text:style-name="T13">64</text:span>)</text:p>
      <text:p text:style-name="P60"/>
      <text:p text:style-name="P91">mysql&gt; select s.sname,c.cname from salespeople s,customer c where s.snum=c.snum order by sname,cname asc;</text:p>
      <text:p text:style-name="P91"/>
      <text:p text:style-name="P91">+---------+----------+</text:p>
      <text:p text:style-name="P91">| sname <text:s text:c="2"/>| cname <text:s text:c="3"/>|</text:p>
      <text:p text:style-name="P91">+---------+----------+</text:p>
      <text:p text:style-name="P91"><text:soft-page-break/>| AxelRod | Giovanni |</text:p>
      <text:p text:style-name="P91">| Motika <text:s/>| Pereira <text:s/>|</text:p>
      <text:p text:style-name="P91">| Peel <text:s text:c="3"/>| Clemens <text:s/>|</text:p>
      <text:p text:style-name="P91">| Peel <text:s text:c="3"/>| Hoffman <text:s/>|</text:p>
      <text:p text:style-name="P91">| Rifkin <text:s/>| Cisneros |</text:p>
      <text:p text:style-name="P91">| Serres <text:s/>| Grass <text:s text:c="3"/>|</text:p>
      <text:p text:style-name="P91">| Serres <text:s/>| Liu <text:s text:c="5"/>|</text:p>
      <text:p text:style-name="P91"/>
      <text:p text:style-name="P164">65)</text:p>
      <text:p text:style-name="P104"/>
      <text:p text:style-name="P104"/>
      <text:p text:style-name="P104"/>
      <text:p text:style-name="P104">66)</text:p>
      <text:p text:style-name="P102"/>
      <text:p text:style-name="P103">select sum(amt) from orders;</text:p>
      <text:p text:style-name="P103">+----------+</text:p>
      <text:p text:style-name="P103">| sum(amt) |</text:p>
      <text:p text:style-name="P103">+----------+</text:p>
      <text:p text:style-name="P103">| 26658.40 |</text:p>
      <text:p text:style-name="P103">+----------</text:p>
      <text:p text:style-name="P103"/>
      <text:p text:style-name="P102">67)</text:p>
      <text:p text:style-name="P101"/>
      <text:p text:style-name="P101">select onum,amt,odate from orders ;</text:p>
      <text:p text:style-name="P101"/>
      <text:p text:style-name="P101">+------+---------+------------+</text:p>
      <text:p text:style-name="P101">| onum | amt <text:s text:c="4"/>| odate <text:s text:c="5"/>|</text:p>
      <text:p text:style-name="P101">+------+---------+------------+</text:p>
      <text:p text:style-name="P101">| 3001 | <text:s text:c="2"/>18.69 | 1996-03-10 |</text:p>
      <text:p text:style-name="P101">| 3002 | 1900.10 | 1996-03-10 |</text:p>
      <text:p text:style-name="P101">| 3003 | <text:s/>767.19 | 1996-03-10 |</text:p>
      <text:p text:style-name="P101">| 3005 | 5160.45 | 1996-03-10 |</text:p>
      <text:p text:style-name="P101">| 3006 | 1098.16 | 1996-03-10 |</text:p>
      <text:p text:style-name="P101">| 3007 | <text:s text:c="2"/>75.75 | 1996-04-10 |</text:p>
      <text:p text:style-name="P101">| 3008 | 4723.00 | 1996-05-10 |</text:p>
      <text:p text:style-name="P101">| 3009 | 1713.23 | 1996-04-10 |</text:p>
      <text:p text:style-name="P101">| 3010 | 1309.95 | 1996-06-10 |</text:p>
      <text:p text:style-name="P101">| 3011 | 9891.88 | 1996-06-10 |</text:p>
      <text:p text:style-name="P101">+------+---------+------------</text:p>
      <text:p text:style-name="P98"/>
      <text:p text:style-name="P98">68)</text:p>
      <text:p text:style-name="P98"/>
      <text:p text:style-name="P98"><text:s/>select count(*) from customer where rating is not null ;</text:p>
      <text:p text:style-name="P98"/>
      <text:p text:style-name="P98">+----------+</text:p>
      <text:p text:style-name="P98">| count(*) |</text:p>
      <text:p text:style-name="P98">+----------+</text:p>
      <text:p text:style-name="P98">| <text:s text:c="7"/>7 |</text:p>
      <text:p text:style-name="P98">+----------</text:p>
      <text:p text:style-name="P98"><text:soft-page-break/></text:p>
      <text:p text:style-name="P105">69)</text:p>
      <text:p text:style-name="P74"/>
      <text:p text:style-name="P105">select o.onum,s.sname,c.cname from salespeople s,customer c,orders o where s.snum=c.snum and c.cnum=o.cnum group by o.onum;</text:p>
      <text:p text:style-name="P105"/>
      <text:p text:style-name="P105">+------+---------+----------+</text:p>
      <text:p text:style-name="P105">| onum | sname <text:s text:c="2"/>| cname <text:s text:c="3"/>|</text:p>
      <text:p text:style-name="P105">+------+---------+----------+</text:p>
      <text:p text:style-name="P105">| 3001 | Rifkin <text:s/>| Cisneros |</text:p>
      <text:p text:style-name="P105">| 3002 | Motika <text:s/>| Pereira <text:s/>|</text:p>
      <text:p text:style-name="P105">| 3003 | Peel <text:s text:c="3"/>| Hoffman <text:s/>|</text:p>
      <text:p text:style-name="P105">| 3005 | Serres <text:s/>| Liu <text:s text:c="5"/>|</text:p>
      <text:p text:style-name="P105">| 3006 | Rifkin <text:s/>| Cisneros |</text:p>
      <text:p text:style-name="P105">| 3007 | AxleRod | Giovanni |</text:p>
      <text:p text:style-name="P105">| 3008 | Peel <text:s text:c="3"/>| Clemens <text:s/>|</text:p>
      <text:p text:style-name="P105">| 3009 | AxleRod | Giovanni |</text:p>
      <text:p text:style-name="P105">| 3010 | Serres <text:s/>| Grass <text:s text:c="3"/>|</text:p>
      <text:p text:style-name="P105">| 3011 | Peel <text:s text:c="3"/>| Clemens <text:s/>|</text:p>
      <text:p text:style-name="P105">+------+---------+----------</text:p>
      <text:p text:style-name="P105"/>
      <text:p text:style-name="P108">70)</text:p>
      <text:p text:style-name="P107"/>
      <text:p text:style-name="P108">select s.sname,s.comm,c.city from salespeople s,customer c where c.city='london';</text:p>
      <text:p text:style-name="P108"/>
      <text:p text:style-name="P108">+---------+------+--------+</text:p>
      <text:p text:style-name="P108">| sname <text:s text:c="2"/>| comm | city <text:s text:c="2"/>|</text:p>
      <text:p text:style-name="P108">+---------+------+--------+</text:p>
      <text:p text:style-name="P108">| Peel <text:s text:c="3"/>| 0.12 | London |</text:p>
      <text:p text:style-name="P108">| Peel <text:s text:c="3"/>| 0.12 | London |</text:p>
      <text:p text:style-name="P108">| Serres <text:s/>| 0.13 | London |</text:p>
      <text:p text:style-name="P108">| Serres <text:s/>| 0.13 | London |</text:p>
      <text:p text:style-name="P108">| AxleRod | 0.10 | London |</text:p>
      <text:p text:style-name="P108">| AxleRod | 0.10 | London |</text:p>
      <text:p text:style-name="P108">| Motika <text:s/>| 0.11 | London |</text:p>
      <text:p text:style-name="P108">| Motika <text:s/>| 0.11 | London |</text:p>
      <text:p text:style-name="P108">| Fran <text:s text:c="3"/>| 0.26 | London |</text:p>
      <text:p text:style-name="P108">| Fran <text:s text:c="3"/>| 0.26 | London |</text:p>
      <text:p text:style-name="P108">| Rifkin <text:s/>| 0.15 | London |</text:p>
      <text:p text:style-name="P108">| Rifkin <text:s/>| 0.15 | London |</text:p>
      <text:p text:style-name="P108">+---------+------+--------</text:p>
      <text:p text:style-name="P107"/>
      <text:p text:style-name="P107">71)</text:p>
      <text:p text:style-name="P106">select s.sname from salespeople s where not s.sname=any(select s.sname from salespeople s,customer c <text:s/>where s.snum=c.snum and s.city=c.city);</text:p>
      <text:p text:style-name="P106"/>
      <text:p text:style-name="P106">+---------+</text:p>
      <text:p text:style-name="P106">| sname <text:s text:c="2"/>|</text:p>
      <text:p text:style-name="P106">+---------+</text:p>
      <text:p text:style-name="P106"><text:soft-page-break/>| AxleRod |</text:p>
      <text:p text:style-name="P106">| Motika <text:s/>|</text:p>
      <text:p text:style-name="P106">| Fran <text:s text:c="3"/>|</text:p>
      <text:p text:style-name="P106">| Rifkin <text:s/>|</text:p>
      <text:p text:style-name="P106">+---------</text:p>
      <text:p text:style-name="P74"/>
      <text:p text:style-name="P110"/>
      <text:p text:style-name="P110">73)</text:p>
      <text:p text:style-name="P75"/>
      <text:p text:style-name="P109">select c.cnum,c.cname,s.snum,s.sname from customer c,salespeople s where c.snum=s.snum and s.sname in('peel','motika');</text:p>
      <text:p text:style-name="P109">+------+---------+------+--------+</text:p>
      <text:p text:style-name="P109">| cnum | cname <text:s text:c="2"/>| snum | sname <text:s/>|</text:p>
      <text:p text:style-name="P109">+------+---------+------+--------+</text:p>
      <text:p text:style-name="P109">| 2001 | Hoffman | 1001 | Peel <text:s text:c="2"/>|</text:p>
      <text:p text:style-name="P109">| 2006 | Clemens | 1001 | Peel <text:s text:c="2"/>|</text:p>
      <text:p text:style-name="P109">| 2007 | Pereira | 1004 | Motika |</text:p>
      <text:p text:style-name="P109">+------+---------+------+--------+</text:p>
      <text:p text:style-name="P75"/>
      <text:p text:style-name="P113"/>
      <text:p text:style-name="P113">75)</text:p>
      <text:p text:style-name="P77"/>
      <text:p text:style-name="P112">select * from orders o, customer c where o.cnum=c.cnum and c.city='london';</text:p>
      <text:p text:style-name="P112"/>
      <text:p text:style-name="P112">+------+---------+------------+------+------+---------+--------+--------+------+</text:p>
      <text:p text:style-name="P112">| onum | amt <text:s text:c="4"/>| odate <text:s text:c="5"/>| cnum | cnum | cname <text:s text:c="2"/>| city <text:s text:c="2"/>| rating | snum |</text:p>
      <text:p text:style-name="P112">+------+---------+------------+------+------+---------+--------+--------+------+</text:p>
      <text:p text:style-name="P112">| 3003 | <text:s/>767.19 | 1996-03-10 | 2001 | 2001 | Hoffman | London | <text:s text:c="3"/>100 | 1001 |</text:p>
      <text:p text:style-name="P112">| 3008 | 4723.00 | 1996-05-10 | 2006 | 2006 | Clemens | London | <text:s text:c="3"/>100 | 1001 |</text:p>
      <text:p text:style-name="P112">| 3011 | 9891.88 | 1996-06-10 | 2006 | 2006 | Clemens | London | <text:s text:c="3"/>100 | 1001 |</text:p>
      <text:p text:style-name="P112">+------+---------+------------+------+------+---------+--------+--------+------+</text:p>
      <text:p text:style-name="P167"/>
      <text:p text:style-name="P155">79)</text:p>
      <text:p text:style-name="P76"/>
      <text:p text:style-name="P157">select cname from customer where cname like 'c%';</text:p>
      <text:p text:style-name="P76"/>
      <text:p text:style-name="P157">+----------+</text:p>
      <text:p text:style-name="P157">| cname <text:s text:c="3"/>|</text:p>
      <text:p text:style-name="P157">+----------+</text:p>
      <text:p text:style-name="P157">| Clemens <text:s/>|</text:p>
      <text:p text:style-name="P157">| Cisneros |</text:p>
      <text:p text:style-name="P157">+----------</text:p>
      <text:p text:style-name="P117"/>
      <text:p text:style-name="P153">80)</text:p>
      <text:p text:style-name="P120"/>
      <text:p text:style-name="P153">select city, max(rating) from customer group <text:s/>by city;</text:p>
      <text:p text:style-name="P153"/>
      <text:p text:style-name="P153">+----------+-------------+</text:p>
      <text:p text:style-name="P153">| city <text:s text:c="4"/>| max(rating) |</text:p>
      <text:p text:style-name="P153"><text:soft-page-break/>+----------+-------------+</text:p>
      <text:p text:style-name="P153">| Berlin <text:s text:c="2"/>| <text:s text:c="8"/>300 |</text:p>
      <text:p text:style-name="P153">| London <text:s text:c="2"/>| <text:s text:c="8"/>100 |</text:p>
      <text:p text:style-name="P153">| Rome <text:s text:c="4"/>| <text:s text:c="8"/>200 |</text:p>
      <text:p text:style-name="P153">| San Jose | <text:s text:c="8"/>300 |</text:p>
      <text:p text:style-name="P153">+----------+-------------+</text:p>
      <text:p text:style-name="P120"/>
      <text:p text:style-name="P154">81)</text:p>
      <text:p text:style-name="P121"/>
      <text:p text:style-name="P154">select distinct s.snum,s.sname <text:s/>from salespeople s, orders o, customer c where s.snum=c.snum and c.cnum=o.cnum;</text:p>
      <text:p text:style-name="P154"/>
      <text:p text:style-name="P154">+------+---------+</text:p>
      <text:p text:style-name="P154">| snum | sname <text:s text:c="2"/>|</text:p>
      <text:p text:style-name="P154">+------+---------+</text:p>
      <text:p text:style-name="P154">| 1001 | Peel <text:s text:c="3"/>|</text:p>
      <text:p text:style-name="P154">| 1002 | Serres <text:s/>|</text:p>
      <text:p text:style-name="P154">| 1003 | AxelRod |</text:p>
      <text:p text:style-name="P154">| 1004 | Motika <text:s/>|</text:p>
      <text:p text:style-name="P154">| 1007 | Rifkin <text:s/>|</text:p>
      <text:p text:style-name="P154">+------+---------+</text:p>
      <text:p text:style-name="P121"/>
      <text:p text:style-name="P121">82)</text:p>
      <text:p text:style-name="P117"/>
      <text:p text:style-name="P117">select rating,cname,cnum from customer order by rating desc;</text:p>
      <text:p text:style-name="P117"/>
      <text:p text:style-name="P117">+--------+----------+------+</text:p>
      <text:p text:style-name="P117">| rating | cname <text:s text:c="3"/>| cnum |</text:p>
      <text:p text:style-name="P117">+--------+----------+------+</text:p>
      <text:p text:style-name="P117">| <text:s text:c="3"/>300 | Grass <text:s text:c="3"/>| 2004 |</text:p>
      <text:p text:style-name="P117">| <text:s text:c="3"/>300 | Cisneros | 2008 |</text:p>
      <text:p text:style-name="P117">| <text:s text:c="3"/>200 | Giovanni | 2002 |</text:p>
      <text:p text:style-name="P117">| <text:s text:c="3"/>200 | Liu <text:s text:c="5"/>| 2003 |</text:p>
      <text:p text:style-name="P117">| <text:s text:c="3"/>100 | Hoffman <text:s/>| 2001 |</text:p>
      <text:p text:style-name="P117">| <text:s text:c="3"/>100 | Clemens <text:s/>| 2006 |</text:p>
      <text:p text:style-name="P117">| <text:s text:c="3"/>100 | Pereira <text:s/>| 2007 |</text:p>
      <text:p text:style-name="P117">+--------+----------+------</text:p>
      <text:p text:style-name="P117"/>
      <text:p text:style-name="P117">83)</text:p>
      <text:p text:style-name="P117"/>
      <text:p text:style-name="P117">select avg(comm) from salespeople where city='London';</text:p>
      <text:p text:style-name="P117">+-----------+</text:p>
      <text:p text:style-name="P117">| avg(comm) |</text:p>
      <text:p text:style-name="P117">+-----------+</text:p>
      <text:p text:style-name="P117">| <text:s/>0.163333 |</text:p>
      <text:p text:style-name="P117">+-----------</text:p>
      <text:p text:style-name="P80"/>
      <text:p text:style-name="P117">84)</text:p>
      <text:p text:style-name="P79"/>
      <text:p text:style-name="P158"><text:soft-page-break/>select * from orders where cnum='2001';</text:p>
      <text:p text:style-name="P158">+------+--------+------------+------+</text:p>
      <text:p text:style-name="P158">| onum | amt <text:s text:c="3"/>| odate <text:s text:c="5"/>| cnum |</text:p>
      <text:p text:style-name="P158">+------+--------+------------+------+</text:p>
      <text:p text:style-name="P158">| 3003 | 767.19 | 1996-03-10 | 2001 |</text:p>
      <text:p text:style-name="P158">+------+--------+------------+-----</text:p>
      <text:p text:style-name="P116"/>
      <text:p text:style-name="P116">(select s.sname <text:s/>from salespeople s, customer c <text:s/>where s.snum=c.snum and c.cnum=2001);</text:p>
      <text:p text:style-name="P115">+-------+</text:p>
      <text:p text:style-name="P115">| sname |</text:p>
      <text:p text:style-name="P115">+-------+</text:p>
      <text:p text:style-name="P115">| Peel <text:s/>|</text:p>
      <text:p text:style-name="P115">+-------+</text:p>
      <text:p text:style-name="P115"/>
      <text:p text:style-name="P115">mysql&gt; select o.onum from orders o, salespeople s where s.sname=any (select s.sname <text:s/>from salespeople s, customer c <text:s/>where s.snum=c.snum and c.cnum=2001);</text:p>
      <text:p text:style-name="P115"/>
      <text:p text:style-name="P115">+------+</text:p>
      <text:p text:style-name="P115">| onum |</text:p>
      <text:p text:style-name="P115">+------+</text:p>
      <text:p text:style-name="P115">| 3003 |</text:p>
      <text:p text:style-name="P115">| 3007 |</text:p>
      <text:p text:style-name="P115">| 3009 |</text:p>
      <text:p text:style-name="P115">| 3005 |</text:p>
      <text:p text:style-name="P115">| 3010 |</text:p>
      <text:p text:style-name="P115">| 3008 |</text:p>
      <text:p text:style-name="P115">| 3011 |</text:p>
      <text:p text:style-name="P115">| 3002 |</text:p>
      <text:p text:style-name="P115">| 3001 |</text:p>
      <text:p text:style-name="P115">| 3006 |</text:p>
      <text:p text:style-name="P115">+------+</text:p>
      <text:p text:style-name="P79"/>
      <text:p text:style-name="P115">85)</text:p>
      <text:p text:style-name="P78"/>
      <text:p text:style-name="P114">select * from salespeople where comm between 0.10 and 0.12;</text:p>
      <text:p text:style-name="P114"/>
      <text:p text:style-name="P114">+------+---------+----------+------+</text:p>
      <text:p text:style-name="P114">| snum | sname <text:s text:c="2"/>| city <text:s text:c="4"/>| comm |</text:p>
      <text:p text:style-name="P114">+------+---------+----------+------+</text:p>
      <text:p text:style-name="P114">| 1001 | Peel <text:s text:c="3"/>| London <text:s text:c="2"/>| 0.12 |</text:p>
      <text:p text:style-name="P114">| 1003 | AxelRod | New York | 0.10 |</text:p>
      <text:p text:style-name="P114">| 1004 | Motika <text:s/>| London <text:s text:c="2"/>| 0.11 |</text:p>
      <text:p text:style-name="P114">+------+---------+----------+------+</text:p>
      <text:p text:style-name="P78"/>
      <text:p text:style-name="P119">87<text:span text:style-name="T15">)</text:span></text:p>
      <text:p text:style-name="P119"/>
      <text:p text:style-name="P119">select * from orders where(amt&lt;1000 or not(odate="1996-03-10" and cnum&gt;2003));</text:p>
      <text:p text:style-name="P117">+------+---------+------------+------+</text:p>
      <text:p text:style-name="P117">| onum | amt <text:s text:c="4"/>| odate <text:s text:c="5"/>| cnum |</text:p>
      <text:p text:style-name="P117"><text:soft-page-break/>+------+---------+------------+------+</text:p>
      <text:p text:style-name="P117">| 3001 | <text:s text:c="2"/>18.69 | 1996-03-10 | 2008 |</text:p>
      <text:p text:style-name="P117">| 3003 | <text:s/>767.19 | 1996-03-10 | 2001 |</text:p>
      <text:p text:style-name="P117">| 3005 | 5160.45 | 1996-03-10 | 2003 |</text:p>
      <text:p text:style-name="P117">| 3007 | <text:s text:c="2"/>75.75 | 1996-04-10 | 2002 |</text:p>
      <text:p text:style-name="P117">| 3008 | 4723.00 | 1996-05-10 | 2006 |</text:p>
      <text:p text:style-name="P117">| 3009 | 1713.23 | 1996-04-10 | 2002 |</text:p>
      <text:p text:style-name="P117">| 3010 | 1309.95 | 1996-06-10 | 2004 |</text:p>
      <text:p text:style-name="P117">| 3011 | 9891.88 | 1996-06-10 | 2006 |</text:p>
      <text:p text:style-name="P117">+------+---------+------------+------</text:p>
      <text:p text:style-name="P117"/>
      <text:p text:style-name="P118">86<text:span text:style-name="T14">)</text:span></text:p>
      <text:p text:style-name="P118"/>
      <text:p text:style-name="P118">select sname,city from salespeople <text:s/>where comm&gt;0.10 having city='London'; </text:p>
      <text:p text:style-name="P117"/>
      <text:p text:style-name="P117">+--------+--------+</text:p>
      <text:p text:style-name="P117">| sname <text:s/>| city <text:s text:c="2"/>|</text:p>
      <text:p text:style-name="P117">+--------+--------+</text:p>
      <text:p text:style-name="P117">| Peel <text:s text:c="2"/>| London |</text:p>
      <text:p text:style-name="P117">| Motika | London |</text:p>
      <text:p text:style-name="P117">| Fran <text:s text:c="2"/>| London |</text:p>
      <text:p text:style-name="P117">+--------+-------</text:p>
      <text:p text:style-name="P132"/>
      <text:p text:style-name="P131">88)</text:p>
      <text:p text:style-name="P128"/>
      <text:p text:style-name="P128">select min(o.amt),c.cname from orders o, customer c where o.cnum=c.cnum group by cname ;</text:p>
      <text:p text:style-name="P128">+------------+----------+</text:p>
      <text:p text:style-name="P128">| min(o.amt) | cname <text:s text:c="3"/>|</text:p>
      <text:p text:style-name="P128">+------------+----------+</text:p>
      <text:p text:style-name="P128">| <text:s text:c="5"/>18.69 | Cisneros |</text:p>
      <text:p text:style-name="P128">| <text:s text:c="3"/>4723.00 | Clemens <text:s/>|</text:p>
      <text:p text:style-name="P128">| <text:s text:c="5"/>75.75 | Giovanni |</text:p>
      <text:p text:style-name="P128">| <text:s text:c="3"/>1309.95 | Grass <text:s text:c="3"/>|</text:p>
      <text:p text:style-name="P128">| <text:s text:c="4"/>767.19 | Hoffman <text:s/>|</text:p>
      <text:p text:style-name="P128">| <text:s text:c="3"/>5160.45 | Liu <text:s text:c="5"/>|</text:p>
      <text:p text:style-name="P128">| <text:s text:c="3"/>1900.10 | Pereira <text:s/>|</text:p>
      <text:p text:style-name="P128">+------------+----------+</text:p>
      <text:p text:style-name="P128"/>
      <text:p text:style-name="P149">89)</text:p>
      <text:p text:style-name="P81"/>
      <text:p text:style-name="P149">select cname from customer c where cname like 'g%'order by cname limit 1;</text:p>
      <text:p text:style-name="P149"/>
      <text:p text:style-name="P149">+----------+</text:p>
      <text:p text:style-name="P149">| cname <text:s text:c="3"/>|</text:p>
      <text:p text:style-name="P149">+----------+</text:p>
      <text:p text:style-name="P149">| Giovanni |</text:p>
      <text:p text:style-name="P149">+----------+</text:p>
      <text:p text:style-name="P81"/>
      <text:p text:style-name="P81">90<text:span text:style-name="T10">)</text:span></text:p>
      <text:p text:style-name="P78"><text:soft-page-break/></text:p>
      <text:p text:style-name="P133">select count(*) from customer where city is not null;</text:p>
      <text:p text:style-name="P133">+----------+</text:p>
      <text:p text:style-name="P133">| count(*) |</text:p>
      <text:p text:style-name="P133">+----------+</text:p>
      <text:p text:style-name="P133">| <text:s text:c="7"/>7 |</text:p>
      <text:p text:style-name="P133">+----------+</text:p>
      <text:p text:style-name="P78"/>
      <text:p text:style-name="P73">select city, count(*) from customer where city is not null group by city having count(*)&gt;1;</text:p>
      <text:p text:style-name="P73"/>
      <text:p text:style-name="P73">+----------+----------+</text:p>
      <text:p text:style-name="P73">| city <text:s text:c="4"/>| count(*) |</text:p>
      <text:p text:style-name="P73">+----------+----------+</text:p>
      <text:p text:style-name="P73">| London <text:s text:c="2"/>| <text:s text:c="7"/>2 |</text:p>
      <text:p text:style-name="P73">| Rome <text:s text:c="4"/>| <text:s text:c="7"/>2 |</text:p>
      <text:p text:style-name="P73">| San Jose | <text:s text:c="7"/>2 |</text:p>
      <text:p text:style-name="P73"/>
      <text:p text:style-name="P73">91<text:span text:style-name="T10">)</text:span></text:p>
      <text:p text:style-name="P73">select avg(amt) from orders;</text:p>
      <text:p text:style-name="P73"/>
      <text:p text:style-name="P73">+-------------+</text:p>
      <text:p text:style-name="P73">| avg(amt) <text:s text:c="3"/>|</text:p>
      <text:p text:style-name="P73">+-------------+</text:p>
      <text:p text:style-name="P73">| 2665.840000 |</text:p>
      <text:p text:style-name="P73"/>
      <text:p text:style-name="P73">92<text:span text:style-name="T9">)</text:span></text:p>
      <text:p text:style-name="P73">select * from orders o,salespeople s <text:s/>where not((odate="1996-03-10" and snum&gt;1006) and <text:s/>amt&gt;=1500);</text:p>
      <text:p text:style-name="P73"/>
      <text:p text:style-name="P73">+------+---------+------------+------+------+---------+------+-----------+</text:p>
      <text:p text:style-name="P73">| onum | amt <text:s text:c="4"/>| odate <text:s text:c="5"/>| cnum | snum | sname <text:s text:c="2"/>| comm | city <text:s text:c="5"/>|</text:p>
      <text:p text:style-name="P73">+------+---------+------------+------+------+---------+------+-----------+</text:p>
      <text:p text:style-name="P73">| 3001 | <text:s text:c="2"/>18.69 | 1996-03-10 | 2008 | 1001 | Peel <text:s text:c="3"/>| 0.12 | London <text:s text:c="3"/>|</text:p>
      <text:p text:style-name="P73">| 3001 | <text:s text:c="2"/>18.69 | 1996-03-10 | 2008 | 1002 | Serres <text:s/>| 0.13 | San Jose <text:s/>|</text:p>
      <text:p text:style-name="P73">| 3001 | <text:s text:c="2"/>18.69 | 1996-03-10 | 2008 | 1003 | AxleRod | 0.10 | NewYork <text:s text:c="2"/>|</text:p>
      <text:p text:style-name="P73">| 3001 | <text:s text:c="2"/>18.69 | 1996-03-10 | 2008 | 1004 | Motika <text:s/>| 0.11 | London <text:s text:c="3"/>|</text:p>
      <text:p text:style-name="P73">| 3001 | <text:s text:c="2"/>18.69 | 1996-03-10 | 2008 | 1005 | Fran <text:s text:c="3"/>| 0.26 | London <text:s text:c="3"/>|</text:p>
      <text:p text:style-name="P73">| 3001 | <text:s text:c="2"/>18.69 | 1996-03-10 | 2008 | 1007 | Rifkin <text:s/>| 0.15 | Barcelona |</text:p>
      <text:p text:style-name="P73">| 3002 | 1900.10 | 1996-03-10 | 2007 | 1001 | Peel <text:s text:c="3"/>| 0.12 | London <text:s text:c="3"/>|</text:p>
      <text:p text:style-name="P73">| 3002 | 1900.10 | 1996-03-10 | 2007 | 1002 | Serres <text:s/>| 0.13 | San Jose <text:s/>|</text:p>
      <text:p text:style-name="P73">| 3002 | 1900.10 | 1996-03-10 | 2007 | 1003 | AxleRod | 0.10 | NewYork <text:s text:c="2"/>|</text:p>
      <text:p text:style-name="P73">| 3002 | 1900.10 | 1996-03-10 | 2007 | 1004 | Motika <text:s/>| 0.11 | London <text:s text:c="3"/>|</text:p>
      <text:p text:style-name="P73">| 3002 | 1900.10 | 1996-03-10 | 2007 | 1005 | Fran <text:s text:c="3"/>| 0.26 | London <text:s text:c="3"/>|</text:p>
      <text:p text:style-name="P73">| 3003 | <text:s/>767.19 | 1996-03-10 | 2001 | 1001 | Peel <text:s text:c="3"/>| 0.12 | London <text:s text:c="3"/>|</text:p>
      <text:p text:style-name="P73">| 3003 | <text:s/>767.19 | 1996-03-10 | 2001 | 1002 | Serres <text:s/>| 0.13 | San Jose <text:s/>|</text:p>
      <text:p text:style-name="P73">| 3003 | <text:s/>767.19 | 1996-03-10 | 2001 | 1003 | AxleRod | 0.10 | NewYork <text:s text:c="2"/>|</text:p>
      <text:p text:style-name="P73">| 3003 | <text:s/>767.19 | 1996-03-10 | 2001 | 1004 | Motika <text:s/>| 0.11 | London <text:s text:c="3"/>|</text:p>
      <text:p text:style-name="P73">| 3003 | <text:s/>767.19 | 1996-03-10 | 2001 | 1005 | Fran <text:s text:c="3"/>| 0.26 | London <text:s text:c="3"/>|</text:p>
      <text:p text:style-name="P73">| 3003 | <text:s/>767.19 | 1996-03-10 | 2001 | 1007 | Rifkin <text:s/>| 0.15 | Barcelona |</text:p>
      <text:p text:style-name="P73"><text:soft-page-break/>| 3005 | 5160.45 | 1996-03-10 | 2003 | 1001 | Peel <text:s text:c="3"/>| 0.12 | London <text:s text:c="3"/>|</text:p>
      <text:p text:style-name="P73">| 3005 | 5160.45 | 1996-03-10 | 2003 | 1002 | Serres <text:s/>| 0.13 | San Jose <text:s/>|</text:p>
      <text:p text:style-name="P73">| 3005 | 5160.45 | 1996-03-10 | 2003 | 1003 | AxleRod | 0.10 | NewYork <text:s text:c="2"/>|</text:p>
      <text:p text:style-name="P73">| 3005 | 5160.45 | 1996-03-10 | 2003 | 1004 | Motika <text:s/>| 0.11 | London <text:s text:c="3"/>|</text:p>
      <text:p text:style-name="P73">| 3005 | 5160.45 | 1996-03-10 | 2003 | 1005 | Fran <text:s text:c="3"/>| 0.26 | London <text:s text:c="3"/>|</text:p>
      <text:p text:style-name="P73">| 3006 | 1098.16 | 1996-03-10 | 2008 | 1001 | Peel <text:s text:c="3"/>| 0.12 | London <text:s text:c="3"/>|</text:p>
      <text:p text:style-name="P73">| 3006 | 1098.16 | 1996-03-10 | 2008 | 1002 | Serres <text:s/>| 0.13 | San Jose <text:s/>|</text:p>
      <text:p text:style-name="P73">| 3006 | 1098.16 | 1996-03-10 | 2008 | 1003 | AxleRod | 0.10 | NewYork <text:s text:c="2"/>|</text:p>
      <text:p text:style-name="P73">| 3006 | 1098.16 | 1996-03-10 | 2008 | 1004 | Motika <text:s/>| 0.11 | London <text:s text:c="3"/>|</text:p>
      <text:p text:style-name="P73">| 3006 | 1098.16 | 1996-03-10 | 2008 | 1005 | Fran <text:s text:c="3"/>| 0.26 | London <text:s text:c="3"/>|</text:p>
      <text:p text:style-name="P73">| 3006 | 1098.16 | 1996-03-10 | 2008 | 1007 | Rifkin <text:s/>| 0.15 | Barcelona |</text:p>
      <text:p text:style-name="P73">| 3007 | <text:s text:c="2"/>75.75 | 1996-04-10 | 2002 | 1001 | Peel <text:s text:c="3"/>| 0.12 | London <text:s text:c="3"/>|</text:p>
      <text:p text:style-name="P73">| 3007 | <text:s text:c="2"/>75.75 | 1996-04-10 | 2002 | 1002 | Serres <text:s/>| 0.13 | San Jose <text:s/>|</text:p>
      <text:p text:style-name="P73">| 3007 | <text:s text:c="2"/>75.75 | 1996-04-10 | 2002 | 1003 | AxleRod | 0.10 | NewYork <text:s text:c="2"/>|</text:p>
      <text:p text:style-name="P73">| 3007 | <text:s text:c="2"/>75.75 | 1996-04-10 | 2002 | 1004 | Motika <text:s/>| 0.11 | London <text:s text:c="3"/>|</text:p>
      <text:p text:style-name="P73">| 3007 | <text:s text:c="2"/>75.75 | 1996-04-10 | 2002 | 1005 | Fran <text:s text:c="3"/>| 0.26 | London <text:s text:c="3"/>|</text:p>
      <text:p text:style-name="P73">| 3007 | <text:s text:c="2"/>75.75 | 1996-04-10 | 2002 | 1007 | Rifkin <text:s/>| 0.15 | Barcelona |</text:p>
      <text:p text:style-name="P73">| 3008 | 4723.00 | 1996-05-10 | 2006 | 1001 | Peel <text:s text:c="3"/>| 0.12 | London <text:s text:c="3"/>|</text:p>
      <text:p text:style-name="P73">| 3008 | 4723.00 | 1996-05-10 | 2006 | 1002 | Serres <text:s/>| 0.13 | San Jose <text:s/>|</text:p>
      <text:p text:style-name="P73">| 3008 | 4723.00 | 1996-05-10 | 2006 | 1003 | AxleRod | 0.10 | NewYork <text:s text:c="2"/>|</text:p>
      <text:p text:style-name="P73">| 3008 | 4723.00 | 1996-05-10 | 2006 | 1004 | Motika <text:s/>| 0.11 | London <text:s text:c="3"/>|</text:p>
      <text:p text:style-name="P73">| 3008 | 4723.00 | 1996-05-10 | 2006 | 1005 | Fran <text:s text:c="3"/>| 0.26 | London <text:s text:c="3"/>|</text:p>
      <text:p text:style-name="P73">| 3008 | 4723.00 | 1996-05-10 | 2006 | 1007 | Rifkin <text:s/>| 0.15 | Barcelona |</text:p>
      <text:p text:style-name="P73">| 3009 | 1713.23 | 1996-04-10 | 2002 | 1001 | Peel <text:s text:c="3"/>| 0.12 | London <text:s text:c="3"/>|</text:p>
      <text:p text:style-name="P73">| 3009 | 1713.23 | 1996-04-10 | 2002 | 1002 | Serres <text:s/>| 0.13 | San Jose <text:s/>|</text:p>
      <text:p text:style-name="P73">| 3009 | 1713.23 | 1996-04-10 | 2002 | 1003 | AxleRod | 0.10 | NewYork <text:s text:c="2"/>|</text:p>
      <text:p text:style-name="P73">| 3009 | 1713.23 | 1996-04-10 | 2002 | 1004 | Motika <text:s/>| 0.11 | London <text:s text:c="3"/>|</text:p>
      <text:p text:style-name="P73">| 3009 | 1713.23 | 1996-04-10 | 2002 | 1005 | Fran <text:s text:c="3"/>| 0.26 | London <text:s text:c="3"/>|</text:p>
      <text:p text:style-name="P73">| 3009 | 1713.23 | 1996-04-10 | 2002 | 1007 | Rifkin <text:s/>| 0.15 | Barcelona |</text:p>
      <text:p text:style-name="P73">| 3010 | 1309.95 | 1996-06-10 | 2004 | 1001 | Peel <text:s text:c="3"/>| 0.12 | London <text:s text:c="3"/>|</text:p>
      <text:p text:style-name="P73">| 3010 | 1309.95 | 1996-06-10 | 2004 | 1002 | Serres <text:s/>| 0.13 | San Jose <text:s/>|</text:p>
      <text:p text:style-name="P73">| 3010 | 1309.95 | 1996-06-10 | 2004 | 1003 | AxleRod | 0.10 | NewYork <text:s text:c="2"/>|</text:p>
      <text:p text:style-name="P73">| 3010 | 1309.95 | 1996-06-10 | 2004 | 1004 | Motika <text:s/>| 0.11 | London <text:s text:c="3"/>|</text:p>
      <text:p text:style-name="P73">| 3010 | 1309.95 | 1996-06-10 | 2004 | 1005 | Fran <text:s text:c="3"/>| 0.26 | London <text:s text:c="3"/>|</text:p>
      <text:p text:style-name="P73">| 3010 | 1309.95 | 1996-06-10 | 2004 | 1007 | Rifkin <text:s/>| 0.15 | Barcelona |</text:p>
      <text:p text:style-name="P73">| 3011 | 9891.88 | 1996-06-10 | 2006 | 1001 | Peel <text:s text:c="3"/>| 0.12 | London <text:s text:c="3"/>|</text:p>
      <text:p text:style-name="P73">| 3011 | 9891.88 | 1996-06-10 | 2006 | 1002 | Serres <text:s/>| 0.13 | San Jose <text:s/>|</text:p>
      <text:p text:style-name="P73">| 3011 | 9891.88 | 1996-06-10 | 2006 | 1003 | AxleRod | 0.10 | NewYork <text:s text:c="2"/>|</text:p>
      <text:p text:style-name="P73">| 3011 | 9891.88 | 1996-06-10 | 2006 | 1004 | Motika <text:s/>| 0.11 | London <text:s text:c="3"/>|</text:p>
      <text:p text:style-name="P73">| 3011 | 9891.88 | 1996-06-10 | 2006 | 1005 | Fran <text:s text:c="3"/>| 0.26 | London <text:s text:c="3"/>|</text:p>
      <text:p text:style-name="P73">| 3011 | 9891.88 | 1996-06-10 | 2006 | 1007 | Rifkin <text:s/>| 0.15 | Barcelona |</text:p>
      <text:p text:style-name="P73">+------+---------+------------+------+------+---------+------+-----------+ </text:p>
      <text:p text:style-name="P73"/>
      <text:p text:style-name="P72">93)</text:p>
      <text:p text:style-name="P72"/>
      <text:p text:style-name="P72">select * from customer where city not in ('san jose') and (rating&gt;200);</text:p>
      <text:p text:style-name="P72"/>
      <text:p text:style-name="P72">+------+-------+--------+--------+------+</text:p>
      <text:p text:style-name="P72">| cnum | cname | city <text:s text:c="2"/>| rating | snum |</text:p>
      <text:p text:style-name="P72"><text:soft-page-break/>+------+-------+--------+--------+------+</text:p>
      <text:p text:style-name="P72">| 2004 | Grass | Berlin | <text:s text:c="3"/>300 | 1002 |</text:p>
      <text:p text:style-name="P72">+------+-------+--------+--------+------+ <text:s text:c="103"/></text:p>
      <text:p text:style-name="P72"/>
      <text:p text:style-name="P73">94<text:span text:style-name="T9">)</text:span></text:p>
      <text:p text:style-name="P73">select * from salespeople where comm between 0.12 and 0.14;</text:p>
      <text:p text:style-name="P73"/>
      <text:p text:style-name="P73">+------+--------+------+----------+</text:p>
      <text:p text:style-name="P73">| snum | sname <text:s/>| comm | city <text:s text:c="4"/>|</text:p>
      <text:p text:style-name="P73">+------+--------+------+----------+</text:p>
      <text:p text:style-name="P73">| 1001 | Peel <text:s text:c="2"/>| 0.12 | London <text:s text:c="2"/>|</text:p>
      <text:p text:style-name="P73">| 1002 | Serres | 0.13 | San Jose |</text:p>
      <text:p text:style-name="P73"/>
      <text:p text:style-name="P72">95)</text:p>
      <text:p text:style-name="P72">select * from orders o,salespeople s <text:s/>where not((odate="1996-03-10" and snum&gt;1002) or amt&gt;2000);</text:p>
      <text:p text:style-name="P72"/>
      <text:p text:style-name="P72">------+---------+------------+------+------+---------+------+-----------+</text:p>
      <text:p text:style-name="P72">| onum | amt <text:s text:c="4"/>| odate <text:s text:c="5"/>| cnum | snum | sname <text:s text:c="2"/>| comm | city <text:s text:c="5"/>|</text:p>
      <text:p text:style-name="P72">+------+---------+------------+------+------+---------+------+-----------+</text:p>
      <text:p text:style-name="P72">| 3001 | <text:s text:c="2"/>18.69 | 1996-03-10 | 2008 | 1001 | Peel <text:s text:c="3"/>| 0.12 | London <text:s text:c="3"/>|</text:p>
      <text:p text:style-name="P72">| 3002 | 1900.10 | 1996-03-10 | 2007 | 1001 | Peel <text:s text:c="3"/>| 0.12 | London <text:s text:c="3"/>|</text:p>
      <text:p text:style-name="P72">| 3003 | <text:s/>767.19 | 1996-03-10 | 2001 | 1001 | Peel <text:s text:c="3"/>| 0.12 | London <text:s text:c="3"/>|</text:p>
      <text:p text:style-name="P72">| 3006 | 1098.16 | 1996-03-10 | 2008 | 1001 | Peel <text:s text:c="3"/>| 0.12 | London <text:s text:c="3"/>|</text:p>
      <text:p text:style-name="P72">| 3007 | <text:s text:c="2"/>75.75 | 1996-04-10 | 2002 | 1001 | Peel <text:s text:c="3"/>| 0.12 | London <text:s text:c="3"/>|</text:p>
      <text:p text:style-name="P72">| 3009 | 1713.23 | 1996-04-10 | 2002 | 1001 | Peel <text:s text:c="3"/>| 0.12 | London <text:s text:c="3"/>|</text:p>
      <text:p text:style-name="P72">| 3010 | 1309.95 | 1996-06-10 | 2004 | 1001 | Peel <text:s text:c="3"/>| 0.12 | London <text:s text:c="3"/>|</text:p>
      <text:p text:style-name="P72">| 3001 | <text:s text:c="2"/>18.69 | 1996-03-10 | 2008 | 1002 | Serres <text:s/>| 0.13 | San Jose <text:s/>|</text:p>
      <text:p text:style-name="P72">| 3002 | 1900.10 | 1996-03-10 | 2007 | 1002 | Serres <text:s/>| 0.13 | San Jose <text:s/>|</text:p>
      <text:p text:style-name="P72">| 3003 | <text:s/>767.19 | 1996-03-10 | 2001 | 1002 | Serres <text:s/>| 0.13 | San Jose <text:s/>|</text:p>
      <text:p text:style-name="P72">| 3006 | 1098.16 | 1996-03-10 | 2008 | 1002 | Serres <text:s/>| 0.13 | San Jose <text:s/>|</text:p>
      <text:p text:style-name="P72">| 3007 | <text:s text:c="2"/>75.75 | 1996-04-10 | 2002 | 1002 | Serres <text:s/>| 0.13 | San Jose <text:s/>|</text:p>
      <text:p text:style-name="P72">| 3009 | 1713.23 | 1996-04-10 | 2002 | 1002 | Serres <text:s/>| 0.13 | San Jose <text:s/>|</text:p>
      <text:p text:style-name="P72">| 3010 | 1309.95 | 1996-06-10 | 2004 | 1002 | Serres <text:s/>| 0.13 | San Jose <text:s/>|</text:p>
      <text:p text:style-name="P72">| 3007 | <text:s text:c="2"/>75.75 | 1996-04-10 | 2002 | 1003 | AxleRod | 0.10 | NewYork <text:s text:c="2"/>|</text:p>
      <text:p text:style-name="P72">| 3009 | 1713.23 | 1996-04-10 | 2002 | 1003 | AxleRod | 0.10 | NewYork <text:s text:c="2"/>|</text:p>
      <text:p text:style-name="P72">| 3010 | 1309.95 | 1996-06-10 | 2004 | 1003 | AxleRod | 0.10 | NewYork <text:s text:c="2"/>|</text:p>
      <text:p text:style-name="P72">| 3007 | <text:s text:c="2"/>75.75 | 1996-04-10 | 2002 | 1004 | Motika <text:s/>| 0.11 | London <text:s text:c="3"/>|</text:p>
      <text:p text:style-name="P72">| 3009 | 1713.23 | 1996-04-10 | 2002 | 1004 | Motika <text:s/>| 0.11 | London <text:s text:c="3"/>|</text:p>
      <text:p text:style-name="P72">| 3010 | 1309.95 | 1996-06-10 | 2004 | 1004 | Motika <text:s/>| 0.11 | London <text:s text:c="3"/>|</text:p>
      <text:p text:style-name="P72">| 3007 | <text:s text:c="2"/>75.75 | 1996-04-10 | 2002 | 1005 | Fran <text:s text:c="3"/>| 0.26 | London <text:s text:c="3"/>|</text:p>
      <text:p text:style-name="P72">| 3009 | 1713.23 | 1996-04-10 | 2002 | 1005 | Fran <text:s text:c="3"/>| 0.26 | London <text:s text:c="3"/>|</text:p>
      <text:p text:style-name="P72">| 3010 | 1309.95 | 1996-06-10 | 2004 | 1005 | Fran <text:s text:c="3"/>| 0.26 | London <text:s text:c="3"/>|</text:p>
      <text:p text:style-name="P72">| 3007 | <text:s text:c="2"/>75.75 | 1996-04-10 | 2002 | 1007 | Rifkin <text:s/>| 0.15 | Barcelona |</text:p>
      <text:p text:style-name="P72">| 3009 | 1713.23 | 1996-04-10 | 2002 | 1007 | Rifkin <text:s/>| 0.15 | Barcelona |</text:p>
      <text:p text:style-name="P72">| 3010 | 1309.95 | 1996-06-10 | 2004 | 1007 | Rifkin <text:s/>| 0.15 | Barcelona |</text:p>
      <text:p text:style-name="P72">+------+---------+------------+------+------+---------+------+-----------+</text:p>
      <text:p text:style-name="P166"/>
      <text:p text:style-name="P163"/>
      <text:p text:style-name="P71">99)</text:p>
      <text:p text:style-name="P71"><text:soft-page-break/>mysql&gt; select * from salespeople s where comm=(select max(comm) from salespeople );</text:p>
      <text:p text:style-name="P71"/>
      <text:p text:style-name="P71">+------+-------+--------+------+</text:p>
      <text:p text:style-name="P71">| snum | sname | city <text:s text:c="2"/>| comm |</text:p>
      <text:p text:style-name="P71">+------+-------+--------+------+</text:p>
      <text:p text:style-name="P71">| 1005 | Fran <text:s/>| London | 0.26 |</text:p>
      <text:p text:style-name="P71">+------+-------+--------+------+</text:p>
      <text:p text:style-name="P71">1 row in set (0.00 sec)</text:p>
      <text:p text:style-name="P71"/>
      <text:p text:style-name="P150">correct:</text:p>
      <text:p text:style-name="P150">select s.sname , sum(o.amt*s.comm) as total from salespeople s, orders o, customer c where s.snum=c.snum and c.cnum=o.cnum group by s.sname order by total desc limit 1;</text:p>
      <text:p text:style-name="P150">+-------+-----------+</text:p>
      <text:p text:style-name="P150">| sname | total <text:s text:c="4"/>|</text:p>
      <text:p text:style-name="P150">+-------+-----------+</text:p>
      <text:p text:style-name="P150">| Peel <text:s/>| 1845.8484 |</text:p>
      <text:p text:style-name="P150">+-------+-----------+</text:p>
      <text:p text:style-name="P71"/>
      <text:p text:style-name="P163"/>
      <text:p text:style-name="P137">102)</text:p>
      <text:p text:style-name="P136"/>
      <text:p text:style-name="P137">select * from customer order by rating desc;</text:p>
      <text:p text:style-name="P137"/>
      <text:p text:style-name="P137">+------+----------+----------+--------+------+</text:p>
      <text:p text:style-name="P137">| cnum | cname <text:s text:c="3"/>| city <text:s text:c="4"/>| rating | snum |</text:p>
      <text:p text:style-name="P137">+------+----------+----------+--------+------+</text:p>
      <text:p text:style-name="P137">| 2004 | Grass <text:s text:c="3"/>| Berlin <text:s text:c="2"/>| <text:s text:c="3"/>300 | 1002 |</text:p>
      <text:p text:style-name="P137">| 2008 | Cisneros | San Jose | <text:s text:c="3"/>300 | 1007 |</text:p>
      <text:p text:style-name="P137">| 2002 | Giovanni | Rome <text:s text:c="4"/>| <text:s text:c="3"/>200 | 1003 |</text:p>
      <text:p text:style-name="P137">| 2003 | Liu <text:s text:c="5"/>| San Jose | <text:s text:c="3"/>200 | 1002 |</text:p>
      <text:p text:style-name="P137">| 2001 | Hoffman <text:s/>| London <text:s text:c="2"/>| <text:s text:c="3"/>100 | 1001 |</text:p>
      <text:p text:style-name="P137">| 2006 | Clemens <text:s/>| London <text:s text:c="2"/>| <text:s text:c="3"/>100 | 1001 |</text:p>
      <text:p text:style-name="P137">| 2007 | Pereira <text:s/>| Rome <text:s text:c="4"/>| <text:s text:c="3"/>100 | 1004 |</text:p>
      <text:p text:style-name="P137">+------+----------+----------+--------+------+</text:p>
      <text:p text:style-name="P136"/>
      <text:p text:style-name="P136">103)</text:p>
      <text:p text:style-name="P135"/>
      <text:p text:style-name="P135">select c.cname,o.odate from orders o, customer c where c.cnum=o.cnum and c.cname='hoffman';</text:p>
      <text:p text:style-name="P135"/>
      <text:p text:style-name="P135">+---------+------------+</text:p>
      <text:p text:style-name="P135">| cname <text:s text:c="2"/>| odate <text:s text:c="5"/>|</text:p>
      <text:p text:style-name="P135">+---------+------------+</text:p>
      <text:p text:style-name="P135">| Hoffman | 1996-03-10 |</text:p>
      <text:p text:style-name="P135">+---------+------------+</text:p>
      <text:p text:style-name="P123"/>
      <text:p text:style-name="P127">104)</text:p>
      <text:p text:style-name="P124"/>
      <text:p text:style-name="P127">select sname,comm from salespeople;</text:p>
      <text:p text:style-name="P127"/>
      <text:p text:style-name="P127"><text:soft-page-break/>+---------+------+</text:p>
      <text:p text:style-name="P127">| sname <text:s text:c="2"/>| comm |</text:p>
      <text:p text:style-name="P127">+---------+------+</text:p>
      <text:p text:style-name="P127">| Peel <text:s text:c="3"/>| 0.12 |</text:p>
      <text:p text:style-name="P127">| Serres <text:s/>| 0.13 |</text:p>
      <text:p text:style-name="P127">| AxleRod | 0.10 |</text:p>
      <text:p text:style-name="P127">| Motika <text:s/>| 0.11 |</text:p>
      <text:p text:style-name="P127">| Fran <text:s text:c="3"/>| 0.26 |</text:p>
      <text:p text:style-name="P127">| Rifkin <text:s/>| 0.15 |</text:p>
      <text:p text:style-name="P127">+---------+------</text:p>
      <text:p text:style-name="P124"/>
      <text:p text:style-name="P134">105)</text:p>
      <text:p text:style-name="P125"/>
      <text:p text:style-name="P134">select s.snum,s.sname,o.odate from salespeople s,customer c, orders o where s.snum=c.snum and c.cnum=o.cnum and <text:s/>odate not between '1996-03-10' and '1996-05-10';</text:p>
      <text:p text:style-name="P134"/>
      <text:p text:style-name="P134">+------+--------+------------+</text:p>
      <text:p text:style-name="P134">| snum | sname <text:s/>| odate <text:s text:c="5"/>|</text:p>
      <text:p text:style-name="P134">+------+--------+------------+</text:p>
      <text:p text:style-name="P134">| 1001 | Peel <text:s text:c="2"/>| 1996-06-10 |</text:p>
      <text:p text:style-name="P134">| 1002 | Serres | 1996-06-10 |</text:p>
      <text:p text:style-name="P134">+------+--------+------------+</text:p>
      <text:p text:style-name="P125"/>
      <text:p text:style-name="P125">106)</text:p>
      <text:p text:style-name="P123"/>
      <text:p text:style-name="P123">.select count( distinct(s.sname)) from salespeople s,customer c,orders o where s.snum=c.snum and c.cnum=o.cnum;</text:p>
      <text:p text:style-name="P123"/>
      <text:p text:style-name="P123">+---------------------------+</text:p>
      <text:p text:style-name="P123">| count( distinct(s.sname)) |</text:p>
      <text:p text:style-name="P123">+---------------------------+</text:p>
      <text:p text:style-name="P123">| <text:s text:c="24"/>5 |</text:p>
      <text:p text:style-name="P123">+---------------------------+</text:p>
      <text:p text:style-name="P93"/>
      <text:p text:style-name="P126">107)</text:p>
      <text:p text:style-name="P94"/>
      <text:p text:style-name="P126">select count(distinct(cnum)) from orders;</text:p>
      <text:p text:style-name="P126"/>
      <text:p text:style-name="P126">+-----------------------+</text:p>
      <text:p text:style-name="P126">| count(distinct(cnum)) |</text:p>
      <text:p text:style-name="P126">+-----------------------+</text:p>
      <text:p text:style-name="P126">| <text:s text:c="20"/>7 |</text:p>
      <text:p text:style-name="P126">+-----------------------+</text:p>
      <text:p text:style-name="P94"/>
      <text:p text:style-name="P175"/>
      <text:p text:style-name="P175">109)</text:p>
      <text:p text:style-name="P95"/>
      <text:p text:style-name="P151">select s.sname , sum(o.amt) as total from salespeople s, orders o, customer c where s.snum=c.snum and c.cnum=o.cnum group by s.sname order by total desc limit 1;</text:p>
      <text:p text:style-name="P151"><text:soft-page-break/></text:p>
      <text:p text:style-name="P151">+-------+----------+</text:p>
      <text:p text:style-name="P151">| sname | total <text:s text:c="3"/>|</text:p>
      <text:p text:style-name="P151">+-------+----------+</text:p>
      <text:p text:style-name="P151">| Peel <text:s/>| 15382.07 |</text:p>
      <text:p text:style-name="P151">+-------+----------+</text:p>
      <text:p text:style-name="P95"/>
      <text:p text:style-name="P152">110)</text:p>
      <text:p text:style-name="P96"/>
      <text:p text:style-name="P152">mysql&gt; select c.cname , sum(o.amt) as total from salespeople s, orders o, customer c where s.snum=c.snum and c.cnum=o.cnum group by c.cname order by total;</text:p>
      <text:p text:style-name="P152"/>
      <text:p text:style-name="P152">+----------+----------+</text:p>
      <text:p text:style-name="P152">| cname <text:s text:c="3"/>| total <text:s text:c="3"/>|</text:p>
      <text:p text:style-name="P152">+----------+----------+</text:p>
      <text:p text:style-name="P152">| Hoffman <text:s/>| <text:s text:c="2"/>767.19 |</text:p>
      <text:p text:style-name="P152">| Cisneros | <text:s/>1116.85 |</text:p>
      <text:p text:style-name="P152">| Grass <text:s text:c="3"/>| <text:s/>1309.95 |</text:p>
      <text:p text:style-name="P152">| Giovanni | <text:s/>1788.98 |</text:p>
      <text:p text:style-name="P152">| Pereira <text:s/>| <text:s/>1900.10 |</text:p>
      <text:p text:style-name="P152">| Liu <text:s text:c="5"/>| <text:s/>5160.45 |</text:p>
      <text:p text:style-name="P152">| Clemens <text:s/>| 14614.88 |</text:p>
      <text:p text:style-name="P152">+----------+----------+</text:p>
      <text:p text:style-name="P96"/>
      <text:p text:style-name="P152">select c.cname , sum(o.amt) as total from salespeople s, orders o, customer c where s.snum=c.snum and c.cnum=o.cnum group by c.cname order by total <text:s/>limit 1;</text:p>
      <text:p text:style-name="P152"/>
      <text:p text:style-name="P152">+---------+--------+</text:p>
      <text:p text:style-name="P152">| cname <text:s text:c="2"/>| total <text:s/>|</text:p>
      <text:p text:style-name="P152">+---------+--------+</text:p>
      <text:p text:style-name="P152">| Hoffman | 767.19 |</text:p>
      <text:p text:style-name="P152">+---------+--------+</text:p>
      <text:p text:style-name="P152">1 row in set (0.00 sec)</text:p>
      <text:p text:style-name="P96"/>
      <text:p text:style-name="P97"/>
      <text:p text:style-name="P97">112)</text:p>
      <text:p text:style-name="P94"/>
      <text:p text:style-name="P93">select cname from customer where rating=(select rating,count(*) from customer where rating =100 or rating=200 or rating=300 group by rating having count(*)&gt;1);</text:p>
      <text:p text:style-name="P93"/>
      <text:p text:style-name="P93">ERROR 1241 (21000): Operand should contain 1 column(s)</text:p>
      <text:p text:style-name="P93"/>
      <text:p text:style-name="P140">113)</text:p>
      <text:p text:style-name="P139"/>
      <text:p text:style-name="P143">select c.cname,o.amt from customer c, orders o where c.cnum=o.cnum and o.amt&gt;( select avg(o.amt) from orders o where o.odate='1996-04-10');</text:p>
      <text:p text:style-name="P143"/>
      <text:p text:style-name="P143">+----------+---------+</text:p>
      <text:p text:style-name="P143">| cname <text:s text:c="3"/>| amt <text:s text:c="4"/>|</text:p>
      <text:p text:style-name="P143"><text:soft-page-break/>+----------+---------+</text:p>
      <text:p text:style-name="P143">| Pereira <text:s/>| 1900.10 |</text:p>
      <text:p text:style-name="P143">| Liu <text:s text:c="5"/>| 5160.45 |</text:p>
      <text:p text:style-name="P143">| Cisneros | 1098.16 |</text:p>
      <text:p text:style-name="P143">| Clemens <text:s/>| 4723.00 |</text:p>
      <text:p text:style-name="P143">| Giovanni | 1713.23 |</text:p>
      <text:p text:style-name="P143">| Grass <text:s text:c="3"/>| 1309.95 |</text:p>
      <text:p text:style-name="P143">| Clemens <text:s/>| 9891.88 |</text:p>
      <text:p text:style-name="P143">+----------+---------+</text:p>
      <text:p text:style-name="P139"/>
      <text:p text:style-name="P139">114)</text:p>
      <text:p text:style-name="P138"/>
      <text:p text:style-name="P138">select distinct c.cname,o.amt from salespeople s,orders o, customer c where c.cnum=o.cnum and o.amt&gt;(select avg(o.amt) from orders o);</text:p>
      <text:p text:style-name="P138"/>
      <text:p text:style-name="P138">+---------+---------+</text:p>
      <text:p text:style-name="P138">| cname <text:s text:c="2"/>| amt <text:s text:c="4"/>|</text:p>
      <text:p text:style-name="P138">+---------+---------+</text:p>
      <text:p text:style-name="P138">| Liu <text:s text:c="4"/>| 5160.45 |</text:p>
      <text:p text:style-name="P138">| Clemens | 4723.00 |</text:p>
      <text:p text:style-name="P138">| Clemens | 9891.88 |</text:p>
      <text:p text:style-name="P138"/>
      <text:p text:style-name="P140">115)</text:p>
      <text:p text:style-name="P140"/>
      <text:p text:style-name="P140">select cname, rating from customer where rating&gt;(select avg(rating) from customer where city='san jose');</text:p>
      <text:p text:style-name="P140"/>
      <text:p text:style-name="P140">+----------+--------+</text:p>
      <text:p text:style-name="P140">| cname <text:s text:c="3"/>| rating |</text:p>
      <text:p text:style-name="P140">+----------+--------+</text:p>
      <text:p text:style-name="P140">| Grass <text:s text:c="3"/>| <text:s text:c="3"/>300 |</text:p>
      <text:p text:style-name="P140">| Cisneros | <text:s text:c="3"/>300 |</text:p>
      <text:p text:style-name="P140"/>
      <text:p text:style-name="P141">116)</text:p>
      <text:p text:style-name="P141"/>
      <text:p text:style-name="P146">select max(amt) from orders;</text:p>
      <text:p text:style-name="P146"/>
      <text:p text:style-name="P146">+----------+</text:p>
      <text:p text:style-name="P146">| max(amt) |</text:p>
      <text:p text:style-name="P146">+----------+</text:p>
      <text:p text:style-name="P146">| <text:s/>9891.88 |</text:p>
      <text:p text:style-name="P146"/>
      <text:p text:style-name="P147">select sum(o.amt) from orders o, salespeople s, customer c where s.snum=c.snum and c.cnum=o.cnum and s.snum=1001;</text:p>
      <text:p text:style-name="P147"/>
      <text:p text:style-name="P147">+------------+</text:p>
      <text:p text:style-name="P147">| sum(o.amt) |</text:p>
      <text:p text:style-name="P147">+------------+</text:p>
      <text:p text:style-name="P147">| <text:s text:c="2"/>15382.07 |</text:p>
      <text:p text:style-name="P141"><text:soft-page-break/></text:p>
      <text:p text:style-name="P148">select sum(o.amt) from orders o, salespeople s, customer c where s.snum=c.snum and c.cnum=o.cnum and sum(o.amt)&gt;(select max(o.amt) from orders o );</text:p>
      <text:p text:style-name="P141"/>
      <text:p text:style-name="P144">117)</text:p>
      <text:p text:style-name="P144"/>
      <text:p text:style-name="P144">select s.snum,s.sname,c.cname from salespeople s,customer c where c.snum=s.snum order by s.sname;</text:p>
      <text:p text:style-name="P144">+------+---------+----------+</text:p>
      <text:p text:style-name="P144">| snum | sname <text:s text:c="2"/>| cname <text:s text:c="3"/>|</text:p>
      <text:p text:style-name="P144">+------+---------+----------+</text:p>
      <text:p text:style-name="P144">| 1003 | AxelRod | Giovanni |</text:p>
      <text:p text:style-name="P144">| 1004 | Motika <text:s/>| Pereira <text:s/>|</text:p>
      <text:p text:style-name="P144">| 1001 | Peel <text:s text:c="3"/>| Hoffman <text:s/>|</text:p>
      <text:p text:style-name="P144">| 1001 | Peel <text:s text:c="3"/>| Clemens <text:s/>|</text:p>
      <text:p text:style-name="P144">| 1007 | Rifkin <text:s/>| Cisneros |</text:p>
      <text:p text:style-name="P144">| 1002 | Serres <text:s/>| Liu <text:s text:c="5"/>|</text:p>
      <text:p text:style-name="P144">| 1002 | Serres <text:s/>| Grass <text:s text:c="3"/>|</text:p>
      <text:p text:style-name="P144"/>
      <text:p text:style-name="P145">Correct: select s.sname ,count(c.cnum) from salespeople s,customer c where c.snum=s.snum group by s.sname having count(c.cnum)&gt;1;</text:p>
      <text:p text:style-name="P145">+--------+---------------+</text:p>
      <text:p text:style-name="P145">| sname <text:s/>| count(c.cnum) |</text:p>
      <text:p text:style-name="P145">+--------+---------------+</text:p>
      <text:p text:style-name="P145">| Peel <text:s text:c="2"/>| <text:s text:c="12"/>2 |</text:p>
      <text:p text:style-name="P145">| Serres | <text:s text:c="12"/>2 |</text:p>
      <text:p text:style-name="P145"/>
      <text:p text:style-name="P177"/>
      <text:p text:style-name="P162">119)</text:p>
      <text:p text:style-name="P162"/>
      <text:p text:style-name="P130">select min(o.amt),c.cname from orders o, customer c where o.cnum=c.cnum group by cname ;</text:p>
      <text:p text:style-name="P160"/>
      <text:p text:style-name="P161">123)</text:p>
      <text:p text:style-name="P160"/>
      <text:p text:style-name="P129">select <text:span text:style-name="T16">o.onum, o.amt, o.odate,s.sname,s.city </text:span>from orders o, customer c where <text:span text:style-name="T16">s.snum=c.snum and </text:span>o.cnum=c.cnum group by <text:span text:style-name="T16">s.s</text:span>name <text:span text:style-name="T16">having max(o.amt)</text:span> ;</text:p>
      <text:p text:style-name="P159"/>
      <text:p text:style-name="P159">124)</text:p>
      <text:p text:style-name="P159"/>
      <text:p text:style-name="P159">select min(0.amt), s.sname from orders o, salespeople s, customer c where s.snum=c.snum and c.cnum=o.cnum group by s.sname;</text:p>
      <text:p text:style-name="P159"/>
      <text:p text:style-name="P159"/>
      <text:p text:style-name="P159">125)</text:p>
      <text:p text:style-name="P159"/>
      <text:p text:style-name="P159">select sum(amt) from orders;</text:p>
      <text:p text:style-name="P159"/>
      <text:p text:style-name="P180">+---------------+</text:p>
      <text:p text:style-name="P180"><text:s/>| <text:span text:style-name="T17">sum</text:span>(<text:span text:style-name="T17">amount</text:span>) |</text:p>
      <text:p text:style-name="P180">+---------------+</text:p>
      <text:p text:style-name="P180"><text:soft-page-break/>| <text:s text:c="7"/><text:span text:style-name="T18">26658.4</text:span> |</text:p>
      <text:p text:style-name="P180"/>
      <text:p text:style-name="P1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3:24:14.915829498</meta:creation-date>
    <dc:date>2018-10-22T23:08:01.558539106</dc:date>
    <meta:editing-duration>PT18H9M30S</meta:editing-duration>
    <meta:editing-cycles>167</meta:editing-cycles>
    <meta:generator>LibreOffice/5.1.6.2$Linux_X86_64 LibreOffice_project/10m0$Build-2</meta:generator>
    <meta:document-statistic meta:table-count="2" meta:image-count="0" meta:object-count="0" meta:page-count="38" meta:paragraph-count="1394" meta:word-count="9843" meta:character-count="51920" meta:non-whitespace-character-count="41602"/>
  </office:meta>
</office:document-meta>
</file>